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3" style:list-style-name="">
      <style:text-properties officeooo:rsid="3a42e74d" officeooo:paragraph-rsid="001fff8c"/>
    </style:style>
    <style:style style:name="P2" style:family="paragraph" style:parent-style-name="Text_20_body">
      <style:text-properties officeooo:rsid="3a42e74d" officeooo:paragraph-rsid="001fff8c"/>
    </style:style>
    <style:style style:name="P3" style:family="paragraph" style:parent-style-name="Text_20_body" style:list-style-name="L1">
      <style:text-properties officeooo:rsid="3a43df74" officeooo:paragraph-rsid="001fff8c"/>
    </style:style>
    <style:style style:name="P4" style:family="paragraph" style:parent-style-name="Text_20_body" style:list-style-name="L1">
      <style:text-properties officeooo:rsid="3afd02ce" officeooo:paragraph-rsid="001fff8c"/>
    </style:style>
    <style:style style:name="P5" style:family="paragraph" style:parent-style-name="Text_20_body" style:list-style-name="L1">
      <style:text-properties officeooo:rsid="3a638ca9" officeooo:paragraph-rsid="001fff8c"/>
    </style:style>
    <style:style style:name="P6" style:family="paragraph" style:parent-style-name="Heading_20_4" style:list-style-name="">
      <style:text-properties officeooo:rsid="3af2276b" officeooo:paragraph-rsid="001fff8c"/>
    </style:style>
    <style:style style:name="P7" style:family="paragraph" style:parent-style-name="Heading_20_5">
      <style:text-properties officeooo:paragraph-rsid="001fff8c"/>
    </style:style>
    <style:style style:name="P8" style:family="paragraph" style:parent-style-name="Text_20_body" style:list-style-name="L2">
      <style:text-properties officeooo:rsid="3af2276b" officeooo:paragraph-rsid="001fff8c"/>
    </style:style>
    <style:style style:name="P9" style:family="paragraph" style:parent-style-name="Heading_20_4" style:list-style-name="">
      <style:text-properties officeooo:rsid="3a638ca9" officeooo:paragraph-rsid="001fff8c"/>
    </style:style>
    <style:style style:name="P10" style:family="paragraph" style:parent-style-name="Text_20_body" style:list-style-name="L3">
      <style:text-properties officeooo:rsid="3a638ca9" officeooo:paragraph-rsid="001fff8c"/>
    </style:style>
    <style:style style:name="P11" style:family="paragraph" style:parent-style-name="Text_20_body">
      <style:text-properties officeooo:paragraph-rsid="001fff8c"/>
    </style:style>
    <style:style style:name="P12" style:family="paragraph" style:parent-style-name="Text_20_body" style:list-style-name="L4">
      <style:text-properties fo:color="#000000" loext:opacity="100%" officeooo:rsid="3a698fd7" officeooo:paragraph-rsid="001fff8c"/>
    </style:style>
    <style:style style:name="P13" style:family="paragraph" style:parent-style-name="Text_20_body" style:list-style-name="L4">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a698fd7" officeooo:paragraph-rsid="001fff8c" style:text-blinking="false" style:font-size-asian="12pt" style:font-size-complex="12pt"/>
    </style:style>
    <style:style style:name="P14" style:family="paragraph" style:parent-style-name="Text_20_body" style:list-style-name="L4">
      <style:text-properties officeooo:paragraph-rsid="001fff8c"/>
    </style:style>
    <style:style style:name="P15" style:family="paragraph" style:parent-style-name="Text_20_body" style:list-style-name="L4">
      <style:text-properties officeooo:rsid="3a638ca9" officeooo:paragraph-rsid="001fff8c"/>
    </style:style>
    <style:style style:name="P16" style:family="paragraph" style:parent-style-name="Text_20_body" style:list-style-name="L4">
      <loext:graphic-properties draw:fill="none" draw:fill-color="#ffffff"/>
      <style:paragraph-properties fo:margin-top="0in" fo:margin-bottom="0.0799in" style:contextual-spacing="false" fo:orphans="2" fo:widows="2" fo:background-color="transparent"/>
      <style:text-properties fo:font-variant="normal" fo:text-transform="none" fo:color="#c9211e" loext:opacity="100%" style:text-line-through-style="none" style:text-line-through-type="none" style:font-name="Times New Roman" fo:font-size="12pt" fo:letter-spacing="normal" fo:language="zxx" fo:country="none" fo:font-style="normal" style:text-underline-style="none" fo:font-weight="normal" officeooo:paragraph-rsid="001fff8c" style:text-blinking="false" style:font-size-asian="12pt" style:font-size-complex="12pt"/>
    </style:style>
    <style:style style:name="P17" style:family="paragraph" style:parent-style-name="Text_20_body" style:list-style-name="L4">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151d8" officeooo:paragraph-rsid="001fff8c" style:text-blinking="false" style:font-size-asian="12pt" style:font-size-complex="12pt"/>
    </style:style>
    <style:style style:name="P18" style:family="paragraph" style:parent-style-name="Text_20_body" style:list-style-name="L4">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1b92d" officeooo:paragraph-rsid="001fff8c" style:text-blinking="false" style:font-size-asian="12pt" style:font-size-complex="12pt"/>
    </style:style>
    <style:style style:name="P19" style:family="paragraph" style:parent-style-name="Heading_20_5">
      <style:text-properties officeooo:rsid="3a7e291a" officeooo:paragraph-rsid="001fff8c"/>
    </style:style>
    <style:style style:name="P20" style:family="paragraph" style:parent-style-name="Text_20_body">
      <style:text-properties officeooo:rsid="3a7e291a" officeooo:paragraph-rsid="001fff8c"/>
    </style:style>
    <style:style style:name="P21" style:family="paragraph" style:parent-style-name="Text_20_body" style:list-style-name="L5">
      <style:text-properties fo:color="#c9211e" loext:opacity="100%" officeooo:paragraph-rsid="001fff8c"/>
    </style:style>
    <style:style style:name="P22" style:family="paragraph" style:parent-style-name="Text_20_body" style:list-style-name="L5">
      <style:text-properties officeooo:paragraph-rsid="001fff8c"/>
    </style:style>
    <style:style style:name="P23" style:family="paragraph" style:parent-style-name="Text_20_body" style:list-style-name="L5">
      <style:text-properties fo:color="#000000" loext:opacity="100%" officeooo:rsid="3a7e291a" officeooo:paragraph-rsid="001fff8c"/>
    </style:style>
    <style:style style:name="P24" style:family="paragraph" style:parent-style-name="Text_20_body" style:list-style-name="L5">
      <style:text-properties officeooo:rsid="3a7e291a" officeooo:paragraph-rsid="001fff8c"/>
    </style:style>
    <style:style style:name="P25" style:family="paragraph" style:parent-style-name="Text_20_body" style:list-style-name="L5">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a7e291a" officeooo:paragraph-rsid="001fff8c" style:text-blinking="false" style:font-size-asian="12pt" style:font-size-complex="12pt"/>
    </style:style>
    <style:style style:name="P26" style:family="paragraph" style:parent-style-name="Text_20_body" style:list-style-name="L5">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a7edd0e" officeooo:paragraph-rsid="001fff8c" style:text-blinking="false" style:font-size-asian="12pt" style:font-size-complex="12pt"/>
    </style:style>
    <style:style style:name="P27" style:family="paragraph" style:parent-style-name="Text_20_body" style:list-style-name="L5">
      <style:text-properties fo:font-variant="normal" fo:text-transform="none" fo:color="#c9211e" loext:opacity="100%" style:text-line-through-style="none" style:text-line-through-type="none" style:font-name="Times New Roman" fo:font-size="12pt" fo:letter-spacing="normal" fo:language="zxx" fo:country="none" fo:font-style="normal" style:text-underline-style="none" fo:font-weight="normal" officeooo:paragraph-rsid="001fff8c" style:text-blinking="false" style:font-size-asian="12pt" style:font-size-complex="12pt"/>
    </style:style>
    <style:style style:name="P28" style:family="paragraph" style:parent-style-name="Heading_20_5">
      <style:text-properties officeooo:rsid="3a698fd7" officeooo:paragraph-rsid="001fff8c"/>
    </style:style>
    <style:style style:name="P29" style:family="paragraph" style:parent-style-name="Heading_20_6">
      <style:text-properties officeooo:paragraph-rsid="001fff8c"/>
    </style:style>
    <style:style style:name="P30" style:family="paragraph" style:parent-style-name="Heading_20_7">
      <style:text-properties officeooo:rsid="3fb58790" officeooo:paragraph-rsid="001fff8c"/>
    </style:style>
    <style:style style:name="P31" style:family="paragraph" style:parent-style-name="Text_20_body" style:list-style-name="L6">
      <style:text-properties officeooo:rsid="3fb58790" officeooo:paragraph-rsid="001fff8c"/>
    </style:style>
    <style:style style:name="P32" style:family="paragraph" style:parent-style-name="Heading_20_7">
      <style:text-properties officeooo:paragraph-rsid="001fff8c"/>
    </style:style>
    <style:style style:name="P33" style:family="paragraph" style:parent-style-name="Text_20_body" style:list-style-name="L7">
      <style:text-properties officeooo:paragraph-rsid="001fff8c"/>
    </style:style>
    <style:style style:name="P34" style:family="paragraph" style:parent-style-name="Text_20_body">
      <style:text-properties officeooo:rsid="3a698fd7" officeooo:paragraph-rsid="001fff8c"/>
    </style:style>
    <style:style style:name="P35" style:family="paragraph" style:parent-style-name="Text_20_body" style:list-style-name="L8">
      <style:text-properties fo:color="#000000" loext:opacity="100%" officeooo:rsid="3a698fd7" officeooo:paragraph-rsid="001fff8c"/>
    </style:style>
    <style:style style:name="P36" style:family="paragraph" style:parent-style-name="Heading_20_6">
      <style:text-properties officeooo:rsid="3b119337" officeooo:paragraph-rsid="001fff8c"/>
    </style:style>
    <style:style style:name="P37" style:family="paragraph" style:parent-style-name="Text_20_body">
      <style:text-properties officeooo:rsid="3b119337" officeooo:paragraph-rsid="001fff8c"/>
    </style:style>
    <style:style style:name="P38" style:family="paragraph" style:parent-style-name="Text_20_body" style:list-style-name="L9">
      <style:text-properties officeooo:rsid="410eda29" officeooo:paragraph-rsid="001fff8c"/>
    </style:style>
    <style:style style:name="P39" style:family="paragraph" style:parent-style-name="Text_20_body">
      <style:text-properties officeooo:rsid="3a65e51a" officeooo:paragraph-rsid="001fff8c"/>
    </style:style>
    <style:style style:name="P40" style:family="paragraph" style:parent-style-name="Text_20_body" style:list-style-name="L10">
      <style:text-properties fo:color="#c9211e" loext:opacity="100%" officeooo:paragraph-rsid="001fff8c"/>
    </style:style>
    <style:style style:name="P41" style:family="paragraph" style:parent-style-name="Text_20_body" style:list-style-name="L10">
      <style:text-properties officeooo:paragraph-rsid="001fff8c"/>
    </style:style>
    <style:style style:name="P42" style:family="paragraph" style:parent-style-name="Text_20_body" style:list-style-name="L10">
      <style:text-properties fo:color="#000000" loext:opacity="100%" officeooo:rsid="3a693f60" officeooo:paragraph-rsid="001fff8c"/>
    </style:style>
    <style:style style:name="P43" style:family="paragraph" style:parent-style-name="Text_20_body" style:list-style-name="L10">
      <style:text-properties fo:color="#000000" loext:opacity="100%" officeooo:rsid="355adafe" officeooo:paragraph-rsid="001fff8c"/>
    </style:style>
    <style:style style:name="P44" style:family="paragraph" style:parent-style-name="Text_20_body">
      <style:text-properties fo:color="#000000" loext:opacity="100%" officeooo:rsid="3a82047c" officeooo:paragraph-rsid="001fff8c"/>
    </style:style>
    <style:style style:name="P45" style:family="paragraph" style:parent-style-name="Text_20_body" style:list-style-name="L11">
      <style:text-properties fo:color="#c9211e" loext:opacity="100%" officeooo:paragraph-rsid="001fff8c"/>
    </style:style>
    <style:style style:name="P46" style:family="paragraph" style:parent-style-name="Text_20_body" style:list-style-name="L11">
      <style:text-properties officeooo:rsid="3a806159" officeooo:paragraph-rsid="001fff8c"/>
    </style:style>
    <style:style style:name="P47" style:family="paragraph" style:parent-style-name="Text_20_body" style:list-style-name="L11">
      <style:text-properties fo:color="#000000" loext:opacity="100%" officeooo:rsid="3a806159" officeooo:paragraph-rsid="001fff8c"/>
    </style:style>
    <style:style style:name="P48" style:family="paragraph" style:parent-style-name="Text_20_body" style:list-style-name="L11">
      <style:text-properties officeooo:rsid="3a82047c" officeooo:paragraph-rsid="001fff8c"/>
    </style:style>
    <style:style style:name="P49" style:family="paragraph" style:parent-style-name="Text_20_body" style:list-style-name="L12">
      <style:text-properties officeooo:rsid="3a4544df" officeooo:paragraph-rsid="001fff8c"/>
    </style:style>
    <style:style style:name="P50" style:family="paragraph" style:parent-style-name="Text_20_body" style:list-style-name="L12">
      <style:text-properties officeooo:rsid="3b128ee9" officeooo:paragraph-rsid="001fff8c"/>
    </style:style>
    <style:style style:name="P51" style:family="paragraph" style:parent-style-name="Heading_20_4" style:list-style-name="">
      <style:text-properties officeooo:rsid="3a828500" officeooo:paragraph-rsid="001fff8c"/>
    </style:style>
    <style:style style:name="P52" style:family="paragraph" style:parent-style-name="Text_20_body">
      <style:text-properties officeooo:rsid="3a8546c0" officeooo:paragraph-rsid="001fff8c"/>
    </style:style>
    <style:style style:name="P53" style:family="paragraph" style:parent-style-name="Heading_20_5">
      <style:text-properties officeooo:rsid="3a8ef580" officeooo:paragraph-rsid="001fff8c"/>
    </style:style>
    <style:style style:name="P54" style:family="paragraph" style:parent-style-name="Text_20_body">
      <style:text-properties officeooo:rsid="3a8ef580" officeooo:paragraph-rsid="001fff8c"/>
    </style:style>
    <style:style style:name="P55" style:family="paragraph" style:parent-style-name="Text_20_body" style:list-style-name="L13">
      <style:text-properties officeooo:rsid="3a8ef580" officeooo:paragraph-rsid="001fff8c"/>
    </style:style>
    <style:style style:name="P56" style:family="paragraph" style:parent-style-name="Text_20_body" style:list-style-name="L14">
      <style:text-properties officeooo:rsid="1cbf028c" officeooo:paragraph-rsid="001fff8c"/>
    </style:style>
    <style:style style:name="P57" style:family="paragraph" style:parent-style-name="Text_20_body" style:list-style-name="L14">
      <style:text-properties officeooo:rsid="006092b6" officeooo:paragraph-rsid="001fff8c"/>
    </style:style>
    <style:style style:name="P58" style:family="paragraph" style:parent-style-name="Text_20_body" style:list-style-name="L14">
      <style:text-properties officeooo:rsid="0060c9d3" officeooo:paragraph-rsid="001fff8c"/>
    </style:style>
    <style:style style:name="P59" style:family="paragraph" style:parent-style-name="Text_20_body" style:list-style-name="L14">
      <style:text-properties officeooo:rsid="3a828500" officeooo:paragraph-rsid="001fff8c"/>
    </style:style>
    <style:style style:name="P60" style:family="paragraph" style:parent-style-name="Text_20_body" style:list-style-name="L14">
      <style:text-properties officeooo:rsid="1cc0cd6f" officeooo:paragraph-rsid="001fff8c"/>
    </style:style>
    <style:style style:name="P61" style:family="paragraph" style:parent-style-name="Text_20_body" style:list-style-name="L14">
      <style:text-properties officeooo:rsid="1cc115b9" officeooo:paragraph-rsid="001fff8c"/>
    </style:style>
    <style:style style:name="P62" style:family="paragraph" style:parent-style-name="Text_20_body" style:list-style-name="L14">
      <style:text-properties officeooo:rsid="006c740b" officeooo:paragraph-rsid="001fff8c"/>
    </style:style>
    <style:style style:name="P63" style:family="paragraph" style:parent-style-name="Text_20_body" style:list-style-name="L14">
      <style:text-properties officeooo:rsid="1cc2608e" officeooo:paragraph-rsid="001fff8c"/>
    </style:style>
    <style:style style:name="P64" style:family="paragraph" style:parent-style-name="Text_20_body" style:list-style-name="L14">
      <style:text-properties officeooo:rsid="00663a5c" officeooo:paragraph-rsid="001fff8c"/>
    </style:style>
    <style:style style:name="P65" style:family="paragraph" style:parent-style-name="Text_20_body" style:list-style-name="L14">
      <style:text-properties officeooo:rsid="1cc426c5" officeooo:paragraph-rsid="001fff8c"/>
    </style:style>
    <style:style style:name="P66" style:family="paragraph" style:parent-style-name="Text_20_body" style:list-style-name="L14">
      <style:text-properties officeooo:rsid="3fbe5d89" officeooo:paragraph-rsid="001fff8c"/>
    </style:style>
    <style:style style:name="P67" style:family="paragraph" style:parent-style-name="Text_20_body" style:list-style-name="L14">
      <style:text-properties officeooo:rsid="3a846c75" officeooo:paragraph-rsid="001fff8c"/>
    </style:style>
    <style:style style:name="P68" style:family="paragraph" style:parent-style-name="Text_20_body" style:list-style-name="L14">
      <style:text-properties officeooo:rsid="1cc615f1" officeooo:paragraph-rsid="001fff8c"/>
    </style:style>
    <style:style style:name="P69" style:family="paragraph" style:parent-style-name="Text_20_body" style:list-style-name="L15">
      <style:text-properties officeooo:paragraph-rsid="001fff8c"/>
    </style:style>
    <style:style style:name="P70" style:family="paragraph" style:parent-style-name="Text_20_body" style:list-style-name="L15">
      <style:text-properties officeooo:rsid="3b1bcd80" officeooo:paragraph-rsid="001fff8c"/>
    </style:style>
    <style:style style:name="P71" style:family="paragraph" style:parent-style-name="Text_20_body" style:list-style-name="L16">
      <style:text-properties officeooo:rsid="006291a2" officeooo:paragraph-rsid="001fff8c"/>
    </style:style>
    <style:style style:name="P72" style:family="paragraph" style:parent-style-name="Text_20_body">
      <style:text-properties officeooo:rsid="006299c3" officeooo:paragraph-rsid="001fff8c"/>
    </style:style>
    <style:style style:name="P73" style:family="paragraph" style:parent-style-name="Text_20_body">
      <style:text-properties officeooo:rsid="3a87556b" officeooo:paragraph-rsid="001fff8c"/>
    </style:style>
    <style:style style:name="P74" style:family="paragraph" style:parent-style-name="Text_20_body" style:list-style-name="L17">
      <style:text-properties fo:color="#000000" loext:opacity="100%" officeooo:rsid="3a87556b" officeooo:paragraph-rsid="001fff8c"/>
    </style:style>
    <style:style style:name="P75" style:family="paragraph" style:parent-style-name="Text_20_body" style:list-style-name="L17">
      <style:text-properties officeooo:rsid="3a87556b" officeooo:paragraph-rsid="001fff8c"/>
    </style:style>
    <style:style style:name="P76" style:family="paragraph" style:parent-style-name="Heading_20_4" style:list-style-name="">
      <style:text-properties officeooo:rsid="3fb6d970" officeooo:paragraph-rsid="001fff8c"/>
    </style:style>
    <style:style style:name="P77" style:family="paragraph" style:parent-style-name="Text_20_body">
      <style:text-properties officeooo:rsid="3fb6d970" officeooo:paragraph-rsid="001fff8c"/>
    </style:style>
    <style:style style:name="P78" style:family="paragraph" style:parent-style-name="Text_20_body" style:list-style-name="L18">
      <style:text-properties officeooo:rsid="3fb6d970" officeooo:paragraph-rsid="001fff8c"/>
    </style:style>
    <style:style style:name="P79" style:family="paragraph" style:parent-style-name="Heading_20_4" style:list-style-name="">
      <style:text-properties officeooo:rsid="3b170755" officeooo:paragraph-rsid="001fff8c"/>
    </style:style>
    <style:style style:name="P80" style:family="paragraph" style:parent-style-name="Heading_20_5">
      <style:text-properties officeooo:rsid="3b1d5b44" officeooo:paragraph-rsid="001fff8c"/>
    </style:style>
    <style:style style:name="P81" style:family="paragraph" style:parent-style-name="Text_20_body" style:list-style-name="L19">
      <style:text-properties officeooo:paragraph-rsid="001fff8c"/>
    </style:style>
    <style:style style:name="P82" style:family="paragraph" style:parent-style-name="Text_20_body">
      <style:text-properties officeooo:rsid="3b1d5b44" officeooo:paragraph-rsid="001fff8c"/>
    </style:style>
    <style:style style:name="P83" style:family="paragraph" style:parent-style-name="Text_20_body" style:list-style-name="L20">
      <style:text-properties officeooo:rsid="3b1d5b44" officeooo:paragraph-rsid="001fff8c"/>
    </style:style>
    <style:style style:name="P84" style:family="paragraph" style:parent-style-name="Heading_20_5">
      <style:text-properties officeooo:rsid="3b211d58" officeooo:paragraph-rsid="001fff8c"/>
    </style:style>
    <style:style style:name="P85" style:family="paragraph" style:parent-style-name="Text_20_body">
      <style:text-properties officeooo:rsid="3b211d58" officeooo:paragraph-rsid="001fff8c"/>
    </style:style>
    <style:style style:name="P86" style:family="paragraph" style:parent-style-name="Text_20_body" style:list-style-name="L21">
      <style:text-properties officeooo:rsid="3b211d58" officeooo:paragraph-rsid="001fff8c"/>
    </style:style>
    <style:style style:name="P87" style:family="paragraph" style:parent-style-name="Text_20_body" style:list-style-name="L21">
      <style:text-properties officeooo:rsid="3b237a7d" officeooo:paragraph-rsid="001fff8c"/>
    </style:style>
    <style:style style:name="P88" style:family="paragraph" style:parent-style-name="Heading_20_5">
      <style:text-properties officeooo:rsid="3fb564c6" officeooo:paragraph-rsid="001fff8c"/>
    </style:style>
    <style:style style:name="P89" style:family="paragraph" style:parent-style-name="Text_20_body">
      <style:text-properties officeooo:rsid="3fb564c6" officeooo:paragraph-rsid="001fff8c"/>
    </style:style>
    <style:style style:name="P90" style:family="paragraph" style:parent-style-name="Text_20_body" style:list-style-name="L22">
      <style:text-properties officeooo:rsid="3fb564c6" officeooo:paragraph-rsid="001fff8c"/>
    </style:style>
    <style:style style:name="P91" style:family="paragraph" style:parent-style-name="Heading_20_5">
      <style:text-properties officeooo:rsid="3b24ad26" officeooo:paragraph-rsid="001fff8c"/>
    </style:style>
    <style:style style:name="P92" style:family="paragraph" style:parent-style-name="Text_20_body">
      <style:text-properties officeooo:rsid="3b24ad26" officeooo:paragraph-rsid="001fff8c"/>
    </style:style>
    <style:style style:name="P93" style:family="paragraph" style:parent-style-name="Text_20_body" style:list-style-name="L23">
      <style:text-properties fo:color="#000000" loext:opacity="100%" officeooo:rsid="3b24ad26" officeooo:paragraph-rsid="001fff8c"/>
    </style:style>
    <style:style style:name="P94" style:family="paragraph" style:parent-style-name="Text_20_body" style:list-style-name="L24">
      <style:text-properties officeooo:rsid="3b24ad26" officeooo:paragraph-rsid="001fff8c"/>
    </style:style>
    <style:style style:name="P95" style:family="paragraph" style:parent-style-name="Text_20_body" style:list-style-name="L24">
      <style:text-properties officeooo:rsid="3b25b47b" officeooo:paragraph-rsid="001fff8c"/>
    </style:style>
    <style:style style:name="P96" style:family="paragraph" style:parent-style-name="Heading_20_5">
      <style:text-properties officeooo:rsid="3b27741a" officeooo:paragraph-rsid="001fff8c"/>
    </style:style>
    <style:style style:name="P97" style:family="paragraph" style:parent-style-name="Text_20_body">
      <style:text-properties officeooo:rsid="3b27741a" officeooo:paragraph-rsid="001fff8c"/>
    </style:style>
    <style:style style:name="P98" style:family="paragraph" style:parent-style-name="Text_20_body" style:list-style-name="L25">
      <style:text-properties officeooo:rsid="3b27741a" officeooo:paragraph-rsid="001fff8c"/>
    </style:style>
    <style:style style:name="P99" style:family="paragraph" style:parent-style-name="Text_20_body" style:list-style-name="L25">
      <style:text-properties officeooo:rsid="3b28e538" officeooo:paragraph-rsid="001fff8c"/>
    </style:style>
    <style:style style:name="P100" style:family="paragraph" style:parent-style-name="Text_20_body" style:list-style-name="L25">
      <style:text-properties officeooo:rsid="3b2ab7d4" officeooo:paragraph-rsid="001fff8c"/>
    </style:style>
    <style:style style:name="P101" style:family="paragraph" style:parent-style-name="Text_20_body" style:list-style-name="L25">
      <style:text-properties officeooo:rsid="3b2b8c8d" officeooo:paragraph-rsid="001fff8c"/>
    </style:style>
    <style:style style:name="P102" style:family="paragraph" style:parent-style-name="Heading_20_4" style:list-style-name="">
      <style:text-properties officeooo:paragraph-rsid="001fff8c"/>
    </style:style>
    <style:style style:name="P103" style:family="paragraph" style:parent-style-name="Heading_20_5">
      <style:text-properties officeooo:rsid="3b2df1f4" officeooo:paragraph-rsid="001fff8c"/>
    </style:style>
    <style:style style:name="P104" style:family="paragraph" style:parent-style-name="Text_20_body">
      <style:text-properties officeooo:rsid="3b2df1f4" officeooo:paragraph-rsid="001fff8c"/>
    </style:style>
    <style:style style:name="P105" style:family="paragraph" style:parent-style-name="Text_20_body" style:list-style-name="L26">
      <style:text-properties officeooo:rsid="3b2df1f4" officeooo:paragraph-rsid="001fff8c"/>
    </style:style>
    <style:style style:name="P106" style:family="paragraph" style:parent-style-name="Text_20_body" style:list-style-name="L27">
      <style:text-properties officeooo:rsid="3b2df1f4" officeooo:paragraph-rsid="001fff8c"/>
    </style:style>
    <style:style style:name="P107" style:family="paragraph" style:parent-style-name="Heading_20_5">
      <style:text-properties officeooo:rsid="3b2f2b27" officeooo:paragraph-rsid="001fff8c"/>
    </style:style>
    <style:style style:name="P108" style:family="paragraph" style:parent-style-name="Text_20_body">
      <style:text-properties officeooo:rsid="3b2f2b27" officeooo:paragraph-rsid="001fff8c"/>
    </style:style>
    <style:style style:name="P109" style:family="paragraph" style:parent-style-name="Text_20_body" style:list-style-name="L28">
      <style:text-properties officeooo:rsid="3b2f2b27" officeooo:paragraph-rsid="001fff8c"/>
    </style:style>
    <style:style style:name="P110" style:family="paragraph" style:parent-style-name="Text_20_body" style:list-style-name="L28">
      <style:text-properties officeooo:rsid="3b2f8c19" officeooo:paragraph-rsid="001fff8c"/>
    </style:style>
    <style:style style:name="P111" style:family="paragraph" style:parent-style-name="Heading_20_5">
      <style:text-properties officeooo:rsid="3b307815" officeooo:paragraph-rsid="001fff8c"/>
    </style:style>
    <style:style style:name="P112" style:family="paragraph" style:parent-style-name="Text_20_body">
      <style:text-properties officeooo:rsid="3b307815" officeooo:paragraph-rsid="001fff8c"/>
    </style:style>
    <style:style style:name="P113" style:family="paragraph" style:parent-style-name="Text_20_body" style:list-style-name="L29">
      <style:text-properties officeooo:rsid="3b307815" officeooo:paragraph-rsid="001fff8c"/>
    </style:style>
    <style:style style:name="P114" style:family="paragraph" style:parent-style-name="Text_20_body" style:list-style-name="L30">
      <style:text-properties officeooo:rsid="3b307815" officeooo:paragraph-rsid="001fff8c"/>
    </style:style>
    <style:style style:name="P115" style:family="paragraph" style:parent-style-name="Heading_20_5">
      <style:text-properties officeooo:rsid="3b34f3e8" officeooo:paragraph-rsid="001fff8c"/>
    </style:style>
    <style:style style:name="P116" style:family="paragraph" style:parent-style-name="Text_20_body">
      <style:text-properties officeooo:rsid="3b34f3e8" officeooo:paragraph-rsid="001fff8c"/>
    </style:style>
    <style:style style:name="P117" style:family="paragraph" style:parent-style-name="Text_20_body" style:list-style-name="L31">
      <style:text-properties officeooo:rsid="3b34f3e8" officeooo:paragraph-rsid="001fff8c"/>
    </style:style>
    <style:style style:name="P118" style:family="paragraph" style:parent-style-name="Text_20_body" style:list-style-name="L31">
      <style:text-properties officeooo:rsid="3b357e10" officeooo:paragraph-rsid="001fff8c"/>
    </style:style>
    <style:style style:name="P119" style:family="paragraph" style:parent-style-name="Heading_20_5">
      <style:text-properties officeooo:rsid="3b357e10" officeooo:paragraph-rsid="001fff8c"/>
    </style:style>
    <style:style style:name="P120" style:family="paragraph" style:parent-style-name="Text_20_body">
      <style:text-properties officeooo:rsid="3b357e10" officeooo:paragraph-rsid="001fff8c"/>
    </style:style>
    <style:style style:name="P121" style:family="paragraph" style:parent-style-name="Text_20_body" style:list-style-name="L32">
      <style:text-properties officeooo:rsid="3b357e10" officeooo:paragraph-rsid="001fff8c"/>
    </style:style>
    <style:style style:name="P122" style:family="paragraph" style:parent-style-name="Text_20_body" style:list-style-name="L32">
      <style:text-properties officeooo:rsid="3b36d015" officeooo:paragraph-rsid="001fff8c"/>
    </style:style>
    <style:style style:name="P123" style:family="paragraph" style:parent-style-name="Heading_20_5">
      <style:text-properties officeooo:rsid="3b39060a" officeooo:paragraph-rsid="001fff8c"/>
    </style:style>
    <style:style style:name="P124" style:family="paragraph" style:parent-style-name="Text_20_body">
      <style:text-properties officeooo:rsid="3b39060a" officeooo:paragraph-rsid="001fff8c"/>
    </style:style>
    <style:style style:name="P125" style:family="paragraph" style:parent-style-name="Text_20_body" style:list-style-name="L33">
      <style:text-properties fo:color="#c9211e" loext:opacity="100%" officeooo:rsid="3b39060a" officeooo:paragraph-rsid="001fff8c"/>
    </style:style>
    <style:style style:name="P126" style:family="paragraph" style:parent-style-name="Text_20_body" style:list-style-name="L33">
      <style:text-properties fo:color="#000000" loext:opacity="100%" officeooo:rsid="3b39060a" officeooo:paragraph-rsid="001fff8c"/>
    </style:style>
    <style:style style:name="P127" style:family="paragraph" style:parent-style-name="Text_20_body" style:list-style-name="L33">
      <style:text-properties fo:color="#000000" loext:opacity="100%" officeooo:rsid="3b3a346a" officeooo:paragraph-rsid="001fff8c"/>
    </style:style>
    <style:style style:name="P128" style:family="paragraph" style:parent-style-name="Heading_20_5">
      <style:text-properties officeooo:rsid="3b37a84c" officeooo:paragraph-rsid="001fff8c"/>
    </style:style>
    <style:style style:name="P129" style:family="paragraph" style:parent-style-name="Text_20_body">
      <style:text-properties officeooo:rsid="3b37a84c" officeooo:paragraph-rsid="001fff8c"/>
    </style:style>
    <style:style style:name="P130" style:family="paragraph" style:parent-style-name="Text_20_body" style:list-style-name="L34">
      <style:text-properties officeooo:rsid="3b37a84c" officeooo:paragraph-rsid="001fff8c"/>
    </style:style>
    <style:style style:name="P131" style:family="paragraph" style:parent-style-name="Text_20_body" style:list-style-name="L35">
      <style:text-properties fo:color="#c9211e" loext:opacity="100%" officeooo:rsid="3b307815" officeooo:paragraph-rsid="001fff8c"/>
    </style:style>
    <style:style style:name="P132" style:family="paragraph" style:parent-style-name="Text_20_body" style:list-style-name="L35">
      <style:text-properties fo:color="#000000" loext:opacity="100%" officeooo:rsid="3b307815" officeooo:paragraph-rsid="001fff8c"/>
    </style:style>
    <style:style style:name="P133" style:family="paragraph" style:parent-style-name="Text_20_body" style:list-style-name="L35">
      <style:text-properties officeooo:rsid="3b307815" officeooo:paragraph-rsid="001fff8c"/>
    </style:style>
    <style:style style:name="P134" style:family="paragraph" style:parent-style-name="Text_20_body" style:list-style-name="L36">
      <style:text-properties officeooo:rsid="3b307815" officeooo:paragraph-rsid="001fff8c"/>
    </style:style>
    <style:style style:name="P135" style:family="paragraph" style:parent-style-name="Text_20_body" style:list-style-name="L37">
      <style:text-properties fo:color="#c9211e" loext:opacity="100%" officeooo:rsid="3b307815" officeooo:paragraph-rsid="001fff8c"/>
    </style:style>
    <style:style style:name="P136" style:family="paragraph" style:parent-style-name="Text_20_body" style:list-style-name="L37">
      <style:text-properties fo:color="#000000" loext:opacity="100%" officeooo:rsid="3b307815" officeooo:paragraph-rsid="001fff8c"/>
    </style:style>
    <style:style style:name="P137" style:family="paragraph" style:parent-style-name="Text_20_body" style:list-style-name="L38">
      <style:text-properties officeooo:rsid="3b307815" officeooo:paragraph-rsid="001fff8c"/>
    </style:style>
    <style:style style:name="P138" style:family="paragraph" style:parent-style-name="Text_20_body" style:list-style-name="L38">
      <style:text-properties officeooo:rsid="3b327ff2" officeooo:paragraph-rsid="001fff8c"/>
    </style:style>
    <style:style style:name="P139" style:family="paragraph" style:parent-style-name="Heading_20_5">
      <style:text-properties officeooo:rsid="3b327ff2" officeooo:paragraph-rsid="001fff8c"/>
    </style:style>
    <style:style style:name="P140" style:family="paragraph" style:parent-style-name="Text_20_body">
      <style:text-properties officeooo:rsid="3b327ff2" officeooo:paragraph-rsid="001fff8c"/>
    </style:style>
    <style:style style:name="P141" style:family="paragraph" style:parent-style-name="Text_20_body" style:list-style-name="L39">
      <style:text-properties officeooo:rsid="3b327ff2" officeooo:paragraph-rsid="001fff8c"/>
    </style:style>
    <style:style style:name="P142" style:family="paragraph" style:parent-style-name="Text_20_body">
      <style:text-properties officeooo:rsid="3b170755" officeooo:paragraph-rsid="001fff8c"/>
    </style:style>
    <style:style style:name="P143" style:family="paragraph" style:parent-style-name="Text_20_body" style:list-style-name="L40">
      <style:text-properties officeooo:rsid="3b170755" officeooo:paragraph-rsid="001fff8c"/>
    </style:style>
    <style:style style:name="P144" style:family="paragraph" style:parent-style-name="Text_20_body" style:list-style-name="L40">
      <style:text-properties fo:color="#000000" loext:opacity="100%" officeooo:rsid="3b1804ba" officeooo:paragraph-rsid="001fff8c"/>
    </style:style>
    <style:style style:name="P145" style:family="paragraph" style:parent-style-name="Text_20_body" style:list-style-name="L40">
      <style:text-properties fo:color="#000000" loext:opacity="100%" officeooo:rsid="3b1881a3" officeooo:paragraph-rsid="001fff8c"/>
    </style:style>
    <style:style style:name="P146" style:family="paragraph" style:parent-style-name="Heading_20_4" style:list-style-name="">
      <style:text-properties officeooo:rsid="3b18bcd4" officeooo:paragraph-rsid="001fff8c"/>
    </style:style>
    <style:style style:name="P147" style:family="paragraph" style:parent-style-name="Text_20_body">
      <style:text-properties officeooo:rsid="3b18bcd4" officeooo:paragraph-rsid="001fff8c"/>
    </style:style>
    <style:style style:name="P148" style:family="paragraph" style:parent-style-name="Text_20_body" style:list-style-name="L41">
      <style:text-properties officeooo:rsid="3b18bcd4" officeooo:paragraph-rsid="001fff8c"/>
    </style:style>
    <style:style style:name="P149" style:family="paragraph" style:parent-style-name="Text_20_body">
      <style:text-properties officeooo:rsid="3a4544df" officeooo:paragraph-rsid="001fff8c"/>
    </style:style>
    <style:style style:name="P150" style:family="paragraph" style:parent-style-name="Text_20_body" style:list-style-name="L42">
      <style:text-properties officeooo:rsid="3a4544df" officeooo:paragraph-rsid="001fff8c"/>
    </style:style>
    <style:style style:name="P151" style:family="paragraph" style:parent-style-name="Text_20_body" style:list-style-name="L42">
      <style:text-properties officeooo:rsid="3a46af87" officeooo:paragraph-rsid="001fff8c"/>
    </style:style>
    <style:style style:name="P152" style:family="paragraph" style:parent-style-name="Text_20_body" style:list-style-name="L42">
      <style:text-properties officeooo:rsid="3a482843" officeooo:paragraph-rsid="001fff8c"/>
    </style:style>
    <style:style style:name="P153" style:family="paragraph" style:parent-style-name="Text_20_body">
      <style:text-properties officeooo:rsid="363a279e" officeooo:paragraph-rsid="001fff8c"/>
    </style:style>
    <style:style style:name="P154" style:family="paragraph" style:parent-style-name="Text_20_body" style:list-style-name="L43">
      <style:text-properties officeooo:rsid="363abe4b" officeooo:paragraph-rsid="001fff8c"/>
    </style:style>
    <style:style style:name="P155" style:family="paragraph" style:parent-style-name="Text_20_body" style:list-style-name="L43">
      <style:text-properties officeooo:rsid="363b4ca8" officeooo:paragraph-rsid="001fff8c"/>
    </style:style>
    <style:style style:name="P156" style:family="paragraph" style:parent-style-name="Text_20_body" style:list-style-name="L43">
      <style:text-properties officeooo:rsid="3b13b4a6" officeooo:paragraph-rsid="001fff8c"/>
    </style:style>
    <style:style style:name="P157" style:family="paragraph" style:parent-style-name="Text_20_body" style:list-style-name="L43">
      <style:text-properties officeooo:rsid="3b15382d" officeooo:paragraph-rsid="001fff8c"/>
    </style:style>
    <style:style style:name="P158" style:family="paragraph" style:parent-style-name="Heading_20_4" style:list-style-name="">
      <style:text-properties officeooo:rsid="3b15e271" officeooo:paragraph-rsid="001fff8c"/>
    </style:style>
    <style:style style:name="P159" style:family="paragraph" style:parent-style-name="Text_20_body">
      <style:text-properties officeooo:rsid="3b15e271" officeooo:paragraph-rsid="001fff8c"/>
    </style:style>
    <style:style style:name="P160" style:family="paragraph" style:parent-style-name="Text_20_body" style:list-style-name="L44">
      <style:text-properties fo:color="#c9211e" loext:opacity="100%" officeooo:rsid="3b15e271" officeooo:paragraph-rsid="001fff8c"/>
    </style:style>
    <style:style style:name="P161" style:family="paragraph" style:parent-style-name="Text_20_body" style:list-style-name="L44">
      <style:text-properties fo:color="#000000" loext:opacity="100%" officeooo:rsid="3b15e271" officeooo:paragraph-rsid="001fff8c"/>
    </style:style>
    <style:style style:name="P162" style:family="paragraph" style:parent-style-name="Heading_20_4" style:list-style-name="">
      <style:text-properties officeooo:rsid="3b170689" officeooo:paragraph-rsid="001fff8c"/>
    </style:style>
    <style:style style:name="P163" style:family="paragraph" style:parent-style-name="Text_20_body">
      <style:text-properties officeooo:rsid="3b170689" officeooo:paragraph-rsid="001fff8c"/>
    </style:style>
    <style:style style:name="P164" style:family="paragraph" style:parent-style-name="Text_20_body" style:list-style-name="L45">
      <style:text-properties officeooo:rsid="3b170689" officeooo:paragraph-rsid="001fff8c"/>
    </style:style>
    <style:style style:name="P165" style:family="paragraph" style:parent-style-name="Heading_20_4" style:list-style-name="">
      <style:text-properties officeooo:rsid="3a9a68aa" officeooo:paragraph-rsid="001fff8c"/>
    </style:style>
    <style:style style:name="P166" style:family="paragraph" style:parent-style-name="Text_20_body">
      <style:text-properties officeooo:rsid="3a9a68aa" officeooo:paragraph-rsid="001fff8c"/>
    </style:style>
    <style:style style:name="P167" style:family="paragraph" style:parent-style-name="Text_20_body" style:list-style-name="L46">
      <style:text-properties fo:color="#000000" loext:opacity="100%" officeooo:rsid="3a9cebe8" officeooo:paragraph-rsid="001fff8c"/>
    </style:style>
    <style:style style:name="P168" style:family="paragraph" style:parent-style-name="Text_20_body" style:list-style-name="L46">
      <style:text-properties fo:color="#c9211e" loext:opacity="100%" officeooo:rsid="3a9a68aa" officeooo:paragraph-rsid="001fff8c"/>
    </style:style>
    <style:style style:name="P169" style:family="paragraph" style:parent-style-name="Text_20_body" style:list-style-name="L46">
      <style:text-properties fo:color="#000000" loext:opacity="100%" officeooo:rsid="3a9b114e" officeooo:paragraph-rsid="001fff8c"/>
    </style:style>
    <style:style style:name="P170" style:family="paragraph" style:parent-style-name="Text_20_body" style:list-style-name="L46">
      <style:text-properties fo:color="#000000" loext:opacity="100%" officeooo:rsid="3a9a68aa" officeooo:paragraph-rsid="001fff8c"/>
    </style:style>
    <style:style style:name="P171" style:family="paragraph" style:parent-style-name="Heading_20_4" style:list-style-name="">
      <style:text-properties officeooo:rsid="3a924d41" officeooo:paragraph-rsid="001fff8c"/>
    </style:style>
    <style:style style:name="P172" style:family="paragraph" style:parent-style-name="Text_20_body">
      <style:text-properties officeooo:rsid="3a924d41" officeooo:paragraph-rsid="001fff8c"/>
    </style:style>
    <style:style style:name="P173" style:family="paragraph" style:parent-style-name="Text_20_body" style:list-style-name="L47">
      <style:text-properties fo:color="#c9211e" loext:opacity="100%" officeooo:paragraph-rsid="001fff8c"/>
    </style:style>
    <style:style style:name="P174" style:family="paragraph" style:parent-style-name="Text_20_body" style:list-style-name="L47">
      <style:text-properties fo:color="#000000" loext:opacity="100%" officeooo:rsid="3a924d41" officeooo:paragraph-rsid="001fff8c"/>
    </style:style>
    <style:style style:name="P175" style:family="paragraph" style:parent-style-name="Text_20_body">
      <style:text-properties officeooo:rsid="3a485726" officeooo:paragraph-rsid="001fff8c"/>
    </style:style>
    <style:style style:name="P176" style:family="paragraph" style:parent-style-name="Text_20_body" style:list-style-name="L48">
      <style:text-properties officeooo:rsid="3a485726" officeooo:paragraph-rsid="001fff8c"/>
    </style:style>
    <style:style style:name="P177" style:family="paragraph" style:parent-style-name="Text_20_body" style:list-style-name="L48">
      <style:text-properties officeooo:paragraph-rsid="001fff8c"/>
    </style:style>
    <style:style style:name="P178" style:family="paragraph" style:parent-style-name="Text_20_body" style:list-style-name="L48">
      <style:text-properties officeooo:rsid="0090dfb3" officeooo:paragraph-rsid="001fff8c"/>
    </style:style>
    <style:style style:name="P179" style:family="paragraph" style:parent-style-name="Text_20_body" style:list-style-name="L48">
      <style:text-properties officeooo:rsid="00928ad9" officeooo:paragraph-rsid="001fff8c"/>
    </style:style>
    <style:style style:name="P180" style:family="paragraph" style:parent-style-name="Text_20_body">
      <style:text-properties officeooo:rsid="3a4c1520" officeooo:paragraph-rsid="001fff8c"/>
    </style:style>
    <style:style style:name="P181" style:family="paragraph" style:parent-style-name="Text_20_body" style:list-style-name="L49">
      <style:text-properties officeooo:rsid="3a4c1520" officeooo:paragraph-rsid="001fff8c"/>
    </style:style>
    <style:style style:name="P182" style:family="paragraph" style:parent-style-name="Text_20_body" style:list-style-name="L49">
      <style:text-properties officeooo:rsid="3a4cf9a9" officeooo:paragraph-rsid="001fff8c"/>
    </style:style>
    <style:style style:name="P183" style:family="paragraph" style:parent-style-name="Text_20_body" style:list-style-name="L50">
      <style:text-properties officeooo:rsid="3a4cf9a9" officeooo:paragraph-rsid="001fff8c"/>
    </style:style>
    <style:style style:name="P184" style:family="paragraph" style:parent-style-name="Text_20_body" style:list-style-name="L50">
      <style:text-properties officeooo:paragraph-rsid="001fff8c"/>
    </style:style>
    <style:style style:name="P185" style:family="paragraph" style:parent-style-name="Heading_20_4" style:list-style-name="">
      <style:text-properties officeooo:rsid="3a94057e" officeooo:paragraph-rsid="001fff8c"/>
    </style:style>
    <style:style style:name="P186" style:family="paragraph" style:parent-style-name="Text_20_body">
      <style:text-properties officeooo:rsid="3a94057e" officeooo:paragraph-rsid="001fff8c"/>
    </style:style>
    <style:style style:name="P187" style:family="paragraph" style:parent-style-name="Text_20_body" style:list-style-name="L51">
      <style:text-properties fo:color="#000000" loext:opacity="100%" officeooo:rsid="3a94057e" officeooo:paragraph-rsid="001fff8c"/>
    </style:style>
    <style:style style:name="P188" style:family="paragraph" style:parent-style-name="Heading_20_4" style:list-style-name="">
      <style:text-properties officeooo:rsid="3b021abe" officeooo:paragraph-rsid="001fff8c"/>
    </style:style>
    <style:style style:name="P189" style:family="paragraph" style:parent-style-name="Text_20_body">
      <style:text-properties officeooo:rsid="3b021abe" officeooo:paragraph-rsid="001fff8c"/>
    </style:style>
    <style:style style:name="P190" style:family="paragraph" style:parent-style-name="Text_20_body" style:list-style-name="L52">
      <style:text-properties fo:color="#c9211e" loext:opacity="100%" officeooo:rsid="3b021abe" officeooo:paragraph-rsid="001fff8c"/>
    </style:style>
    <style:style style:name="P191" style:family="paragraph" style:parent-style-name="Text_20_body" style:list-style-name="L52">
      <style:text-properties fo:color="#000000" loext:opacity="100%" officeooo:rsid="3b021abe" officeooo:paragraph-rsid="001fff8c"/>
    </style:style>
    <style:style style:name="P192" style:family="paragraph" style:parent-style-name="Text_20_body" style:list-style-name="L52">
      <style:text-properties fo:color="#2a6099" loext:opacity="100%" officeooo:rsid="3b021abe" officeooo:paragraph-rsid="001fff8c"/>
    </style:style>
    <style:style style:name="P193" style:family="paragraph" style:parent-style-name="Heading_20_5">
      <style:text-properties officeooo:rsid="3b3be69c" officeooo:paragraph-rsid="001fff8c"/>
    </style:style>
    <style:style style:name="P194" style:family="paragraph" style:parent-style-name="Text_20_body">
      <style:text-properties officeooo:rsid="3b3be69c" officeooo:paragraph-rsid="001fff8c"/>
    </style:style>
    <style:style style:name="P195" style:family="paragraph" style:parent-style-name="Text_20_body" style:list-style-name="L53">
      <style:text-properties officeooo:rsid="3b3be69c" officeooo:paragraph-rsid="001fff8c"/>
    </style:style>
    <style:style style:name="P196" style:family="paragraph" style:parent-style-name="Heading_20_5">
      <style:text-properties officeooo:rsid="3b3e442b" officeooo:paragraph-rsid="001fff8c"/>
    </style:style>
    <style:style style:name="P197" style:family="paragraph" style:parent-style-name="Text_20_body">
      <style:text-properties officeooo:rsid="3b3e442b" officeooo:paragraph-rsid="001fff8c"/>
    </style:style>
    <style:style style:name="P198" style:family="paragraph" style:parent-style-name="Text_20_body" style:list-style-name="L54">
      <style:text-properties officeooo:rsid="3b3e442b" officeooo:paragraph-rsid="001fff8c"/>
    </style:style>
    <style:style style:name="P199" style:family="paragraph" style:parent-style-name="Heading_20_5">
      <style:text-properties officeooo:rsid="3b3f0575" officeooo:paragraph-rsid="001fff8c"/>
    </style:style>
    <style:style style:name="P200" style:family="paragraph" style:parent-style-name="Text_20_body">
      <style:text-properties officeooo:rsid="3b3f0575" officeooo:paragraph-rsid="001fff8c"/>
    </style:style>
    <style:style style:name="P201" style:family="paragraph" style:parent-style-name="Text_20_body" style:list-style-name="L55">
      <style:text-properties fo:color="#000000" loext:opacity="100%" officeooo:rsid="3b3f0575" officeooo:paragraph-rsid="001fff8c"/>
    </style:style>
    <style:style style:name="P202" style:family="paragraph" style:parent-style-name="Heading_20_5">
      <style:text-properties officeooo:rsid="3b4093a2" officeooo:paragraph-rsid="001fff8c"/>
    </style:style>
    <style:style style:name="P203" style:family="paragraph" style:parent-style-name="Text_20_body">
      <style:text-properties officeooo:rsid="3b4093a2" officeooo:paragraph-rsid="001fff8c"/>
    </style:style>
    <style:style style:name="P204" style:family="paragraph" style:parent-style-name="Text_20_body" style:list-style-name="L56">
      <style:text-properties officeooo:rsid="3b4093a2" officeooo:paragraph-rsid="001fff8c"/>
    </style:style>
    <style:style style:name="P205" style:family="paragraph" style:parent-style-name="Text_20_body" style:list-style-name="L57">
      <style:text-properties fo:color="#c9211e" loext:opacity="100%" officeooo:rsid="3b4093a2" officeooo:paragraph-rsid="001fff8c"/>
    </style:style>
    <style:style style:name="P206" style:family="paragraph" style:parent-style-name="Text_20_body" style:list-style-name="L57">
      <style:text-properties fo:color="#000000" loext:opacity="100%" officeooo:rsid="3b4093a2" officeooo:paragraph-rsid="001fff8c"/>
    </style:style>
    <style:style style:name="P207" style:family="paragraph" style:parent-style-name="Text_20_body" style:list-style-name="L58">
      <style:text-properties officeooo:rsid="3b3be69c" officeooo:paragraph-rsid="001fff8c"/>
    </style:style>
    <style:style style:name="P208" style:family="paragraph" style:parent-style-name="Heading_20_5">
      <style:text-properties officeooo:rsid="3b3ccdd7" officeooo:paragraph-rsid="001fff8c"/>
    </style:style>
    <style:style style:name="P209" style:family="paragraph" style:parent-style-name="Text_20_body">
      <style:text-properties officeooo:rsid="3b3ccdd7" officeooo:paragraph-rsid="001fff8c"/>
    </style:style>
    <style:style style:name="P210" style:family="paragraph" style:parent-style-name="Text_20_body" style:list-style-name="L59">
      <style:text-properties officeooo:rsid="3b3ccdd7" officeooo:paragraph-rsid="001fff8c"/>
    </style:style>
    <style:style style:name="P211" style:family="paragraph" style:parent-style-name="Heading_20_5">
      <style:text-properties officeooo:rsid="3b40c3a6" officeooo:paragraph-rsid="001fff8c"/>
    </style:style>
    <style:style style:name="P212" style:family="paragraph" style:parent-style-name="Text_20_body">
      <style:text-properties officeooo:rsid="3b40c3a6" officeooo:paragraph-rsid="001fff8c"/>
    </style:style>
    <style:style style:name="P213" style:family="paragraph" style:parent-style-name="Text_20_body">
      <style:text-properties fo:color="#2a6099" loext:opacity="100%" officeooo:rsid="3b40c3a6" officeooo:paragraph-rsid="001fff8c"/>
    </style:style>
    <style:style style:name="P214" style:family="paragraph" style:parent-style-name="Text_20_body" style:list-style-name="L60">
      <style:text-properties officeooo:rsid="3b40c3a6" officeooo:paragraph-rsid="001fff8c"/>
    </style:style>
    <style:style style:name="P215" style:family="paragraph" style:parent-style-name="Text_20_body" style:list-style-name="L60">
      <style:text-properties officeooo:rsid="3b41d6c8" officeooo:paragraph-rsid="001fff8c"/>
    </style:style>
    <style:style style:name="P216" style:family="paragraph" style:parent-style-name="Heading_20_5">
      <style:text-properties officeooo:rsid="3b420499" officeooo:paragraph-rsid="001fff8c"/>
    </style:style>
    <style:style style:name="P217" style:family="paragraph" style:parent-style-name="Text_20_body">
      <style:text-properties officeooo:rsid="3b420499" officeooo:paragraph-rsid="001fff8c"/>
    </style:style>
    <style:style style:name="P218" style:family="paragraph" style:parent-style-name="Text_20_body" style:list-style-name="L61">
      <style:text-properties officeooo:rsid="3b420499" officeooo:paragraph-rsid="001fff8c"/>
    </style:style>
    <style:style style:name="P219" style:family="paragraph" style:parent-style-name="Heading_20_5">
      <style:text-properties officeooo:rsid="3b42a110" officeooo:paragraph-rsid="001fff8c"/>
    </style:style>
    <style:style style:name="P220" style:family="paragraph" style:parent-style-name="Text_20_body">
      <style:text-properties officeooo:rsid="3b42a110" officeooo:paragraph-rsid="001fff8c"/>
    </style:style>
    <style:style style:name="P221" style:family="paragraph" style:parent-style-name="Text_20_body" style:list-style-name="L62">
      <style:text-properties officeooo:rsid="3b42a110" officeooo:paragraph-rsid="001fff8c"/>
    </style:style>
    <style:style style:name="P222" style:family="paragraph" style:parent-style-name="Text_20_body" style:list-style-name="L63">
      <style:text-properties fo:color="#c9211e" loext:opacity="100%" officeooo:rsid="3b42a110" officeooo:paragraph-rsid="001fff8c"/>
    </style:style>
    <style:style style:name="P223" style:family="paragraph" style:parent-style-name="Text_20_body" style:list-style-name="L63">
      <style:text-properties officeooo:rsid="3b42a110" officeooo:paragraph-rsid="001fff8c"/>
    </style:style>
    <style:style style:name="P224" style:family="paragraph" style:parent-style-name="Text_20_body">
      <style:text-properties officeooo:rsid="3b07849c" officeooo:paragraph-rsid="001fff8c"/>
    </style:style>
    <style:style style:name="P225" style:family="paragraph" style:parent-style-name="Text_20_body" style:list-style-name="L64">
      <style:text-properties officeooo:rsid="3a2cd31e" officeooo:paragraph-rsid="001fff8c"/>
    </style:style>
    <style:style style:name="P226" style:family="paragraph" style:parent-style-name="Text_20_body" style:list-style-name="L64">
      <style:text-properties fo:color="#000000" loext:opacity="100%" officeooo:rsid="3a2cd31e" officeooo:paragraph-rsid="001fff8c"/>
    </style:style>
    <style:style style:name="P227" style:family="paragraph" style:parent-style-name="Text_20_body" style:list-style-name="L64">
      <style:text-properties officeooo:rsid="3a2dc2a0" officeooo:paragraph-rsid="001fff8c"/>
    </style:style>
    <style:style style:name="P228" style:family="paragraph" style:parent-style-name="Text_20_body" style:list-style-name="L64">
      <style:text-properties officeooo:rsid="3b07849c" officeooo:paragraph-rsid="001fff8c"/>
    </style:style>
    <style:style style:name="P229" style:family="paragraph" style:parent-style-name="Text_20_body" style:list-style-name="L64">
      <style:text-properties officeooo:rsid="3b093f6a" officeooo:paragraph-rsid="001fff8c"/>
    </style:style>
    <style:style style:name="P230" style:family="paragraph" style:parent-style-name="Text_20_body" style:list-style-name="L64">
      <style:text-properties officeooo:rsid="3b09d43d" officeooo:paragraph-rsid="001fff8c"/>
    </style:style>
    <style:style style:name="P231" style:family="paragraph" style:parent-style-name="Text_20_body" style:list-style-name="L64">
      <style:text-properties officeooo:rsid="3b0b90d2" officeooo:paragraph-rsid="001fff8c"/>
    </style:style>
    <style:style style:name="P232" style:family="paragraph" style:parent-style-name="Text_20_body" style:list-style-name="L64">
      <style:text-properties officeooo:rsid="3b0b9c33" officeooo:paragraph-rsid="001fff8c"/>
    </style:style>
    <style:style style:name="P233" style:family="paragraph" style:parent-style-name="Text_20_body" style:list-style-name="L64">
      <style:text-properties officeooo:rsid="3b0bc1a7" officeooo:paragraph-rsid="001fff8c"/>
    </style:style>
    <style:style style:name="P234" style:family="paragraph" style:parent-style-name="Text_20_body" style:list-style-name="L64">
      <style:text-properties officeooo:rsid="3b0c5778" officeooo:paragraph-rsid="001fff8c"/>
    </style:style>
    <style:style style:name="P235" style:family="paragraph" style:parent-style-name="Text_20_body" style:list-style-name="L64">
      <style:text-properties officeooo:rsid="3b0d0810" officeooo:paragraph-rsid="001fff8c"/>
    </style:style>
    <style:style style:name="P236" style:family="paragraph" style:parent-style-name="Text_20_body" style:list-style-name="L64">
      <style:text-properties officeooo:rsid="3b0e9851" officeooo:paragraph-rsid="001fff8c"/>
    </style:style>
    <style:style style:name="P237" style:family="paragraph" style:parent-style-name="Text_20_body" style:list-style-name="L64">
      <style:text-properties officeooo:rsid="3b0ecc36" officeooo:paragraph-rsid="001fff8c"/>
    </style:style>
    <style:style style:name="P238" style:family="paragraph" style:parent-style-name="Text_20_body" style:list-style-name="L64">
      <style:text-properties officeooo:rsid="3b10608e" officeooo:paragraph-rsid="001fff8c"/>
    </style:style>
    <style:style style:name="P239" style:family="paragraph" style:parent-style-name="Text_20_body" style:list-style-name="L64">
      <style:text-properties officeooo:rsid="3b110ab6" officeooo:paragraph-rsid="001fff8c"/>
    </style:style>
    <style:style style:name="P240" style:family="paragraph" style:parent-style-name="Text_20_body">
      <style:text-properties officeooo:rsid="3b44084e" officeooo:paragraph-rsid="001fff8c"/>
    </style:style>
    <style:style style:name="P241" style:family="paragraph" style:parent-style-name="Text_20_body" style:list-style-name="L65">
      <style:text-properties officeooo:rsid="3b44084e" officeooo:paragraph-rsid="001fff8c"/>
    </style:style>
    <style:style style:name="P242" style:family="paragraph" style:parent-style-name="Text_20_body" style:list-style-name="L66">
      <style:text-properties fo:color="#c9211e" loext:opacity="100%" officeooo:rsid="3b03f710" officeooo:paragraph-rsid="001fff8c"/>
    </style:style>
    <style:style style:name="P243" style:family="paragraph" style:parent-style-name="Text_20_body" style:list-style-name="L66">
      <style:text-properties fo:color="#000000" loext:opacity="100%" officeooo:rsid="3b0552a1" officeooo:paragraph-rsid="001fff8c"/>
    </style:style>
    <style:style style:name="P244" style:family="paragraph" style:parent-style-name="Text_20_body" style:list-style-name="L66">
      <style:text-properties officeooo:paragraph-rsid="001fff8c"/>
    </style:style>
    <style:style style:name="P245" style:family="paragraph" style:parent-style-name="Text_20_body" style:list-style-name="L66">
      <style:text-properties officeooo:rsid="3b05e273" officeooo:paragraph-rsid="001fff8c"/>
    </style:style>
    <style:style style:name="P246" style:family="paragraph" style:parent-style-name="Text_20_body" style:list-style-name="L66">
      <style:text-properties officeooo:rsid="3b06aa32" officeooo:paragraph-rsid="001fff8c"/>
    </style:style>
    <style:style style:name="P247" style:family="paragraph" style:parent-style-name="Text_20_body">
      <style:text-properties officeooo:rsid="3a4da5b7" officeooo:paragraph-rsid="001fff8c"/>
    </style:style>
    <style:style style:name="P248" style:family="paragraph" style:parent-style-name="Text_20_body" style:list-style-name="L67">
      <style:text-properties fo:color="#c9211e" loext:opacity="100%" officeooo:rsid="3a4da5b7" officeooo:paragraph-rsid="001fff8c"/>
    </style:style>
    <style:style style:name="P249" style:family="paragraph" style:parent-style-name="Text_20_body" style:list-style-name="L67">
      <style:text-properties fo:color="#000000" loext:opacity="100%" officeooo:rsid="3a4da5b7" officeooo:paragraph-rsid="001fff8c"/>
    </style:style>
    <style:style style:name="P250" style:family="paragraph" style:parent-style-name="Heading_20_4" style:list-style-name="">
      <style:text-properties officeooo:rsid="3a506f6b" officeooo:paragraph-rsid="001fff8c"/>
    </style:style>
    <style:style style:name="P251" style:family="paragraph" style:parent-style-name="Text_20_body">
      <style:text-properties officeooo:rsid="3a506f6b" officeooo:paragraph-rsid="001fff8c"/>
    </style:style>
    <style:style style:name="P252" style:family="paragraph" style:parent-style-name="Text_20_body" style:list-style-name="L68">
      <style:text-properties officeooo:rsid="3a506f6b" officeooo:paragraph-rsid="001fff8c"/>
    </style:style>
    <style:style style:name="P253" style:family="paragraph" style:parent-style-name="Text_20_body" style:list-style-name="L68">
      <style:text-properties fo:color="#c9211e" loext:opacity="100%" officeooo:rsid="3a506f6b" officeooo:paragraph-rsid="001fff8c"/>
    </style:style>
    <style:style style:name="P254" style:family="paragraph" style:parent-style-name="Text_20_body" style:list-style-name="L68">
      <style:text-properties fo:color="#000000" loext:opacity="100%" officeooo:rsid="3a506f6b" officeooo:paragraph-rsid="001fff8c"/>
    </style:style>
    <style:style style:name="P255" style:family="paragraph" style:parent-style-name="Text_20_body" style:list-style-name="L68">
      <style:text-properties fo:color="#000000" loext:opacity="100%" officeooo:rsid="3a514a5e" officeooo:paragraph-rsid="001fff8c"/>
    </style:style>
    <style:style style:name="P256" style:family="paragraph" style:parent-style-name="Text_20_body" style:list-style-name="L68">
      <style:text-properties fo:color="#000000" loext:opacity="100%" officeooo:rsid="3a52964b" officeooo:paragraph-rsid="001fff8c"/>
    </style:style>
    <style:style style:name="P257" style:family="paragraph" style:parent-style-name="Text_20_body" style:list-style-name="L68">
      <style:text-properties fo:color="#000000" loext:opacity="100%" officeooo:rsid="3a542556" officeooo:paragraph-rsid="001fff8c"/>
    </style:style>
    <style:style style:name="P258" style:family="paragraph" style:parent-style-name="Text_20_body">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paragraph-rsid="001fff8c" style:text-blinking="false" style:font-size-asian="12pt" style:font-size-complex="12pt"/>
    </style:style>
    <style:style style:name="P259"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paragraph-rsid="001fff8c" style:text-blinking="false" style:font-size-asian="12pt" style:font-size-complex="12pt"/>
    </style:style>
    <style:style style:name="P260"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6789a" officeooo:paragraph-rsid="001fff8c" style:text-blinking="false" style:font-size-asian="12pt" style:font-size-complex="12pt"/>
    </style:style>
    <style:style style:name="P261"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75dff" officeooo:paragraph-rsid="001fff8c" style:text-blinking="false" style:font-size-asian="12pt" style:font-size-complex="12pt"/>
    </style:style>
    <style:style style:name="P262"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a78ab" officeooo:paragraph-rsid="001fff8c" style:text-blinking="false" style:font-size-asian="12pt" style:font-size-complex="12pt"/>
    </style:style>
    <style:style style:name="P263"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ad9e7" officeooo:paragraph-rsid="001fff8c" style:text-blinking="false" style:font-size-asian="12pt" style:font-size-complex="12pt"/>
    </style:style>
    <style:style style:name="P264"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bd0e5" officeooo:paragraph-rsid="001fff8c" style:text-blinking="false" style:font-size-asian="12pt" style:font-size-complex="12pt"/>
    </style:style>
    <style:style style:name="P265"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d3382" officeooo:paragraph-rsid="001fff8c" style:text-blinking="false" style:font-size-asian="12pt" style:font-size-complex="12pt"/>
    </style:style>
    <style:style style:name="P266"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e7586" officeooo:paragraph-rsid="001fff8c" style:text-blinking="false" style:font-size-asian="12pt" style:font-size-complex="12pt"/>
    </style:style>
    <style:style style:name="P267"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a6e6224" officeooo:paragraph-rsid="001fff8c" style:text-blinking="false" style:font-size-asian="12pt" style:font-size-complex="12pt"/>
    </style:style>
    <style:style style:name="P268" style:family="paragraph" style:parent-style-name="Text_20_body" style:list-style-name="L69">
      <loext:graphic-properties draw:fill="none" draw:fill-color="#ffffff"/>
      <style:paragraph-properties fo:margin-top="0in" fo:margin-bottom="0.0799in" style:contextual-spacing="false" fo:orphans="2" fo:widows="2" fo:background-color="transparen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officeooo:rsid="32ce8a28" officeooo:paragraph-rsid="001fff8c" style:text-blinking="false" style:font-size-asian="12pt" style:font-size-complex="12pt"/>
    </style:style>
    <style:style style:name="P269" style:family="paragraph" style:parent-style-name="Text_20_body" style:list-style-name="L70">
      <style:text-properties officeooo:rsid="3a4fc4a2" officeooo:paragraph-rsid="001fff8c"/>
    </style:style>
    <style:style style:name="P270" style:family="paragraph" style:parent-style-name="Heading_20_4" style:list-style-name="">
      <style:text-properties officeooo:rsid="3a71d396" officeooo:paragraph-rsid="001fff8c"/>
    </style:style>
    <style:style style:name="T1" style:family="text">
      <style:text-properties officeooo:rsid="3e0170f0"/>
    </style:style>
    <style:style style:name="T2" style:family="text">
      <style:text-properties officeooo:rsid="3a638ca9"/>
    </style:style>
    <style:style style:name="T3" style:family="text">
      <style:text-properties fo:font-weight="bold" style:font-weight-asian="bold" style:font-weight-complex="bold"/>
    </style:style>
    <style:style style:name="T4" style:family="text">
      <style:text-properties fo:font-weight="bold" officeooo:rsid="410bfbff" style:font-weight-asian="bold" style:font-weight-complex="bold"/>
    </style:style>
    <style:style style:name="T5" style:family="text">
      <style:text-properties fo:color="#2a6099" loext:opacity="100%"/>
    </style:style>
    <style:style style:name="T6" style:family="text">
      <style:text-properties fo:color="#2a6099" loext:opacity="100%" style:text-underline-style="solid" style:text-underline-width="auto" style:text-underline-color="font-color"/>
    </style:style>
    <style:style style:name="T7" style:family="text">
      <style:text-properties officeooo:rsid="3af30b78"/>
    </style:style>
    <style:style style:name="T8" style:family="text">
      <style:text-properties officeooo:rsid="3a6e6224"/>
    </style:style>
    <style:style style:name="T9" style:family="text">
      <style:text-properties officeooo:rsid="3b11b604"/>
    </style:style>
    <style:style style:name="T10" style:family="text">
      <style:text-properties fo:font-weight="bold" officeooo:rsid="3a638ca9" style:font-weight-asian="bold" style:font-weight-complex="bold"/>
    </style:style>
    <style:style style:name="T11" style:family="text">
      <style:text-properties fo:font-weight="bold" officeooo:rsid="3a6e6224" style:font-weight-asian="bold" style:font-weight-complex="bold"/>
    </style:style>
    <style:style style:name="T12" style:family="tex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bold" style:text-blinking="false" style:font-size-asian="12pt" style:font-weight-asian="bold" style:font-size-complex="12pt" style:font-weight-complex="bold"/>
    </style:style>
    <style:style style:name="T13" style:family="text">
      <style:text-properties fo:font-variant="normal" fo:text-transform="none" fo:color="#2a6099" loext:opacity="100%" style:text-line-through-style="none" style:text-line-through-type="none" style:font-name="Times New Roman" fo:font-size="12pt" fo:letter-spacing="normal" fo:language="zxx" fo:country="none" fo:font-style="normal" style:text-underline-style="none" fo:font-weight="bold" style:text-blinking="false" style:font-size-asian="12pt" style:font-weight-asian="bold" style:font-size-complex="12pt" style:font-weight-complex="bold"/>
    </style:style>
    <style:style style:name="T14" style:family="text">
      <style:text-properties fo:font-variant="normal" fo:text-transform="none" fo:color="#2a6099" loext:opacity="100%" style:text-line-through-style="none" style:text-line-through-type="none" style:font-name="Times New Roman" fo:font-size="12pt" fo:letter-spacing="normal" fo:language="zxx" fo:country="none" fo:font-style="normal" style:text-underline-style="none" fo:font-weight="normal" style:text-blinking="false" style:font-size-asian="12pt" style:font-size-complex="12pt"/>
    </style:style>
    <style:style style:name="T15" style:family="text">
      <style:text-properties fo:font-variant="normal" fo:text-transform="none" fo:color="#c9211e" loext:opacity="100%" style:text-line-through-style="none" style:text-line-through-type="none" style:font-name="Times New Roman" fo:font-size="12pt" fo:letter-spacing="normal" fo:language="zxx" fo:country="none" fo:font-style="normal" style:text-underline-style="none" fo:font-weight="normal" style:text-blinking="false" style:font-size-asian="12pt" style:font-size-complex="12pt"/>
    </style:style>
    <style:style style:name="T16" style:family="text">
      <style:text-properties fo:font-variant="normal" fo:text-transform="none" fo:color="#c9211e" loext:opacity="100%" style:text-line-through-style="none" style:text-line-through-type="none" style:font-name="Times New Roman" fo:font-size="12pt" fo:letter-spacing="normal" fo:language="zxx" fo:country="none" fo:font-style="normal" style:text-underline-style="solid" style:text-underline-width="auto" style:text-underline-color="font-color" fo:font-weight="normal" style:text-blinking="false" style:font-size-asian="12pt" style:font-size-complex="12pt"/>
    </style:style>
    <style:style style:name="T17" style:family="text">
      <style:text-properties fo:font-variant="normal" fo:text-transform="none" fo:color="#000000" loext:opacity="100%" style:text-line-through-style="none" style:text-line-through-type="none" style:font-name="Times New Roman" fo:font-size="12pt" fo:letter-spacing="normal" fo:language="zxx" fo:country="none" fo:font-style="normal" style:text-underline-style="none" fo:font-weight="normal" style:text-blinking="false" style:font-size-asian="12pt" style:font-size-complex="12pt"/>
    </style:style>
    <style:style style:name="T18" style:family="text">
      <style:text-properties fo:font-variant="normal" fo:text-transform="none" style:text-line-through-style="none" style:text-line-through-type="none" style:font-name="Times New Roman" fo:font-size="12pt" fo:letter-spacing="normal" fo:language="zxx" fo:country="none" fo:font-style="normal" style:text-underline-style="none" fo:font-weight="bold" style:text-blinking="false" style:font-size-asian="12pt" style:font-weight-asian="bold" style:font-size-complex="12pt" style:font-weight-complex="bold"/>
    </style:style>
    <style:style style:name="T19" style:family="text">
      <style:text-properties fo:font-variant="normal" fo:text-transform="none" style:text-line-through-style="none" style:text-line-through-type="none" style:font-name="Times New Roman" fo:font-size="12pt" fo:letter-spacing="normal" fo:language="zxx" fo:country="none" fo:font-style="normal" style:text-underline-style="none" fo:font-weight="normal" style:text-blinking="false" style:font-size-asian="12pt" style:font-size-complex="12pt"/>
    </style:style>
    <style:style style:name="T20" style:family="text">
      <style:text-properties fo:font-variant="normal" fo:text-transform="none" fo:color="#127622" loext:opacity="100%" style:text-line-through-style="none" style:text-line-through-type="none" style:font-name="Times New Roman" fo:font-size="12pt" fo:letter-spacing="normal" fo:language="zxx" fo:country="none" fo:font-style="normal" style:text-underline-style="none" fo:font-weight="normal" style:text-blinking="false" style:font-size-asian="12pt" style:font-size-complex="12pt"/>
    </style:style>
    <style:style style:name="T21" style:family="text">
      <style:text-properties fo:color="#c9211e" loext:opacity="100%"/>
    </style:style>
    <style:style style:name="T22" style:family="text">
      <style:text-properties officeooo:rsid="3a95eb3e"/>
    </style:style>
    <style:style style:name="T23" style:family="text">
      <style:text-properties fo:color="#c9211e" loext:opacity="100%" style:text-underline-style="solid" style:text-underline-width="auto" style:text-underline-color="font-color"/>
    </style:style>
    <style:style style:name="T24" style:family="text">
      <style:text-properties fo:color="#000000" loext:opacity="100%" officeooo:rsid="3a7e291a"/>
    </style:style>
    <style:style style:name="T25" style:family="text">
      <style:text-properties fo:color="#2a6099" loext:opacity="100%" officeooo:rsid="3a7e291a"/>
    </style:style>
    <style:style style:name="T26" style:family="text">
      <style:text-properties fo:color="#000000" loext:opacity="100%"/>
    </style:style>
    <style:style style:name="T27" style:family="text">
      <style:text-properties fo:color="#000000" loext:opacity="100%" fo:font-weight="bold" style:font-weight-asian="bold" style:font-weight-complex="bold"/>
    </style:style>
    <style:style style:name="T28" style:family="text">
      <style:text-properties fo:font-variant="normal" fo:text-transform="none" style:text-line-through-style="none" style:text-line-through-type="none" style:font-name="Times New Roman" fo:font-size="12pt" fo:letter-spacing="normal" fo:language="zxx" fo:country="none" fo:font-style="normal" style:text-underline-style="none" fo:font-weight="normal" officeooo:rsid="3a97e906" style:text-blinking="false"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officeooo:rsid="410d99d6"/>
    </style:style>
    <style:style style:name="T31" style:family="text">
      <style:text-properties fo:font-weight="bold" officeooo:rsid="410e6645" style:font-weight-asian="bold" style:font-weight-complex="bold"/>
    </style:style>
    <style:style style:name="T32" style:family="text">
      <style:text-properties fo:font-weight="bold" officeooo:rsid="410d99d6" style:font-weight-asian="bold" style:font-weight-complex="bold"/>
    </style:style>
    <style:style style:name="T33" style:family="text">
      <style:text-properties officeooo:rsid="3b11cde4"/>
    </style:style>
    <style:style style:name="T34" style:family="text">
      <style:text-properties fo:color="#2a6099" loext:opacity="100%" fo:font-weight="bold" style:font-weight-asian="bold" style:font-weight-complex="bold"/>
    </style:style>
    <style:style style:name="T35" style:family="text">
      <style:text-properties fo:font-weight="bold" officeooo:rsid="3a698fd7" style:font-weight-asian="bold" style:font-weight-complex="bold"/>
    </style:style>
    <style:style style:name="T36" style:family="text">
      <style:text-properties fo:color="#2a6099" loext:opacity="100%" fo:font-weight="bold" officeooo:rsid="3a698fd7" style:font-weight-asian="bold" style:font-weight-complex="bold"/>
    </style:style>
    <style:style style:name="T37" style:family="text">
      <style:text-properties officeooo:rsid="3a698fd7"/>
    </style:style>
    <style:style style:name="T38" style:family="text">
      <style:text-properties officeooo:rsid="3a6b5e7e"/>
    </style:style>
    <style:style style:name="T39" style:family="text">
      <style:text-properties officeooo:rsid="3a693f60"/>
    </style:style>
    <style:style style:name="T40" style:family="text">
      <style:text-properties fo:font-weight="bold" officeooo:rsid="3a693f60" style:font-weight-asian="bold" style:font-weight-complex="bold"/>
    </style:style>
    <style:style style:name="T41" style:family="text">
      <style:text-properties fo:color="#2a6099" loext:opacity="100%" officeooo:rsid="3a693f60"/>
    </style:style>
    <style:style style:name="T42" style:family="text">
      <style:text-properties fo:color="#c9211e" loext:opacity="100%" officeooo:rsid="3a693f60"/>
    </style:style>
    <style:style style:name="T43" style:family="text">
      <style:text-properties fo:color="#000000" loext:opacity="100%" officeooo:rsid="3559744f"/>
    </style:style>
    <style:style style:name="T44" style:family="text">
      <style:text-properties fo:color="#000000" loext:opacity="100%" officeooo:rsid="355adafe"/>
    </style:style>
    <style:style style:name="T45" style:family="text">
      <style:text-properties style:text-line-through-style="none" style:text-line-through-type="none" fo:font-weight="bold" officeooo:rsid="277d7803" style:font-weight-asian="bold" style:font-weight-complex="bold"/>
    </style:style>
    <style:style style:name="T46" style:family="text">
      <style:text-properties style:text-line-through-style="none" style:text-line-through-type="none" officeooo:rsid="277d7803"/>
    </style:style>
    <style:style style:name="T47" style:family="text">
      <style:text-properties fo:color="#2a6099" loext:opacity="100%" style:text-line-through-style="none" style:text-line-through-type="none" officeooo:rsid="277d7803"/>
    </style:style>
    <style:style style:name="T48" style:family="text">
      <style:text-properties fo:color="#c9211e" loext:opacity="100%" style:text-line-through-style="none" style:text-line-through-type="none" officeooo:rsid="277d7803"/>
    </style:style>
    <style:style style:name="T49" style:family="text">
      <style:text-properties fo:color="#000000" loext:opacity="100%" officeooo:rsid="3a806159"/>
    </style:style>
    <style:style style:name="T50" style:family="text">
      <style:text-properties officeooo:rsid="3a846c75"/>
    </style:style>
    <style:style style:name="T51" style:family="text">
      <style:text-properties officeooo:rsid="3a8ef580"/>
    </style:style>
    <style:style style:name="T52" style:family="text">
      <style:text-properties officeooo:rsid="006092b6"/>
    </style:style>
    <style:style style:name="T53" style:family="text">
      <style:text-properties officeooo:rsid="3fb564c6"/>
    </style:style>
    <style:style style:name="T54" style:family="text">
      <style:text-properties fo:font-weight="bold" officeooo:rsid="3a828500" style:font-weight-asian="bold" style:font-weight-complex="bold"/>
    </style:style>
    <style:style style:name="T55" style:family="text">
      <style:text-properties officeooo:rsid="006c740b"/>
    </style:style>
    <style:style style:name="T56" style:family="text">
      <style:text-properties officeooo:rsid="0060c9d3"/>
    </style:style>
    <style:style style:name="T57" style:family="text">
      <style:text-properties officeooo:rsid="1cc248e9"/>
    </style:style>
    <style:style style:name="T58" style:family="text">
      <style:text-properties officeooo:rsid="006291a2"/>
    </style:style>
    <style:style style:name="T59" style:family="text">
      <style:text-properties officeooo:rsid="3b1d5b44"/>
    </style:style>
    <style:style style:name="T60" style:family="text">
      <style:text-properties officeooo:rsid="3fbe5d89"/>
    </style:style>
    <style:style style:name="T61" style:family="text">
      <style:text-properties fo:font-weight="bold" officeooo:rsid="3a846c75" style:font-weight-asian="bold" style:font-weight-complex="bold"/>
    </style:style>
    <style:style style:name="T62" style:family="text">
      <style:text-properties fo:color="#2a6099" loext:opacity="100%" officeooo:rsid="3a846c75"/>
    </style:style>
    <style:style style:name="T63" style:family="text">
      <style:text-properties fo:color="#c9211e" loext:opacity="100%" officeooo:rsid="3a846c75"/>
    </style:style>
    <style:style style:name="T64" style:family="text">
      <style:text-properties officeooo:rsid="00646e34"/>
    </style:style>
    <style:style style:name="T65" style:family="text">
      <style:text-properties officeooo:rsid="1cc6ec45"/>
    </style:style>
    <style:style style:name="T66" style:family="text">
      <style:text-properties officeooo:rsid="3b1a7083"/>
    </style:style>
    <style:style style:name="T67" style:family="text">
      <style:text-properties fo:font-weight="bold" officeooo:rsid="3b1a7083" style:font-weight-asian="bold" style:font-weight-complex="bold"/>
    </style:style>
    <style:style style:name="T68" style:family="text">
      <style:text-properties fo:color="#2a6099" loext:opacity="100%" officeooo:rsid="3b1a7083"/>
    </style:style>
    <style:style style:name="T69" style:family="text">
      <style:text-properties fo:font-weight="bold" officeooo:rsid="0310a0d4" style:font-weight-asian="bold" style:font-weight-complex="bold"/>
    </style:style>
    <style:style style:name="T70" style:family="text">
      <style:text-properties fo:color="#2a6099" loext:opacity="100%" officeooo:rsid="0310a0d4"/>
    </style:style>
    <style:style style:name="T71" style:family="text">
      <style:text-properties fo:color="#c9211e" loext:opacity="100%" officeooo:rsid="0310a0d4"/>
    </style:style>
    <style:style style:name="T72" style:family="text">
      <style:text-properties fo:color="#000000" loext:opacity="100%" officeooo:rsid="0310a0d4"/>
    </style:style>
    <style:style style:name="T73" style:family="text">
      <style:text-properties fo:color="#000000" loext:opacity="100%" officeooo:rsid="30224c87"/>
    </style:style>
    <style:style style:name="T74" style:family="text">
      <style:text-properties fo:color="#000000" loext:opacity="100%" officeooo:rsid="30234a45"/>
    </style:style>
    <style:style style:name="T75" style:family="text">
      <style:text-properties fo:color="#000000" loext:opacity="100%" officeooo:rsid="3a8546c0"/>
    </style:style>
    <style:style style:name="T76" style:family="text">
      <style:text-properties fo:color="#000000" loext:opacity="100%" officeooo:rsid="3a87c48c"/>
    </style:style>
    <style:style style:name="T77" style:family="text">
      <style:text-properties fo:font-weight="bold" officeooo:rsid="3b1d5b44" style:font-weight-asian="bold" style:font-weight-complex="bold"/>
    </style:style>
    <style:style style:name="T78" style:family="text">
      <style:text-properties fo:color="#2a6099" loext:opacity="100%" fo:font-weight="bold" officeooo:rsid="3b1d5b44" style:font-weight-asian="bold" style:font-weight-complex="bold"/>
    </style:style>
    <style:style style:name="T79" style:family="text">
      <style:text-properties fo:color="#2a6099" loext:opacity="100%" officeooo:rsid="3b1d5b44"/>
    </style:style>
    <style:style style:name="T80" style:family="text">
      <style:text-properties officeooo:rsid="3b211d58"/>
    </style:style>
    <style:style style:name="T81" style:family="text">
      <style:text-properties officeooo:rsid="3b2276bb"/>
    </style:style>
    <style:style style:name="T82" style:family="text">
      <style:text-properties officeooo:rsid="43cb3440"/>
    </style:style>
    <style:style style:name="T83" style:family="text">
      <style:text-properties officeooo:rsid="3b2c3c94"/>
    </style:style>
    <style:style style:name="T84" style:family="text">
      <style:text-properties officeooo:rsid="43cb245b"/>
    </style:style>
    <style:style style:name="T85" style:family="text">
      <style:text-properties officeooo:rsid="3b307815"/>
    </style:style>
    <style:style style:name="T86" style:family="text">
      <style:text-properties officeooo:rsid="3b37a84c"/>
    </style:style>
    <style:style style:name="T87" style:family="text">
      <style:text-properties officeooo:rsid="3b327ff2"/>
    </style:style>
    <style:style style:name="T88" style:family="text">
      <style:text-properties fo:color="#000000" loext:opacity="100%" officeooo:rsid="3b30f265"/>
    </style:style>
    <style:style style:name="T89" style:family="text">
      <style:text-properties officeooo:rsid="3b34063b"/>
    </style:style>
    <style:style style:name="T90" style:family="text">
      <style:text-properties fo:color="#800080" loext:opacity="100%" fo:font-weight="bold" style:font-weight-asian="bold" style:font-weight-complex="bold"/>
    </style:style>
    <style:style style:name="T91" style:family="text">
      <style:text-properties fo:color="#000000" loext:opacity="100%" officeooo:rsid="3b1804ba"/>
    </style:style>
    <style:style style:name="T92" style:family="text">
      <style:text-properties fo:color="#c9211e" loext:opacity="100%" officeooo:rsid="3b1804ba"/>
    </style:style>
    <style:style style:name="T93" style:family="text">
      <style:text-properties fo:color="#2a6099" loext:opacity="100%" fo:font-weight="normal" style:font-weight-asian="normal" style:font-weight-complex="normal"/>
    </style:style>
    <style:style style:name="T94" style:family="text">
      <style:text-properties fo:font-weight="normal" style:font-weight-asian="normal" style:font-weight-complex="normal"/>
    </style:style>
    <style:style style:name="T95" style:family="text">
      <style:text-properties officeooo:rsid="363dca3d"/>
    </style:style>
    <style:style style:name="T96" style:family="text">
      <style:text-properties fo:color="#c9211e" loext:opacity="100%" officeooo:rsid="363a279e"/>
    </style:style>
    <style:style style:name="T97" style:family="text">
      <style:text-properties officeooo:rsid="3b170689"/>
    </style:style>
    <style:style style:name="T98" style:family="text">
      <style:text-properties officeooo:rsid="3a9a68aa"/>
    </style:style>
    <style:style style:name="T99" style:family="text">
      <style:text-properties officeooo:rsid="3a485726"/>
    </style:style>
    <style:style style:name="T100" style:family="text">
      <style:text-properties style:text-underline-style="none" officeooo:rsid="3a49ef9d"/>
    </style:style>
    <style:style style:name="T101" style:family="text">
      <style:text-properties style:text-underline-style="solid" style:text-underline-width="auto" style:text-underline-color="font-color" officeooo:rsid="3a49ef9d"/>
    </style:style>
    <style:style style:name="T102" style:family="text">
      <style:text-properties officeooo:rsid="3a49ef9d"/>
    </style:style>
    <style:style style:name="T103" style:family="text">
      <style:text-properties officeooo:rsid="3a4b0de4"/>
    </style:style>
    <style:style style:name="T104" style:family="text">
      <style:text-properties officeooo:rsid="3a4c1749"/>
    </style:style>
    <style:style style:name="T105" style:family="text">
      <style:text-properties officeooo:rsid="00928ad9"/>
    </style:style>
    <style:style style:name="T106" style:family="text">
      <style:text-properties officeooo:rsid="3a94057e"/>
    </style:style>
    <style:style style:name="T107" style:family="text">
      <style:text-properties fo:font-weight="bold" officeooo:rsid="3a4cf9a9" style:font-weight-asian="bold" style:font-weight-complex="bold"/>
    </style:style>
    <style:style style:name="T108" style:family="text">
      <style:text-properties officeooo:rsid="3a4cf9a9"/>
    </style:style>
    <style:style style:name="T109" style:family="text">
      <style:text-properties fo:color="#2a6099" loext:opacity="100%" officeooo:rsid="3a4cf9a9"/>
    </style:style>
    <style:style style:name="T110" style:family="text">
      <style:text-properties fo:color="#c9211e" loext:opacity="100%" officeooo:rsid="3a4cf9a9"/>
    </style:style>
    <style:style style:name="T111" style:family="text">
      <style:text-properties fo:color="#c9211e" loext:opacity="100%" fo:font-weight="bold" officeooo:rsid="3a4cf9a9" style:font-weight-asian="bold" style:font-weight-complex="bold"/>
    </style:style>
    <style:style style:name="T112" style:family="text">
      <style:text-properties officeooo:rsid="3b3a65bf"/>
    </style:style>
    <style:style style:name="T113" style:family="text">
      <style:text-properties officeooo:rsid="3b3e442b"/>
    </style:style>
    <style:style style:name="T114" style:family="text">
      <style:text-properties fo:font-weight="bold" officeooo:rsid="3b3e442b" style:font-weight-asian="bold" style:font-weight-complex="bold"/>
    </style:style>
    <style:style style:name="T115" style:family="text">
      <style:text-properties fo:color="#000000" loext:opacity="100%" fo:font-weight="bold" officeooo:rsid="3b3e442b" style:font-weight-asian="bold" style:font-weight-complex="bold"/>
    </style:style>
    <style:style style:name="T116" style:family="text">
      <style:text-properties fo:color="#2a6099" loext:opacity="100%" officeooo:rsid="3b3e442b"/>
    </style:style>
    <style:style style:name="T117" style:family="text">
      <style:text-properties fo:color="#c9211e" loext:opacity="100%" officeooo:rsid="3b3e442b"/>
    </style:style>
    <style:style style:name="T118" style:family="text">
      <style:text-properties officeooo:rsid="3b42a110"/>
    </style:style>
    <style:style style:name="T119" style:family="text">
      <style:text-properties fo:color="#000000" loext:opacity="100%" fo:font-weight="bold" officeooo:rsid="3a2cd31e" style:font-weight-asian="bold" style:font-weight-complex="bold"/>
    </style:style>
    <style:style style:name="T120" style:family="text">
      <style:text-properties fo:color="#77bc65" loext:opacity="100%"/>
    </style:style>
    <style:style style:name="T121" style:family="text">
      <style:text-properties officeooo:rsid="3b0b9c33"/>
    </style:style>
    <style:style style:name="T122" style:family="text">
      <style:text-properties officeooo:rsid="3b07849c"/>
    </style:style>
    <style:style style:name="T123" style:family="text">
      <style:text-properties fo:font-weight="bold" officeooo:rsid="3b03f710" style:font-weight-asian="bold" style:font-weight-complex="bold"/>
    </style:style>
    <style:style style:name="T124" style:family="text">
      <style:text-properties officeooo:rsid="3b03f710"/>
    </style:style>
    <style:style style:name="T125" style:family="text">
      <style:text-properties fo:color="#2a6099" loext:opacity="100%" officeooo:rsid="3b03f710"/>
    </style:style>
    <style:style style:name="T126" style:family="text">
      <style:text-properties fo:color="#c9211e" loext:opacity="100%" officeooo:rsid="3b03f710"/>
    </style:style>
    <style:style style:name="T127" style:family="text">
      <style:text-properties officeooo:rsid="3b0552a1"/>
    </style:style>
    <style:style style:name="T128" style:family="text">
      <style:text-properties officeooo:rsid="3b0555bf"/>
    </style:style>
    <style:style style:name="T129" style:family="text">
      <style:text-properties officeooo:rsid="3a4da5b7"/>
    </style:style>
    <style:style style:name="T130" style:family="text">
      <style:text-properties officeooo:rsid="3a4f8bdf"/>
    </style:style>
    <style:style style:name="T131" style:family="text">
      <style:text-properties fo:color="#800080" loext:opacity="100%" officeooo:rsid="3a704e4b"/>
    </style:style>
    <style:style style:name="T132" style:family="text">
      <style:text-properties fo:color="#800080" loext:opacity="100%" style:text-underline-style="solid" style:text-underline-width="auto" style:text-underline-color="font-color" officeooo:rsid="3a704e4b"/>
    </style:style>
    <style:style style:name="T133" style:family="text">
      <style:text-properties officeooo:rsid="32c6789a"/>
    </style:style>
    <style:style style:name="T134" style:family="text">
      <style:text-properties officeooo:rsid="32c75dff"/>
    </style:style>
    <style:style style:name="T135" style:family="text">
      <style:text-properties officeooo:rsid="32c93fc7"/>
    </style:style>
    <style:style style:name="T136" style:family="text">
      <style:text-properties officeooo:rsid="3a704e4b"/>
    </style:style>
    <style:style style:name="T137" style:family="text">
      <style:text-properties fo:color="#c9211e" loext:opacity="100%" officeooo:rsid="32c6789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29045_1347044286"/>(T) – Total Depravity<text:bookmark-end text:name="__RefHeading___Toc329045_1347044286"/></text:h>
      <text:p text:style-name="P2">The doctrine of Total Depravity (The first letter "T" in TULIP)</text:p>
      <text:list text:style-name="L1">
        <text:list-item>
          <text:p text:style-name="P3">Calv<text:span text:style-name="T1">i</text:span>nism teaches that before a person can choose God, he must first be born again<text:line-break/><text:span text:style-name="T2">and holds that being spiritually dead means you cannot choose God without God making you born again first.</text:span></text:p>
          <text:list>
            <text:list-item>
              <text:p text:style-name="P4">Calvinism holds that being born again comes before faith.<text:line-break/>Not the other way around.</text:p>
            </text:list-item>
          </text:list>
        </text:list-item>
        <text:list-item>
          <text:p text:style-name="P5">Non-Calvinists hold that God draws all in a general sense, and some respond favoratively toward the gospel call.</text:p>
        </text:list-item>
      </text:list>
      <text:h text:style-name="P6" text:outline-level="4"><text:bookmark-start text:name="__RefHeading___Toc329047_1347044286"/>Calvinist Dictionary<text:bookmark-end text:name="__RefHeading___Toc329047_1347044286"/></text:h>
      <text:h text:style-name="P7" text:outline-level="5" text:is-list-header="true"><text:bookmark-start text:name="__RefHeading___Toc329049_1347044286"/>Depravity<text:bookmark-end text:name="__RefHeading___Toc329049_1347044286"/></text:h>
      <text:list text:style-name="L2">
        <text:list-item>
          <text:p text:style-name="P8">To a Calvinist, "depravity" means: <text:line-break/>dead spiritually and mentally, men are not capable of responding to the gospel, nor responding to the glory of God on their own, they are the walking dead, both spiritually and mentally.</text:p>
        </text:list-item>
        <text:list-item>
          <text:p text:style-name="P8">For the Calvinist, most people have been predetermined not to respond to the gospel of Jesus, whether they know it or not.</text:p>
        </text:list-item>
        <text:list-item>
          <text:p text:style-name="P8">starting in <text:line-break/><text:span text:style-name="T3">Rom</text:span><text:span text:style-name="T4">ans</text:span><text:span text:style-name="T3"> 8:5</text:span> <text:span text:style-name="T5">For those who </text:span><text:span text:style-name="T6">live according to the flesh</text:span><text:span text:style-name="T5"> </text:span><text:span text:style-name="T6">set their minds on</text:span><text:span text:style-name="T5"> the things of the flesh, but those </text:span><text:span text:style-name="T6">who live according to the Spirit</text:span><text:span text:style-name="T5"> set their minds </text:span><text:span text:style-name="T6">on the things of the Spirit</text:span>.<text:line-break/>(notice “live according to the flesh” comes before “set their minds on”).</text:p>
          <text:list>
            <text:list-item>
              <text:p text:style-name="P8">They the sinner determine for themselves to set their minds on the flesh, not God.</text:p>
            </text:list-item>
            <text:list-item>
              <text:p text:style-name="P8"><text:span text:style-name="T7">It follows</text:span> that the way we live determines the way we live.</text:p>
            </text:list-item>
            <text:list-item>
              <text:p text:style-name="P8"><text:span text:style-name="T3">Rom</text:span><text:span text:style-name="T4">ans</text:span><text:span text:style-name="T3"> 8:13</text:span> <text:span text:style-name="T5">For if you live according to the flesh you will die, but if by the Spirit you put to death the deeds of the body, you will live.</text:span> (notice once again it’s how we live).<text:line-break/>Ah yes, it’s a personal choice… to live according to the spirit, by doing what? Putting to death the deeds of the body/flesh.</text:p>
            </text:list-item>
            <text:list-item>
              <text:p text:style-name="P8">Death to Flesh/deeds=life</text:p>
            </text:list-item>
          </text:list>
        </text:list-item>
      </text:list>
      <text:h text:style-name="P9" text:outline-level="4"><text:bookmark-start text:name="__RefHeading___Toc329051_1347044286"/>Dead<text:bookmark-end text:name="__RefHeading___Toc329051_1347044286"/></text:h>
      <text:h text:style-name="P7" text:outline-level="5" text:is-list-header="true"><text:bookmark-start text:name="__RefHeading___Toc329053_1347044286"/>Lazarus<text:bookmark-end text:name="__RefHeading___Toc329053_1347044286"/></text:h>
      <text:list text:style-name="L3">
        <text:list-item>
          <text:p text:style-name="P10">Calvinism affirms that just as Lazarus could not come out of the tomb without Christ calling him out, so neither can a spiritually dead person respond to Christ's gospel call without being <text:soft-page-break/>born again first.<text:line-break/>The non-calvinist would respond that of course God calls people, but that does not mean people are not making a choice to follow God or that God is actively making it impossible for others to do so.</text:p>
        </text:list-item>
      </text:list>
      <text:h text:style-name="P7" text:outline-level="5" text:is-list-header="true">Ephesians <text:bookmark-start text:name="__RefHeading___Toc329055_1347044286"/>2:1-<text:span text:style-name="T8">3 </text:span><text:span text:style-name="T9">(dead in trespasses and sin)</text:span><text:bookmark-end text:name="__RefHeading___Toc329055_1347044286"/></text:h>
      <text:p text:style-name="P11"><text:span text:style-name="T10">Ephesians 2:1-</text:span><text:span text:style-name="T11">3</text:span><text:span text:style-name="T2"><text:line-break/></text:span><text:span text:style-name="T12">1.</text:span><text:span text:style-name="T13"> </text:span><text:span text:style-name="T14">And </text:span><text:span text:style-name="T15">you were </text:span><text:span text:style-name="T16">dead</text:span><text:span text:style-name="T15"> in your transgressions and sins</text:span><text:span text:style-name="T14">,</text:span><text:span text:style-name="T17"><text:line-break/></text:span><text:span text:style-name="T12">2.</text:span><text:span text:style-name="T17"> </text:span><text:span text:style-name="T14">in which you formerly walked according to the course of this world, according to the ruler of the power of the air, the spirit that is now working in the sons of disobedience,</text:span><text:span text:style-name="T17"><text:line-break/></text:span><text:span text:style-name="T12">3. </text:span><text:span text:style-name="T14">among whom we all also formerly conducted ourselves in the lusts of our flesh, doing the desires of the flesh and of the mind, and were </text:span><text:span text:style-name="T15">by nature children of wrath</text:span><text:span text:style-name="T14">, even as the rest.</text:span></text:p>
      <text:list text:style-name="L4">
        <text:list-item>
          <text:p text:style-name="P12"><text:span text:style-name="T18">John MacArthur Commentary: </text:span><text:span text:style-name="T19"><text:line-break/>“</text:span><text:span text:style-name="T20">How can a person who is dead in sin, blinded by Satan…exercise saving faith? A corpse could no sooner come out of a grave and walk.</text:span><text:span text:style-name="T19">” —John MacArthur Jr., Saved Without a Doubt (Colorado Springs, Colo.: Chariot Victor, 1992), 58.</text:span></text:p>
          <text:list>
            <text:list-item>
              <text:p text:style-name="P13">If we are to understand the meaning of "dead in trespasses and sins," we must recognize the frequent metaphorical use of "dead" in Scripture: </text:p>
            </text:list-item>
          </text:list>
        </text:list-item>
        <text:list-item>
          <text:p text:style-name="P14"><text:span text:style-name="T15">you were </text:span><text:span text:style-name="T16">dead</text:span><text:span text:style-name="T15"> in your transgressions and sins</text:span></text:p>
          <text:list>
            <text:list-item>
              <text:p text:style-name="P15">This must occur sometime after birth, since the Bible elsewhere affirms God does not deem little children who do not know the difference between evil or good yet as being guilty before God</text:p>
            </text:list-item>
            <text:list-item>
              <text:p text:style-name="P15">When does someone become spiritually dead?<text:line-break/>It seems transgressions has something to do with it.<text:line-break/>We see disobedience to God and carnal living.<text:line-break/>The spiritual deadness results from the wages of sin being death.<text:line-break/>We wouldn't say a 1 year old infant is sinning and neither does the Bible.</text:p>
            </text:list-item>
          </text:list>
        </text:list-item>
        <text:list-item>
          <text:p text:style-name="P16">by nature children of wrath</text:p>
          <text:list>
            <text:list-item>
              <text:p text:style-name="P17">Is this an original sin <text:span text:style-name="T2">and/or a total depravity</text:span> doctrine?<text:line-break/>Meaning we are born under wrath because we are born after Adam.<text:line-break/>Paul does not explicitly say that</text:p>
            </text:list-item>
            <text:list-item>
              <text:p text:style-name="P17">Our nature is a sinful <text:span text:style-name="T21">nature</text:span> before we are converted.<text:line-break/>That does not mean we are born guilty before God.<text:line-break/>But we are born with a handicap in that given long enough, we will reach an age of accountability and ultimately rebel against God.</text:p>
            </text:list-item>
            <text:list-item>
              <text:p text:style-name="P18"><text:soft-page-break/>Romans 1 says that the wrath of God comes upon those who suppress the truth in unrighteousness.</text:p>
            </text:list-item>
          </text:list>
        </text:list-item>
      </text:list>
      <text:h text:style-name="P19" text:outline-level="5" text:is-list-header="true">Ephesians <text:bookmark-start text:name="__RefHeading___Toc329057_1347044286"/>4:17-19 <text:span text:style-name="T22">(alienated from God)</text:span><text:bookmark-end text:name="__RefHeading___Toc329057_1347044286"/></text:h>
      <text:p text:style-name="P20"><text:span text:style-name="T3">Ephesians 4:17-19<text:line-break/>17. </text:span><text:span text:style-name="T5">This I say, therefore, and testify in the Lord, that </text:span><text:span text:style-name="T21">you should no longer walk as the rest of the Gentiles walk</text:span><text:span text:style-name="T5">, in the futility of their mind,</text:span><text:line-break/><text:span text:style-name="T3">18.</text:span> <text:span text:style-name="T21">having their understanding darkened, being </text:span><text:span text:style-name="T23">alienated from the life of God</text:span><text:span text:style-name="T5">, because of the ignorance that is in them, because of the blindness of their heart;</text:span><text:line-break/><text:span text:style-name="T3">19.</text:span> <text:span text:style-name="T21">who, being past feeling</text:span><text:span text:style-name="T5">, have given themselves over to lewdness, to work all uncleanness with greediness.</text:span></text:p>
      <text:list text:style-name="L5">
        <text:list-item>
          <text:p text:style-name="P21">having their understanding darkened, being alienated from the life of God</text:p>
          <text:list>
            <text:list-item>
              <text:p text:style-name="P22"><text:span text:style-name="T24">The previous verse said </text:span><text:span text:style-name="T25">you should no longer walk as the rest of the Gentiles walk</text:span><text:span text:style-name="T24">.</text:span></text:p>
            </text:list-item>
            <text:list-item>
              <text:p text:style-name="P23">Before Jesus came, the Gentiles were majority unsaved.<text:line-break/>At the beginning of the 1st century, the Church was mostly composed of ethnic jews.<text:line-break/>So talking of a Gentile was almost the same as talking about a lost person.</text:p>
            </text:list-item>
            <text:list-item>
              <text:p text:style-name="P23">Gentiles were in a majority way alienated from God.<text:line-break/>Paul is saying not to be like them.</text:p>
            </text:list-item>
            <text:list-item>
              <text:p text:style-name="P24"><text:span text:style-name="T26">Recall </text:span><text:span text:style-name="T27">Ephesians 2:1-2</text:span><text:span text:style-name="T26"><text:line-break/></text:span><text:span text:style-name="T12">1.</text:span><text:span text:style-name="T13"> </text:span><text:span text:style-name="T14">And </text:span><text:span text:style-name="T15">you were </text:span><text:span text:style-name="T16">dead</text:span><text:span text:style-name="T15"> in your transgressions and sins</text:span><text:span text:style-name="T14">,</text:span><text:span text:style-name="T17"><text:line-break/></text:span><text:span text:style-name="T12">2.</text:span><text:span text:style-name="T17"> </text:span><text:span text:style-name="T14">in which you formerly walked according to the course of this world, according to the ruler of the power of the air, the spirit that is now working in the sons of disobedience,</text:span></text:p>
              <text:list>
                <text:list-item>
                  <text:p text:style-name="P23"><text:span text:style-name="T19">Dead does not mean you can't do anything.<text:line-break/>It is a condition.<text:line-break/>It means dead, as in being alienated from God. If you are spiritually dead, you are alienated from God and are a dead man spiritually, awaiting condemnation.<text:line-break/></text:span><text:span text:style-name="T28">You are in a condemned status.</text:span></text:p>
                </text:list-item>
                <text:list-item>
                  <text:p text:style-name="P25"><text:span text:style-name="T3">v18</text:span> adds to <text:span text:style-name="T3">Ephesians 2:1-2</text:span>. Gentiles who are not Christians are spiritually dead; they are alienated from God.</text:p>
                </text:list-item>
                <text:list-item>
                  <text:p text:style-name="P26">Nothing in this passage is suggesting that God must make one born again before he can repent as the Calvinist doctrine of Total Depravity would suggest.<text:line-break/>What we do see is that when someone is <text:span text:style-name="T29">alienated</text:span> from God because of their sin, they are said to be <text:span text:style-name="T29">dead</text:span> in their sin and trespasses.<text:line-break/>Not that they are unable to be saved unless God makes them born against first.</text:p>
                </text:list-item>
              </text:list>
            </text:list-item>
          </text:list>
        </text:list-item>
        <text:list-item>
          <text:p text:style-name="P27">who, being past feeling</text:p>
          <text:list>
            <text:list-item>
              <text:p text:style-name="P25"><text:soft-page-break/>Do unsaved people have no feeling at all? Of course they sense things physically.<text:line-break/>They have no spiritual feeling. No spiritual sensitivity toward the things of God.<text:line-break/>Their hearts are numb toward moral issues.<text:line-break/>They have no warm feeling toward God and no regret or godly sorrow over their sin.</text:p>
            </text:list-item>
          </text:list>
        </text:list-item>
      </text:list>
      <text:h text:style-name="P28" text:outline-level="5" text:is-list-header="true"><text:bookmark-start text:name="__RefHeading___Toc329059_1347044286"/>Metaphorical uses of Dead in scripture<text:bookmark-end text:name="__RefHeading___Toc329059_1347044286"/></text:h>
      <text:h text:style-name="P29" text:outline-level="6"><text:bookmark-start text:name="__RefHeading___Toc329061_1347044286"/>As good as dead – weak<text:bookmark-end text:name="__RefHeading___Toc329061_1347044286"/></text:h>
      <text:h text:style-name="P30" text:outline-level="7">Revelation <text:bookmark-start text:name="__RefHeading___Toc329063_1347044286"/>3:1 <text:span text:style-name="T30">(but you are dead)</text:span><text:bookmark-end text:name="__RefHeading___Toc329063_1347044286"/></text:h>
      <text:p text:style-name="P11"><text:span text:style-name="T3">Revelation 3:1</text:span><text:line-break/><text:span text:style-name="T31">1. </text:span><text:span text:style-name="T5">"I know your deeds; you have a reputation of being alive, but you are dead."</text:span></text:p>
      <text:list text:style-name="L6">
        <text:list-item>
          <text:p text:style-name="P31">Here, dead mean "good as dead". </text:p>
        </text:list-item>
        <text:list-item>
          <text:p text:style-name="P31">Jesus called people in Churches to repent in Revelation 3, which is something that He expected them to do.<text:line-break/>But until they do, they are as good as dead.<text:line-break/>Yet these so-called "dead" people are expected to make choices, which is not possible in Calvinism.</text:p>
        </text:list-item>
      </text:list>
      <text:h text:style-name="P32" text:outline-level="7">Hebrews <text:bookmark-start text:name="__RefHeading___Toc329065_1347044286"/>11:12 <text:span text:style-name="T30">(as good as dead)</text:span><text:bookmark-end text:name="__RefHeading___Toc329065_1347044286"/></text:h>
      <text:list text:style-name="L7">
        <text:list-item>
          <text:p text:style-name="P33">Compare:<text:span text:style-name="T3"> Hebrews 11:12</text:span><text:line-break/><text:span text:style-name="T4">12. </text:span><text:span text:style-name="T5">Therefore from one man, and him </text:span><text:span text:style-name="T21">as good as dead</text:span><text:span text:style-name="T5">, were born as many as the stars of the sky in multitude—innumerable as the sand which is by the seashore."</text:span></text:p>
        </text:list-item>
      </text:list>
      <text:h text:style-name="P32" text:outline-level="7">Romans <text:bookmark-start text:name="__RefHeading___Toc329067_1347044286"/>4:19 <text:span text:style-name="T30">(already dead)</text:span><text:bookmark-end text:name="__RefHeading___Toc329067_1347044286"/></text:h>
      <text:p text:style-name="P11"><text:span text:style-name="T3">Romans 4:19</text:span><text:line-break/><text:span text:style-name="T32">19.</text:span><text:span text:style-name="T30"> </text:span><text:span text:style-name="T5">[Abraham] did not consider his own body, </text:span><text:span text:style-name="T21">already dead</text:span><text:span text:style-name="T5"> (since he was about a hundred years old), and the deadness of Sarah's womb...</text:span></text:p>
      <text:h text:style-name="P29" text:outline-level="6"><text:bookmark-start text:name="__RefHeading___Toc329069_1347044286"/>Condemned to death<text:bookmark-end text:name="__RefHeading___Toc329069_1347044286"/></text:h>
      <text:h text:style-name="P32" text:outline-level="7">Genesis <text:bookmark-start text:name="__RefHeading___Toc329071_1347044286"/>20:3 <text:span text:style-name="T33">(you are a dead man)</text:span><text:bookmark-end text:name="__RefHeading___Toc329071_1347044286"/></text:h>
      <text:p text:style-name="P34"><text:span text:style-name="T3">Genesis 20:3<text:line-break/>3. </text:span><text:span text:style-name="T5">But God came to Abimelech in a dream by night, and said to him, “</text:span><text:span text:style-name="T21">Indeed you are a dead man</text:span><text:span text:style-name="T5"> </text:span><text:span text:style-name="T21">because</text:span><text:span text:style-name="T5"> of the woman whom you have taken, for she is a man’s wife.”</text:span></text:p>
      <text:h text:style-name="P32" text:outline-level="7">Exodus <text:bookmark-start text:name="__RefHeading___Toc329073_1347044286"/>12:33 <text:span text:style-name="T33">(we are all dead)</text:span><text:bookmark-end text:name="__RefHeading___Toc329073_1347044286"/></text:h>
      <text:p text:style-name="P34"><text:span text:style-name="T3">Exodus 12:33 </text:span>(Young’s Literal)<text:line-break/><text:span text:style-name="T3">33.</text:span><text:span text:style-name="T34"> </text:span><text:span text:style-name="T5">And the Egyptians are urgent on the people, hasting to send them away out of the land, for they said, and “</text:span><text:span text:style-name="T21">We are all dead</text:span><text:span text:style-name="T5">.”</text:span></text:p>
      <text:h text:style-name="P32" text:outline-level="7"><text:bookmark-start text:name="__RefHeading___Toc329075_1347044286"/><text:soft-page-break/>2 Samuel 9:8 <text:span text:style-name="T33">(a dead dog as I)</text:span><text:bookmark-end text:name="__RefHeading___Toc329075_1347044286"/></text:h>
      <text:p text:style-name="P34"><text:span text:style-name="T3">2 Samuel 9:8<text:line-break/>8.</text:span> <text:span text:style-name="T5">Then he bowed himself, and said, “What is your servant, that you should look upon such </text:span><text:span text:style-name="T21">a dead dog as I</text:span><text:span text:style-name="T5">?”</text:span></text:p>
      <text:h text:style-name="P32" text:outline-level="7"><text:bookmark-start text:name="__RefHeading___Toc329077_1347044286"/>2 Samuel 19:28 <text:span text:style-name="T33">(my <text:s/>father's house were but dead men)</text:span><text:bookmark-end text:name="__RefHeading___Toc329077_1347044286"/></text:h>
      <text:p text:style-name="P34"><text:span text:style-name="T3">2 Samuel 19:28<text:line-break/>28.</text:span> <text:span text:style-name="T5">For all my father’s house were but </text:span><text:span text:style-name="T21">dead men</text:span><text:span text:style-name="T5"> before my lord the king.”</text:span></text:p>
      <text:h text:style-name="P32" text:outline-level="7">Romans <text:bookmark-start text:name="__RefHeading___Toc329079_1347044286"/>8:10 <text:span text:style-name="T33">(the body is dead because of sin)</text:span><text:bookmark-end text:name="__RefHeading___Toc329079_1347044286"/></text:h>
      <text:p text:style-name="P34"><text:span text:style-name="T3">Romans 8:10<text:line-break/>10.</text:span> <text:span text:style-name="T5">And if Christ is in you, </text:span><text:span text:style-name="T21">the body is dead because of sin</text:span><text:span text:style-name="T5">, but the Spirit is life because of righteousness. </text:span></text:p>
      <text:list text:style-name="L8">
        <text:list-item>
          <text:p text:style-name="P35">Those who are spiritually dead will be condemned to death if not made spiritually alive in Christ.</text:p>
        </text:list-item>
      </text:list>
      <text:h text:style-name="P36" text:outline-level="6"><text:bookmark-start text:name="__RefHeading___Toc329081_1347044286"/>Dead to sin<text:bookmark-end text:name="__RefHeading___Toc329081_1347044286"/></text:h>
      <text:p text:style-name="P37">There are Bible verses saying the Christian is dead to sin.<text:line-break/>That doesn't mean the Christian cannot sin anymore in a literal sense.<text:line-break/>So to say dead in sin before you are saved doesn't mean you can't do anything, including having faith.</text:p>
      <text:h text:style-name="P29" text:outline-level="6"><text:bookmark-start text:name="__RefHeading___Toc329083_1347044286"/>Dead to God or alienated from God<text:bookmark-end text:name="__RefHeading___Toc329083_1347044286"/></text:h>
      <text:h text:style-name="P32" text:outline-level="7">Romans <text:bookmark-start text:name="__RefHeading___Toc329085_1347044286"/>7:9-11 <text:span text:style-name="T33">(I was once alive without the law)</text:span><text:bookmark-end text:name="__RefHeading___Toc329085_1347044286"/></text:h>
      <text:p text:style-name="P11"><text:span text:style-name="T3">Romans 7:9-11<text:line-break/></text:span><text:span text:style-name="T35">9.</text:span><text:span text:style-name="T36"> </text:span><text:span text:style-name="T5">I was alive once without the law, but when the commandment came, sin revived and I died. </text:span><text:line-break/><text:span text:style-name="T3">10.</text:span> <text:span text:style-name="T5">And the commandment, which was to bring life, I found to bring death. </text:span><text:line-break/><text:span text:style-name="T3">11.</text:span><text:span text:style-name="T5"> For sin, taking occasion by the commandment, deceived me, and by it killed me.</text:span></text:p>
      <text:h text:style-name="P32" text:outline-level="7">Luke <text:bookmark-start text:name="__RefHeading___Toc329087_1347044286"/>15:24 <text:span text:style-name="T33">(my son was dead and is alive again)</text:span><text:bookmark-end text:name="__RefHeading___Toc329087_1347044286"/></text:h>
      <text:p text:style-name="P11"><text:span text:style-name="T3">Luke 15:24<text:line-break/></text:span><text:span text:style-name="T35">24.</text:span><text:span text:style-name="T37"> </text:span>“…<text:span text:style-name="T5">for this my son was dead and is alive again; he was lost and is found.</text:span>”</text:p>
      <text:list text:style-name="L9">
        <text:list-item>
          <text:p text:style-name="P38">Surely the son was making decisions while he was dead (alienated from his father).</text:p>
        </text:list-item>
      </text:list>
      <text:h text:style-name="P32" text:outline-level="7">Romans <text:bookmark-start text:name="__RefHeading___Toc329089_1347044286"/>6:2 + Galatians 6:14 <text:span text:style-name="T33">(dead to sin)</text:span><text:bookmark-end text:name="__RefHeading___Toc329089_1347044286"/></text:h>
      <text:p text:style-name="P11">Do the metaphorical expressions "dead to sin" (Romans 6:2) <text:line-break/>and "crucified to the world” (Galatians 6:14)<text:line-break/>preclude/<text:span text:style-name="T38">prevent</text:span> any wrongdoing by the believer? (see also Colossians 2:20/3:3) <text:line-break/>If not, then how can one’s being dead in sin be forced to mean incapable of doing any good? </text:p>
      <text:h text:style-name="P32" text:outline-level="7"><text:soft-page-break/>Matthew <text:bookmark-start text:name="__RefHeading___Toc329091_1347044286"/>8:21 <text:span text:style-name="T39">(let the dead bury their own dead)</text:span><text:bookmark-end text:name="__RefHeading___Toc329091_1347044286"/></text:h>
      <text:p text:style-name="P39"><text:span text:style-name="T3">Matthew 8:21<text:line-break/></text:span><text:span text:style-name="T40">21.</text:span><text:span text:style-name="T39"> </text:span><text:span text:style-name="T41">Then another of His disciples said to Him, “Lord, let me first go and bury my father.”</text:span><text:span text:style-name="T39"><text:line-break/></text:span><text:span text:style-name="T40">22.</text:span><text:span text:style-name="T39"> </text:span><text:span text:style-name="T41">But Jesus said to him, “Follow Me, and </text:span><text:span text:style-name="T42">let the dead bury their own dead</text:span><text:span text:style-name="T41">.”</text:span></text:p>
      <text:list text:style-name="L10">
        <text:list-item>
          <text:p text:style-name="P40">let the dead bury their own dead</text:p>
          <text:list>
            <text:list-item>
              <text:p text:style-name="P41"><text:span text:style-name="T43">Let those who are spiritually dead bury the dead.<text:line-break/>Any unregenerate person can do that.<text:line-break/>But only Christians can follow Jesus which non-Christians </text:span><text:span text:style-name="T44">cannot do.</text:span></text:p>
            </text:list-item>
            <text:list-item>
              <text:p text:style-name="P42">It does not therefore follow that the man talking to Jesus could make no choice in the matter to follow Jesus.</text:p>
            </text:list-item>
            <text:list-item>
              <text:p text:style-name="P42">Unbelievers can bury the dead. Any spiritually dead person can bury dead people.</text:p>
            </text:list-item>
            <text:list-item>
              <text:p text:style-name="P43">Jesus was calling him to be a preacher to travel with Him.<text:line-break/><text:span text:style-name="T39">Only a spiritually alive person could do that.</text:span></text:p>
            </text:list-item>
            <text:list-item>
              <text:p text:style-name="P42">Nothing in this passage is a negation of an unbeliever being able to make a decision to choose God.</text:p>
            </text:list-item>
          </text:list>
        </text:list-item>
      </text:list>
      <text:h text:style-name="P32" text:outline-level="7">Colossians <text:bookmark-start text:name="__RefHeading___Toc329093_1347044286"/>2:13 <text:span text:style-name="T33">(you being dead in your transgressions)</text:span><text:bookmark-end text:name="__RefHeading___Toc329093_1347044286"/></text:h>
      <text:p text:style-name="P44"><text:span text:style-name="T3">Colossians 2:13</text:span><text:line-break/><text:span text:style-name="T45">13.</text:span><text:span text:style-name="T46"> </text:span><text:span text:style-name="T47">And you being </text:span><text:span text:style-name="T48">dead in your transgressions</text:span><text:span text:style-name="T47"> and the uncircumcision of your flesh, He made you </text:span><text:span text:style-name="T48">alive</text:span><text:span text:style-name="T47"> </text:span><text:span text:style-name="T48">with Him</text:span><text:span text:style-name="T47">, having graciously forgiven us all our transgressions.</text:span></text:p>
      <text:list text:style-name="L11">
        <text:list-item>
          <text:p text:style-name="P45">dead in your transgressions</text:p>
          <text:list>
            <text:list-item>
              <text:p text:style-name="P46">The Calvinist sees the word 'dead' and equates the inability for a human to make any spiritual moves toward God unless he is first made spirutally born again by God first.</text:p>
            </text:list-item>
            <text:list-item>
              <text:p text:style-name="P46">Elsewhere we see the word 'dead' being used to describe a state of being.<text:line-break/>If you trespass against God, you are good as dead. Condemned. You're a dead man walking.<text:line-break/>The judgment is so sure. So certain. It's just a matter of time. You're building up wrath for the day of judgment.</text:p>
            </text:list-item>
            <text:list-item>
              <text:p text:style-name="P47">Dead does not mean one cannot make moves toward God or is unable to accept the gospel of Jesus without first being born again first.</text:p>
            </text:list-item>
            <text:list-item>
              <text:p text:style-name="P48"><text:span text:style-name="T49">O</text:span><text:span text:style-name="T26">f course God made the first move. Jesus came.</text:span></text:p>
            </text:list-item>
          </text:list>
        </text:list-item>
      </text:list>
      <text:h text:style-name="P32" text:outline-level="7"><text:bookmark-start text:name="__RefHeading___Toc329095_1347044286"/>The Prodigal Son <text:span text:style-name="T33">(comes to his senses)</text:span><text:bookmark-end text:name="__RefHeading___Toc329095_1347044286"/></text:h>
      <text:list text:style-name="L12">
        <text:list-item>
          <text:p text:style-name="P49">The prodigal son <text:span text:style-name="T29">comes to his senses</text:span>.<text:line-break/>It doesn't say the father irresistibly drew his son.<text:line-break/><text:span text:style-name="T2">That militates against the idea of total depravity, where the sinner is unable to make any decisions concerning accepting the gospel message.</text:span></text:p>
        </text:list-item>
        <text:list-item>
          <text:p text:style-name="P50"><text:soft-page-break/>The prodigal son was 'dead' to his father.<text:line-break/>We say that today too. "You're dead to me" – with regards to relationship.</text:p>
        </text:list-item>
      </text:list>
      <text:h text:style-name="P51" text:outline-level="4"><text:bookmark-start text:name="__RefHeading___Toc329097_1347044286"/>Guilty <text:span text:style-name="T50">from being </text:span><text:span text:style-name="T51">birth</text:span><text:span text:style-name="T50">?</text:span><text:bookmark-end text:name="__RefHeading___Toc329097_1347044286"/></text:h>
      <text:p text:style-name="P52">This touches on the doctrine of Original Sin.<text:line-break/>But does being born make you guilty before God?<text:line-break/>Or does guilt come when you reach an age of accountability?</text:p>
      <text:h text:style-name="P53" text:outline-level="5" text:is-list-header="true">Genesis <text:bookmark-start text:name="__RefHeading___Toc329099_1347044286"/>6:5<text:bookmark-end text:name="__RefHeading___Toc329099_1347044286"/><text:span text:style-name="T52"> (wickedness of man – evil continually)</text:span></text:h>
      <text:p text:style-name="P54"><text:span text:style-name="T3">Genesis 6:5<text:line-break/>5.</text:span> <text:span text:style-name="T5">Then the LORD[fn] saw that the wickedness of man was great in the earth, and that every intent of the thoughts of his heart was only evil continually.</text:span></text:p>
      <text:list text:style-name="L13">
        <text:list-item>
          <text:p text:style-name="P55">This is certainly speaking of people from right before the Great Flood.</text:p>
          <text:list>
            <text:list-item>
              <text:p text:style-name="P55">The description was based off of the behavior of the people.</text:p>
            </text:list-item>
            <text:list-item>
              <text:p text:style-name="P55">It does not follow that all men today are equally evil in behavior, or that they were born that way.</text:p>
            </text:list-item>
          </text:list>
        </text:list-item>
        <text:list-item>
          <text:p text:style-name="P55">Of course people are born with a sin nature, but this does not affirm that humans are born guilty before God.</text:p>
        </text:list-item>
      </text:list>
      <text:h text:style-name="P7" text:outline-level="5" text:is-list-header="true">Psalm <text:bookmark-start text:name="__RefHeading___Toc329101_1347044286"/>51:5 <text:span text:style-name="T53">(David conceived in sin)</text:span><text:bookmark-end text:name="__RefHeading___Toc329101_1347044286"/></text:h>
      <text:list xml:id="list2607639342" text:style-name="L14">
        <text:list-item>
          <text:p text:style-name="P56"><text:span text:style-name="T3">Psalm 51:5<text:line-break/></text:span><text:span text:style-name="T54">5. </text:span><text:span text:style-name="T5">Behold, </text:span><text:span text:style-name="T21">I was brought forth in iniquity</text:span><text:span text:style-name="T5">,<text:line-break/>And </text:span><text:span text:style-name="T21">in sin my mother conceived me</text:span><text:span text:style-name="T5">.</text:span></text:p>
          <text:list>
            <text:list-item>
              <text:p text:style-name="P57">Did David's mother sin by bearing David?<text:line-break/>Would not seem so.</text:p>
              <text:list>
                <text:list-item>
                  <text:p text:style-name="P57">Was David an illegitimate child? We are not told he was.</text:p>
                </text:list-item>
                <text:list-item>
                  <text:p text:style-name="P57"><text:span text:style-name="T55">If I</text:span> someone today <text:span text:style-name="T55">said they were</text:span> born in sin, you would likely believe they were born out of wedlock, being a bastard child.<text:line-break/><text:span text:style-name="T56">Even in that case, the baby isn't the one sinning.</text:span></text:p>
                </text:list-item>
                <text:list-item>
                  <text:p text:style-name="P58">Does a single-celled embryo at conception sin? Wouldn't seem so.</text:p>
                </text:list-item>
              </text:list>
            </text:list-item>
            <text:list-item>
              <text:p text:style-name="P59">Truly, no one had to teach any of us to sin. It is part of the corrupted, human nature, ever since Adam.</text:p>
            </text:list-item>
            <text:list-item>
              <text:p text:style-name="P60">Is there a difference between being "born in sin" and being born guilty?</text:p>
            </text:list-item>
            <text:list-item>
              <text:p text:style-name="P61">We are born with a sin nature, but are we born with guilt?<text:line-break/><text:span text:style-name="T57">If so, infants are damned</text:span><text:span text:style-name="T58">.</text:span></text:p>
            </text:list-item>
            <text:list-item>
              <text:p text:style-name="P62"><text:soft-page-break/>The context of this Psalm was David saying how guilty he was for murdering Uriah and David's adultery. David was expressing how exceedingly sinful he was.<text:line-break/>It can easily be understood as poetic license for David to say he was born in sin, or even that he was sinful before he was born, which can be seen as David expressing his totality of acknowledging his own, complete, admission to his guilt before God.</text:p>
              <text:list>
                <text:list-item>
                  <text:p text:style-name="P62">To make the text a universal, speaking of all children before they are born is to go beyond the text.</text:p>
                </text:list-item>
              </text:list>
            </text:list-item>
            <text:list-item>
              <text:p text:style-name="P59">If given enough time, a baby will come to the knowledge of right and wrong <text:span text:style-name="T50">as he grows up</text:span>, <text:span text:style-name="T50">no longer being a baby at some point and</text:span> being accountable to God for rebellion against Him.</text:p>
            </text:list-item>
          </text:list>
        </text:list-item>
      </text:list>
      <text:h text:style-name="P7" text:outline-level="5" text:is-list-header="true">Romans <text:bookmark-start text:name="__RefHeading___Toc329103_1347044286"/>5:12 <text:span text:style-name="T59">(</text:span><text:span text:style-name="T60">Adam brought sin. Death through sin)</text:span><text:bookmark-end text:name="__RefHeading___Toc329103_1347044286"/></text:h>
      <text:list text:continue-numbering="true" text:style-name="L14">
        <text:list-item>
          <text:p text:style-name="P60"><text:span text:style-name="T3">Romans 5:12<text:line-break/></text:span><text:span text:style-name="T61">12.</text:span><text:span text:style-name="T62"> Therefore, just as through one man sin entered the world, and death through sin, and thus death spread to all men, </text:span><text:span text:style-name="T63">because all sinned</text:span><text:span text:style-name="T62">—</text:span></text:p>
          <text:list>
            <text:list-item>
              <text:p text:style-name="P63"><text:span text:style-name="T64">Sin has infected the world.</text:span><text:line-break/>Through Adam, sin entered the world<text:span text:style-name="T64">.<text:line-break/>It does not say that happens at birth.</text:span></text:p>
              <text:list>
                <text:list-item>
                  <text:p text:style-name="P63">Does that mean the whole human race is guilty for Adam's sin in a federal sinship?</text:p>
                </text:list-item>
                <text:list-item>
                  <text:p text:style-name="P64">Did death spread because Adam sinned, or because we sin?<text:line-break/>Paul said because "all" sin.<text:line-break/>So all that sin get death.</text:p>
                </text:list-item>
                <text:list-item>
                  <text:p text:style-name="P65">Death spread because all sin. <text:span text:style-name="T65">Individually or under federal headship?</text:span></text:p>
                  <text:list>
                    <text:list-item>
                      <text:p text:style-name="P66">Babies are not sinning because they cannot choose between the good and the evil, but still die because they are living in and affected by a cursed world.<text:line-break/>That does not mean they are guilty before God as an infant.</text:p>
                    </text:list-item>
                  </text:list>
                </text:list-item>
                <text:list-item>
                  <text:p text:style-name="P67">Individually, because <text:span text:style-name="T21">because all sinned</text:span></text:p>
                </text:list-item>
                <text:list-item>
                  <text:p text:style-name="P68"><text:span text:style-name="T3">Romans 3:23 </text:span>says all have sinned individually.<text:line-break/><text:span text:style-name="T61">23.</text:span><text:span text:style-name="T50"> </text:span><text:span text:style-name="T62">for </text:span><text:span text:style-name="T63">all have sinned</text:span><text:span text:style-name="T62"> and fall short of the glory of God,</text:span></text:p>
                  <text:list>
                    <text:list-item>
                      <text:p text:style-name="P67">No one is condemned for Adam's sin, but their own.</text:p>
                    </text:list-item>
                  </text:list>
                </text:list-item>
              </text:list>
            </text:list-item>
          </text:list>
        </text:list-item>
      </text:list>
      <text:h text:style-name="P7" text:outline-level="5" text:is-list-header="true">Isaiah <text:bookmark-start text:name="__RefHeading___Toc329105_1347044286"/>7:<text:span text:style-name="T66">15-</text:span>16 (before the boy will know)<text:bookmark-end text:name="__RefHeading___Toc329105_1347044286"/></text:h>
      <text:p text:style-name="P52"><text:span text:style-name="T3">Isaiah 7:</text:span><text:span text:style-name="T67">15-</text:span><text:span text:style-name="T3">16</text:span><text:line-break/><text:span text:style-name="T67">15.</text:span><text:span text:style-name="T66"> </text:span><text:span text:style-name="T68">“Curds and honey He shall eat, that He may know to refuse the evil and choose the good.</text:span><text:line-break/><text:soft-page-break/><text:span text:style-name="T69">16. </text:span><text:span text:style-name="T70">"For </text:span><text:span text:style-name="T71">before the boy will know to refuse evil and choose good</text:span><text:span text:style-name="T70">, the land whose two kings you dread will be forsaken.</text:span></text:p>
      <text:list text:style-name="L15">
        <text:list-item>
          <text:p text:style-name="P69"><text:span text:style-name="T71">before the boy will know to refuse evil and choose good –</text:span><text:span text:style-name="T72"> </text:span><text:span text:style-name="T73">age of accountability.<text:line-break/></text:span><text:span text:style-name="T74">Before the boy gets to that age, the threat against Judah would be gone.<text:line-break/></text:span><text:span text:style-name="T75">There was a prophecy which given, whereby it would happen before the boy comes to an age of accountability for his actions.</text:span></text:p>
        </text:list-item>
        <text:list-item>
          <text:p text:style-name="P70"><text:span text:style-name="T75">A</text:span><text:span text:style-name="T26">pparently there is an age where someone can choose the good.<text:line-break/>Regeneration isn't the only thing that makes it possible to choose the good.</text:span></text:p>
        </text:list-item>
      </text:list>
      <text:h text:style-name="P7" text:outline-level="5">Matt 19:14 For such is the kingdom of heaven</text:h>
      <text:list text:style-name="L16">
        <text:list-item>
          <text:p text:style-name="P71">also paralleled in Mark 10:14 and Luke 18:16</text:p>
        </text:list-item>
        <text:list-item>
          <text:p text:style-name="P71">Jesus seems to say children are good with God, at least until they reach an age of accountability where they have to decide for themselves whether they want to continue to be such.</text:p>
        </text:list-item>
      </text:list>
      <text:h text:style-name="P7" text:outline-level="5">Why are people condemned</text:h>
      <text:p text:style-name="P72">I it is when people love darkness rather than light, when presented with the truth.</text:p>
      <text:p text:style-name="P72">You are not condemned by what you didn't know, but what you did know.<text:line-break/>Babies don't know anything.</text:p>
      <text:h text:style-name="P7" text:outline-level="5" text:is-list-header="true"><text:bookmark-start text:name="__RefHeading___Toc329107_1347044286"/><text:span text:style-name="T75">1 </text:span><text:span text:style-name="T26">Corinthians 15:22</text:span><text:bookmark-end text:name="__RefHeading___Toc329107_1347044286"/></text:h>
      <text:p text:style-name="P73"><text:span text:style-name="T27">1 Corinthians 15:22<text:line-break/>22.</text:span><text:span text:style-name="T34"> </text:span><text:span text:style-name="T5">For as in Adam all die, even so in Christ all shall be made alive.</text:span></text:p>
      <text:list text:style-name="L17">
        <text:list-item>
          <text:p text:style-name="P74">True, but an infant being moral because of Adam's fall does not make him guilty before God.</text:p>
        </text:list-item>
        <text:list-item>
          <text:p text:style-name="P75"><text:span text:style-name="T26">Adam brought forth physical death.<text:line-break/>Christ brings for</text:span><text:span text:style-name="T76">th</text:span><text:span text:style-name="T26"> spiritual life.</text:span></text:p>
        </text:list-item>
      </text:list>
      <text:h text:style-name="P76" text:outline-level="4"><text:bookmark-start text:name="__RefHeading___Toc329109_1347044286"/>God does not ordain sin<text:bookmark-end text:name="__RefHeading___Toc329109_1347044286"/></text:h>
      <text:h text:style-name="P7" text:outline-level="5" text:is-list-header="true">Jeremiah <text:bookmark-start text:name="__RefHeading___Toc329111_1347044286"/>19:5<text:bookmark-end text:name="__RefHeading___Toc329111_1347044286"/></text:h>
      <text:p text:style-name="P77"><text:span text:style-name="T3">Jeremiah 19:5<text:line-break/>5.</text:span> <text:span text:style-name="T5">“(they have also built the high places of Baal, to burn their sons with fire for burnt offerings to Baal, which I did not command or speak, nor did it come into My mind),</text:span></text:p>
      <text:list text:style-name="L18">
        <text:list-item>
          <text:p text:style-name="P78">The Israelites were doing things that God said He never told them to do.</text:p>
        </text:list-item>
        <text:list-item>
          <text:p text:style-name="P78">If Calvinism is true, God made them do it.</text:p>
        </text:list-item>
      </text:list>
      <text:h text:style-name="P79" text:outline-level="4"><text:bookmark-start text:name="__RefHeading___Toc329113_1347044286"/><text:soft-page-break/>God expects people to choose<text:bookmark-end text:name="__RefHeading___Toc329113_1347044286"/></text:h>
      <text:h text:style-name="P80" text:outline-level="5" text:is-list-header="true">Isaiah <text:bookmark-start text:name="__RefHeading___Toc329115_1347044286"/>56:4-5<text:bookmark-end text:name="__RefHeading___Toc329115_1347044286"/></text:h>
      <text:p text:style-name="P11"><text:span text:style-name="T3">Isaiah 56:4-5<text:line-break/></text:span><text:span text:style-name="T77">4.</text:span><text:span text:style-name="T78"> </text:span><text:span text:style-name="T79">For thus says the LORD:<text:line-break/></text:span><text:span text:style-name="T5">“To the eunuchs </text:span><text:span text:style-name="T21">who</text:span><text:span text:style-name="T5"> keep My Sabbaths,<text:line-break/>And </text:span><text:span text:style-name="T21">choose what pleases Me</text:span><text:span text:style-name="T5">,<text:line-break/>And hold fast My covenant,</text:span><text:line-break/><text:span text:style-name="T77">5. </text:span><text:span text:style-name="T5">Even to them I will give in My house<text:line-break/>And within My walls a place and a name<text:line-break/>Better than that of sons and daughters;<text:line-break/>I will give them[fn] an everlasting name<text:line-break/>That shall not be cut off.</text:span></text:p>
      <text:list text:style-name="L19">
        <text:list-item>
          <text:p text:style-name="P81"/>
        </text:list-item>
      </text:list>
      <text:h text:style-name="P80" text:outline-level="5" text:is-list-header="true">Isaiah <text:bookmark-start text:name="__RefHeading___Toc329117_1347044286"/>66:3 <text:span text:style-name="T80">(So will I choose their delusions)</text:span><text:bookmark-end text:name="__RefHeading___Toc329117_1347044286"/></text:h>
      <text:p text:style-name="P82"><text:span text:style-name="T3">Isaiah 66:3<text:line-break/>3.</text:span><text:span text:style-name="T5"> “He who kills a bull is as if he slays a man;<text:line-break/>He who sacrifices a lamb, as if he breaks a dog’s neck;<text:line-break/>He who offers a grain offering, as if he offers swine’s blood;<text:line-break/>He who burns incense, as if he blesses an idol.<text:line-break/></text:span><text:span text:style-name="T21">Just as they have chosen their own ways</text:span><text:span text:style-name="T5">,<text:line-break/>And their soul delights in their abominations,</text:span><text:line-break/><text:span text:style-name="T3">4. </text:span><text:span text:style-name="T21">So will I choose their delusions</text:span><text:span text:style-name="T5">,<text:line-break/>And bring their fears on them;<text:line-break/></text:span><text:span text:style-name="T21">Because</text:span><text:span text:style-name="T5">, when I called, no one answered,<text:line-break/>When I spoke they did not hear;<text:line-break/>But </text:span><text:span text:style-name="T21">they did evil </text:span><text:span text:style-name="T5">before My eyes,<text:line-break/></text:span><text:span text:style-name="T21">And chose</text:span><text:span text:style-name="T5"> that in which I do not delight.”</text:span></text:p>
      <text:list text:style-name="L20">
        <text:list-item>
          <text:p text:style-name="P83">God through Isaiah was saying the Israelites were offering the right stuff, but with the wrong heart. For the wrong reasons.</text:p>
        </text:list-item>
        <text:list-item>
          <text:p text:style-name="P83">God didn't say "this is happening because you're totally depraved, what else could I do...".<text:line-break/>Instead, God said the delusions was because of their behavior.<text:line-break/>Their evil choices.</text:p>
        </text:list-item>
      </text:list>
      <text:h text:style-name="P84" text:outline-level="5" text:is-list-header="true">Ezekiel <text:bookmark-start text:name="__RefHeading___Toc329119_1347044286"/>33:11 <text:span text:style-name="T81">(turn from your evil ways)</text:span><text:bookmark-end text:name="__RefHeading___Toc329119_1347044286"/></text:h>
      <text:p text:style-name="P85"><text:span text:style-name="T3">Ezekiel 33:11<text:line-break/>11. </text:span><text:span text:style-name="T5">“Say to them: ‘As I live,’ says the Lord GOD, ‘I have no pleasure in the death of the wicked, but </text:span><text:soft-page-break/><text:span text:style-name="T5">that the wicked turn from his way and live. Turn, turn from your evil ways! For why should you die, O house of Israel?’</text:span></text:p>
      <text:list text:style-name="L21">
        <text:list-item>
          <text:p text:style-name="P86">God sure seems to believe that people can make free will decisions.<text:line-break/>Why would God ask people to do something if He knows He made it impossible for them to do?</text:p>
        </text:list-item>
        <text:list-item>
          <text:p text:style-name="P87">Is God a bad economist who wastes His breath so much, telling people to do things that He ensured that they cannot do?</text:p>
        </text:list-item>
      </text:list>
      <text:h text:style-name="P88" text:outline-level="5" text:is-list-header="true">Hebrews <text:bookmark-start text:name="__RefHeading___Toc329121_1347044286"/>3:15 (do not harden your hearts)<text:bookmark-end text:name="__RefHeading___Toc329121_1347044286"/></text:h>
      <text:p text:style-name="P89"><text:span text:style-name="T3">Hebrews 3:15<text:line-break/>15. </text:span><text:span text:style-name="T5">while it is said:<text:line-break/>“Today, if you will hear His voice,<text:line-break/>Do not harden your hearts as in the rebellion.”[fn]</text:span></text:p>
      <text:list text:style-name="L22">
        <text:list-item>
          <text:p text:style-name="P90">Hebrews quotes Psalm 95:7-8. <text:line-break/>Why would God tell the Israelites not to harden their hearts if He was the one who pre determined whether they would or wouldn't harden their hearts?</text:p>
        </text:list-item>
      </text:list>
      <text:h text:style-name="P91" text:outline-level="5" text:is-list-header="true">Acts <text:bookmark-start text:name="__RefHeading___Toc329123_1347044286"/>17:30 <text:span text:style-name="T82">(God commands all to repent)</text:span><text:bookmark-end text:name="__RefHeading___Toc329123_1347044286"/></text:h>
      <text:p text:style-name="P92"><text:span text:style-name="T3">Acts 17:30<text:line-break/>30. </text:span><text:span text:style-name="T5">“Truly, these times of ignorance God overlooked, but now commands </text:span><text:span text:style-name="T21">all men everywhere to repent</text:span><text:span text:style-name="T5">,</text:span></text:p>
      <text:list text:style-name="L23">
        <text:list-item>
          <text:p text:style-name="P93">Calvinism separates a general call and an effectual call.<text:line-break/>Why would God tell people to repent who He keeps from doing so? <text:line-break/>That is a God of Greek philolosophy.</text:p>
        </text:list-item>
      </text:list>
      <text:h text:style-name="P91" text:outline-level="5" text:is-list-header="true">Romans <text:bookmark-start text:name="__RefHeading___Toc329125_1347044286"/>1:20-21 <text:span text:style-name="T82">(hearts darkened because reject God)</text:span><text:bookmark-end text:name="__RefHeading___Toc329125_1347044286"/></text:h>
      <text:p text:style-name="P92"><text:span text:style-name="T3">Romans 1:20-21<text:line-break/>20. </text:span><text:span text:style-name="T5">For since the creation of the world His invisible attributes are clearly seen, being understood by the things that are made, even His eternal power and Godhead, so that they are without excuse,</text:span><text:line-break/><text:span text:style-name="T3">21.</text:span> <text:span text:style-name="T5">because, although they knew God, they did not glorify Him as God, nor were thankful, but became futile in their thoughts, and their foolish hearts were darkened.</text:span></text:p>
      <text:list text:style-name="L24">
        <text:list-item>
          <text:p text:style-name="P94">Became. They were at one point not futile in their thoughts.</text:p>
        </text:list-item>
        <text:list-item>
          <text:p text:style-name="P94">The 1st century Jews knew God in a way the Gentiles did not, yet many of them rejected God and their hearts were darkened.</text:p>
        </text:list-item>
        <text:list-item>
          <text:p text:style-name="P95">God wants folks to do the right thing, which makes no sense if God is actively keeping them from doing so.</text:p>
        </text:list-item>
      </text:list>
      <text:h text:style-name="P96" text:outline-level="5" text:is-list-header="true"><text:soft-page-break/>John <text:bookmark-start text:name="__RefHeading___Toc329127_1347044286"/>1:12-13 <text:span text:style-name="T83">(born, not of blood, but of God)</text:span><text:bookmark-end text:name="__RefHeading___Toc329127_1347044286"/></text:h>
      <text:p text:style-name="P97"><text:span text:style-name="T3">John 1:12-13<text:line-break/>12.</text:span> <text:span text:style-name="T5">But as many as received Him, to them He gave the right to become children of God, to those who believe in His name:</text:span><text:line-break/><text:span text:style-name="T3">13. </text:span><text:span text:style-name="T21">who were born, not of blood, nor of the will of the flesh, nor of the will of man, but of God</text:span><text:span text:style-name="T5">.</text:span></text:p>
      <text:list text:style-name="L25">
        <text:list-item>
          <text:p text:style-name="P98">Is this passage saying people were born again without being willing to be born again?</text:p>
          <text:list>
            <text:list-item>
              <text:p text:style-name="P98">I usually understand this passage to be saying that I cannot "will" someone else to be born of God. I did choose for myself to "will"/desire God to make me born again, though.</text:p>
            </text:list-item>
            <text:list-item>
              <text:p text:style-name="P99">Do we know anyone who got saved who didn't want to be saved?</text:p>
            </text:list-item>
            <text:list-item>
              <text:p text:style-name="P99">Calvinists hold that God makes you willing.</text:p>
            </text:list-item>
          </text:list>
        </text:list-item>
        <text:list-item>
          <text:p text:style-name="P100">Limited Negative is a figure of speech – "not <text:span text:style-name="T82">only </text:span>A, but also B".</text:p>
          <text:list>
            <text:list-item>
              <text:p text:style-name="P100">One example is Jesus saying "I did not come to bring peace, but a sword".<text:line-break/>Jesus came to primarily bring peace, but there will also be a sword aspect because of all the divided families and relationships that result, is what Jesus meant.</text:p>
            </text:list-item>
            <text:list-item>
              <text:p text:style-name="P100">Another is Jesus saying "don't work for the food that perishes, but work for the food that gives eternal life". That doesn't mean Jesus wants us to quit our jobs and never work for physical food.</text:p>
            </text:list-item>
            <text:list-item>
              <text:p text:style-name="P101">Another is Jesus saying "<text:span text:style-name="T84">Lead us not</text:span> into temptation, but deliver us from evil".<text:line-break/>We are to ask God to deliver us from temptation, and also to deliver us from evil.<text:line-break/>We know we will be led into temptation, but don't let that be the end of it.<text:line-break/>We want to overcome it.</text:p>
            </text:list-item>
            <text:list-item>
              <text:p text:style-name="P100">So in John 1, John is saying that people <text:span text:style-name="T83">who are born again </text:span>are <text:span text:style-name="T83">born not only of the flesh, but also of God.</text:span></text:p>
              <text:list>
                <text:list-item>
                  <text:p text:style-name="P100"/>
                </text:list-item>
              </text:list>
            </text:list-item>
          </text:list>
        </text:list-item>
      </text:list>
      <text:h text:style-name="P102" text:outline-level="4"><text:bookmark-start text:name="__RefHeading___Toc329129_1347044286"/>Born again through faith<text:bookmark-end text:name="__RefHeading___Toc329129_1347044286"/></text:h>
      <text:h text:style-name="P103" text:outline-level="5" text:is-list-header="true">John <text:bookmark-start text:name="__RefHeading___Toc329131_1347044286"/>3:9 (how can a man be born again?)<text:bookmark-end text:name="__RefHeading___Toc329131_1347044286"/></text:h>
      <text:p text:style-name="P104"><text:span text:style-name="T3">John 3:9</text:span><text:line-break/><text:span text:style-name="T3">9.</text:span> <text:span text:style-name="T5">Nicodemus answered and said to Him, “How can these things be?”</text:span><text:line-break/><text:span text:style-name="T3">14. </text:span><text:span text:style-name="T34">“</text:span><text:span text:style-name="T5">And as Moses lifted up the serpent in the wilderness, even so must the Son of Man be lifted up,</text:span><text:line-break/><text:span text:style-name="T3">15.</text:span> <text:span text:style-name="T5">“that whoever believes in Him should not perish but[fn] have eternal life.</text:span></text:p>
      <text:list text:style-name="L26">
        <text:list-item>
          <text:p text:style-name="P105">Jesus said belief is necessary to be born again, not the other way around as Calvinists believe.</text:p>
        </text:list-item>
      </text:list>
      <text:h text:style-name="P103" text:outline-level="5" text:is-list-header="true"><text:soft-page-break/>John <text:bookmark-start text:name="__RefHeading___Toc329133_1347044286"/>11:25 (believe first)<text:bookmark-end text:name="__RefHeading___Toc329133_1347044286"/></text:h>
      <text:p text:style-name="P104"><text:span text:style-name="T3">John 11:25<text:line-break/>25.</text:span> <text:span text:style-name="T5">Jesus said to her, “I am the resurrection and the life. He who believes in Me, though he may die, he shall live.</text:span></text:p>
      <text:list text:style-name="L27">
        <text:list-item>
          <text:p text:style-name="P106">Believe – have life.</text:p>
        </text:list-item>
        <text:list-item>
          <text:p text:style-name="P106">Not, born again, then belive, then have life.</text:p>
        </text:list-item>
      </text:list>
      <text:h text:style-name="P107" text:outline-level="5" text:is-list-header="true">John <text:bookmark-start text:name="__RefHeading___Toc329135_1347044286"/>20:31 <text:span text:style-name="T85">(and that believing you may have)</text:span><text:bookmark-end text:name="__RefHeading___Toc329135_1347044286"/></text:h>
      <text:p text:style-name="P108"><text:span text:style-name="T3">John 20:31<text:line-break/>31.</text:span> <text:span text:style-name="T5">but these are written that you may </text:span><text:span text:style-name="T21">believe</text:span><text:span text:style-name="T5"> that Jesus is the Christ, the Son of God, </text:span><text:span text:style-name="T21">and that believing you may have life </text:span><text:span text:style-name="T5">in His name.</text:span></text:p>
      <text:list text:style-name="L28">
        <text:list-item>
          <text:p text:style-name="P109">Which comes first?<text:line-break/>The living, or the believing?</text:p>
        </text:list-item>
        <text:list-item>
          <text:p text:style-name="P110">You first believe, then you are born again and have eternal life.</text:p>
        </text:list-item>
      </text:list>
      <text:h text:style-name="P111" text:outline-level="5" text:is-list-header="true">Acts <text:bookmark-start text:name="__RefHeading___Toc329137_1347044286"/>16:31 (Phillipian Jailer)<text:bookmark-end text:name="__RefHeading___Toc329137_1347044286"/></text:h>
      <text:p text:style-name="P112"><text:span text:style-name="T3">Acts 16:31<text:line-break/>31. </text:span><text:span text:style-name="T5">So they said, “</text:span><text:span text:style-name="T21">Believe</text:span><text:span text:style-name="T5"> on the Lord Jesus Christ, and you will be saved, you and your household.”</text:span></text:p>
      <text:list text:style-name="L29">
        <text:list-item>
          <text:p text:style-name="P113">Believe, then saved.</text:p>
        </text:list-item>
        <text:list-item>
          <text:p text:style-name="P113">Not born again, then believe, then saved.</text:p>
        </text:list-item>
        <text:list-item>
          <text:p text:style-name="P113">Paul didn't say "be born again", then you can believe.</text:p>
        </text:list-item>
      </text:list>
      <text:h text:style-name="P7" text:outline-level="5" text:is-list-header="true">Romans <text:bookmark-start text:name="__RefHeading___Toc329139_1347044286"/>5:2 <text:span text:style-name="T85">(access by faith into this grace)</text:span><text:bookmark-end text:name="__RefHeading___Toc329139_1347044286"/></text:h>
      <text:p text:style-name="P112"><text:span text:style-name="T3">Romans 5:2<text:line-break/>2.</text:span> <text:span text:style-name="T5">through whom also </text:span><text:span text:style-name="T21">we have access by faith into this grace</text:span><text:span text:style-name="T5"> in which we stand, and rejoice in hope of the glory of God.</text:span></text:p>
      <text:list text:style-name="L30">
        <text:list-item>
          <text:p text:style-name="P114">We have access by means of faith in order to get grace, not being born again first.</text:p>
        </text:list-item>
        <text:list-item>
          <text:p text:style-name="P114">The faith must be there before the grace can be obtained.</text:p>
        </text:list-item>
      </text:list>
      <text:h text:style-name="P115" text:outline-level="5" text:is-list-header="true">Romans <text:bookmark-start text:name="__RefHeading___Toc329141_1347044286"/>10:17 (faith comes by hearing)<text:bookmark-end text:name="__RefHeading___Toc329141_1347044286"/></text:h>
      <text:p text:style-name="P116"><text:span text:style-name="T3">Romans 10:17<text:line-break/>17. </text:span><text:span text:style-name="T5">So then </text:span><text:span text:style-name="T21">faith comes by hearing</text:span><text:span text:style-name="T5">, and hearing by the word of God.</text:span></text:p>
      <text:list text:style-name="L31">
        <text:list-item>
          <text:p text:style-name="P117">Not faith comes by being born again.</text:p>
        </text:list-item>
        <text:list-item>
          <text:p text:style-name="P118">No one is going to have faith without hearing the gospel message first.</text:p>
        </text:list-item>
      </text:list>
      <text:h text:style-name="P119" text:outline-level="5" text:is-list-header="true"><text:soft-page-break/>John <text:bookmark-start text:name="__RefHeading___Toc329143_1347044286"/>8:31-32 <text:span text:style-name="T86">(the truth shall make you free)</text:span><text:bookmark-end text:name="__RefHeading___Toc329143_1347044286"/></text:h>
      <text:p text:style-name="P120"><text:span text:style-name="T3">John 8:31-32<text:line-break/>31.</text:span> <text:span text:style-name="T5">Then Jesus said to those Jews who believed Him, “If you abide in My word, you are My disciples indeed.</text:span><text:line-break/><text:span text:style-name="T3">32. </text:span><text:span text:style-name="T5">“And you shall know the truth, and</text:span><text:span text:style-name="T21"> the truth shall make you free</text:span><text:span text:style-name="T5">.”<text:line-break/></text:span><text:span text:style-name="T27">33.</text:span><text:span text:style-name="T5"> They answered Him, “We are Abraham’s descendants, and have never been in bondage to anyone. How can You say, ‘You will be made free’?”</text:span></text:p>
      <text:list text:style-name="L32">
        <text:list-item>
          <text:p text:style-name="P121">The Calvinist says "you are a slave of sin – a slave can't believe".<text:line-break/>But the that Jesus is talking to can.</text:p>
        </text:list-item>
        <text:list-item>
          <text:p text:style-name="P121">Jesus told the Jews they were slaves of sin and that they needed to be set free by Him.</text:p>
        </text:list-item>
        <text:list-item>
          <text:p text:style-name="P121">They are slaves until they are set free.</text:p>
        </text:list-item>
        <text:list-item>
          <text:p text:style-name="P121">Jesus doesn't say they have to be born again before they can want to become free.</text:p>
        </text:list-item>
        <text:list-item>
          <text:p text:style-name="P122">You have to continue in Jesus' words and believe in Him before He can set you free.</text:p>
        </text:list-item>
      </text:list>
      <text:h text:style-name="P123" text:outline-level="5" text:is-list-header="true">Hebrews <text:bookmark-start text:name="__RefHeading___Toc329145_1347044286"/>4:2<text:bookmark-end text:name="__RefHeading___Toc329145_1347044286"/></text:h>
      <text:p text:style-name="P124"><text:span text:style-name="T3">Hebrews 4:2<text:line-break/>2. </text:span><text:span text:style-name="T5">For indeed the gospel was preached to us as well as to </text:span><text:span text:style-name="T21">them</text:span><text:span text:style-name="T5">; but the word which they heard did not profit them,[fn] </text:span><text:span text:style-name="T21">not being mixed with faith</text:span><text:span text:style-name="T5"> in those who heard it.</text:span></text:p>
      <text:list text:style-name="L33">
        <text:list-item>
          <text:p text:style-name="P125">Them</text:p>
          <text:list>
            <text:list-item>
              <text:p text:style-name="P126">Were the unbelieving Israelites who did not end up entering the promised land.</text:p>
            </text:list-item>
          </text:list>
        </text:list-item>
        <text:list-item>
          <text:p text:style-name="P125">not being mixed with faith</text:p>
          <text:list>
            <text:list-item>
              <text:p text:style-name="P127">We aren't told the word did not profit them because they were not elect.</text:p>
            </text:list-item>
            <text:list-item>
              <text:p text:style-name="P127">It was because it was not mixed with faith.</text:p>
            </text:list-item>
          </text:list>
        </text:list-item>
      </text:list>
      <text:h text:style-name="P128" text:outline-level="5" text:is-list-header="true"><text:bookmark-start text:name="__RefHeading___Toc329147_1347044286"/>1 Peter 1:23 (born again through the word of God)<text:bookmark-end text:name="__RefHeading___Toc329147_1347044286"/></text:h>
      <text:p text:style-name="P129"><text:span text:style-name="T3">1 Peter 1:23<text:line-break/>23.</text:span> <text:span text:style-name="T21">having been born again</text:span><text:span text:style-name="T5">, not of corruptible seed but incorruptible, </text:span><text:span text:style-name="T21">through the word of God </text:span><text:span text:style-name="T5">which lives and abides forever,[fn]</text:span></text:p>
      <text:list text:style-name="L34">
        <text:list-item>
          <text:p text:style-name="P130">Hearing the word of God can result in being born again, if there is believing faith.</text:p>
        </text:list-item>
      </text:list>
      <text:h text:style-name="P111" text:outline-level="5" text:is-list-header="true">Galatians <text:bookmark-start text:name="__RefHeading___Toc329149_1347044286"/>3:26 (sons of God through faith)<text:bookmark-end text:name="__RefHeading___Toc329149_1347044286"/></text:h>
      <text:p text:style-name="P112"><text:span text:style-name="T3">Galatians 3:26<text:line-break/>26.</text:span> <text:span text:style-name="T5">For </text:span><text:span text:style-name="T21">you are all sons of God</text:span><text:span text:style-name="T5"> through faith in Christ Jesus.</text:span></text:p>
      <text:list text:style-name="L35">
        <text:list-item>
          <text:p text:style-name="P131">you are all sons of God</text:p>
          <text:list>
            <text:list-item>
              <text:p text:style-name="P132"><text:soft-page-break/>means born again.</text:p>
            </text:list-item>
          </text:list>
        </text:list-item>
        <text:list-item>
          <text:p text:style-name="P133">You are born again(sons of God) through faith, which makes you born again.</text:p>
        </text:list-item>
        <text:list-item>
          <text:p text:style-name="P133">Not born again so you can have faith.</text:p>
        </text:list-item>
      </text:list>
      <text:h text:style-name="P111" text:outline-level="5" text:is-list-header="true">Ephesians <text:bookmark-start text:name="__RefHeading___Toc329151_1347044286"/>1:13 (believed, then sealed)<text:bookmark-end text:name="__RefHeading___Toc329151_1347044286"/></text:h>
      <text:p text:style-name="P112"><text:span text:style-name="T3">Ephesians 1:13<text:line-break/>13.</text:span><text:span text:style-name="T5"> In Him you also </text:span><text:span text:style-name="T21">trusted</text:span><text:span text:style-name="T5">, </text:span><text:span text:style-name="T21">after</text:span><text:span text:style-name="T5"> you </text:span><text:span text:style-name="T21">heard</text:span><text:span text:style-name="T5"> the word of truth, </text:span><text:span text:style-name="T21">the gospel </text:span><text:span text:style-name="T5">of your salvation; in whom </text:span><text:span text:style-name="T21">also, having believed</text:span><text:span text:style-name="T5">, you were </text:span><text:span text:style-name="T21">sealed</text:span><text:span text:style-name="T5"> with the </text:span><text:span text:style-name="T21">Holy Spirit </text:span><text:span text:style-name="T5">of promise,</text:span></text:p>
      <text:list text:style-name="L36">
        <text:list-item>
          <text:p text:style-name="P134">This is consistent with faith/belief comes by hearing, and hearing by the Word of God (Romans 10:17).</text:p>
        </text:list-item>
        <text:list-item>
          <text:p text:style-name="P134">Believed is in the past – then you are born again (get the Holy Spirit)</text:p>
        </text:list-item>
      </text:list>
      <text:h text:style-name="P111" text:outline-level="5" text:is-list-header="true">Ephesians <text:bookmark-start text:name="__RefHeading___Toc329153_1347044286"/>2:8<text:bookmark-end text:name="__RefHeading___Toc329153_1347044286"/></text:h>
      <text:p text:style-name="P112"><text:span text:style-name="T3">Ephesians 2:8<text:line-break/>8. </text:span><text:span text:style-name="T5">For by grace you have been saved </text:span><text:span text:style-name="T21">through faith</text:span><text:span text:style-name="T5">, and that not of yourselves; it is the gift of God,</text:span></text:p>
      <text:list text:style-name="L37">
        <text:list-item>
          <text:p text:style-name="P135">through faith</text:p>
          <text:list>
            <text:list-item>
              <text:p text:style-name="P136">You get grace through faith.</text:p>
            </text:list-item>
            <text:list-item>
              <text:p text:style-name="P136">Not that you get faith from being born again.</text:p>
            </text:list-item>
          </text:list>
        </text:list-item>
      </text:list>
      <text:h text:style-name="P111" text:outline-level="5" text:is-list-header="true">Colossians <text:bookmark-start text:name="__RefHeading___Toc329155_1347044286"/>2:11-13 <text:span text:style-name="T87">(you, being dead in your trespasses)</text:span><text:bookmark-end text:name="__RefHeading___Toc329155_1347044286"/></text:h>
      <text:p text:style-name="P112"><text:span text:style-name="T3">Colossians 2:11-13<text:line-break/>11.</text:span> <text:span text:style-name="T5">In Him you were also circumcised with the circumcision made without hands, by putting off the body of the sins[fn] of the flesh, by the circumcision of Christ,</text:span><text:line-break/><text:span text:style-name="T3">12. </text:span><text:span text:style-name="T21">buried with Him in baptism</text:span><text:span text:style-name="T5">, in which you also were raised with Him </text:span><text:span text:style-name="T21">through faith</text:span><text:span text:style-name="T5"> in the working of God, who raised Him from the dead.<text:line-break/></text:span><text:span text:style-name="T27">13.</text:span><text:span text:style-name="T5"> And </text:span><text:span text:style-name="T21">you, being dead in your trespasses</text:span><text:span text:style-name="T5"> and the uncircumcision of your flesh, He has made alive together with Him, </text:span><text:span text:style-name="T21">having forgiven you</text:span><text:span text:style-name="T5"> all trespasses,</text:span></text:p>
      <text:list text:style-name="L38">
        <text:list-item>
          <text:p text:style-name="P137">So the way you are born again is through faith.</text:p>
        </text:list-item>
        <text:list-item>
          <text:p text:style-name="P137">You <text:s/>had to believe while you were dead so that you could believe and come alive.</text:p>
        </text:list-item>
        <text:list-item>
          <text:p text:style-name="P137"><text:span text:style-name="T21">having forgiven you</text:span><text:span text:style-name="T26"> – </text:span><text:span text:style-name="T88">you are forgiven when you believe.</text:span></text:p>
        </text:list-item>
        <text:list-item>
          <text:p text:style-name="P138"><text:span text:style-name="T88">Y</text:span><text:span text:style-name="T26">ou believed first. Then are made alive second.</text:span></text:p>
        </text:list-item>
      </text:list>
      <text:h text:style-name="P139" text:outline-level="5" text:is-list-header="true"><text:bookmark-start text:name="__RefHeading___Toc329157_1347044286"/><text:soft-page-break/>1 Timothy 1:16 <text:span text:style-name="T89">(for this reason I obtained mercy)</text:span><text:bookmark-end text:name="__RefHeading___Toc329157_1347044286"/></text:h>
      <text:p text:style-name="P140"><text:span text:style-name="T3">1 Timothy 1:16<text:line-break/>16.</text:span><text:span text:style-name="T5"> However, </text:span><text:span text:style-name="T21">for this reason I obtained mercy</text:span><text:span text:style-name="T5">, that in me first Jesus Christ might show all longsuffering, as a pattern to those who are going to </text:span><text:span text:style-name="T21">believe</text:span><text:span text:style-name="T5"> on Him for everlasting life.</text:span></text:p>
      <text:list text:style-name="L39">
        <text:list-item>
          <text:p text:style-name="P141"/>
        </text:list-item>
      </text:list>
      <text:h text:style-name="P7" text:outline-level="5" text:is-list-header="true">Deuteronomy <text:bookmark-start text:name="__RefHeading___Toc329159_1347044286"/>30:11-14,19 <text:span text:style-name="T89">(This commandment is not too hard for you)</text:span><text:bookmark-end text:name="__RefHeading___Toc329159_1347044286"/></text:h>
      <text:p text:style-name="P142"><text:span text:style-name="T3">Deuteronomy 30:11-14,19<text:line-break/>11.</text:span> <text:span text:style-name="T5">“For </text:span><text:span text:style-name="T21">this commandment which I command you today is not too mysterious for you</text:span><text:span text:style-name="T5">, </text:span><text:span text:style-name="T21">nor is it far off</text:span><text:span text:style-name="T5">.</text:span><text:line-break/><text:span text:style-name="T90">(ESV)</text:span><text:line-break/><text:span text:style-name="T3">11.</text:span><text:span text:style-name="T34"> </text:span><text:span text:style-name="T5">“For this commandment that I command you today is </text:span><text:span text:style-name="T21">not too hard</text:span><text:span text:style-name="T5"> for you, neither is it far off.</text:span><text:line-break/><text:span text:style-name="T3">12. </text:span><text:span text:style-name="T5">“It is not in heaven, that you should say, ‘Who will ascend into heaven for us and bring it to us, that we may hear it and do it?’</text:span><text:line-break/><text:span text:style-name="T3">13.</text:span> <text:span text:style-name="T5">“Nor is it beyond the sea, that you should say, ‘Who will go over the sea for us and bring it to us, that we may hear it and do it?’</text:span><text:line-break/><text:span text:style-name="T3">14. </text:span><text:span text:style-name="T5">“But the word is </text:span><text:span text:style-name="T21">very near</text:span><text:span text:style-name="T5"> you, in your mouth and in your heart, that you may do it.</text:span><text:line-break/><text:span text:style-name="T3">19.</text:span> <text:span text:style-name="T5">“I call heaven and earth as witnesses today against you, that I have set before you life and death, blessing and cursing; therefore choose life, that both you and your descendants may live;</text:span></text:p>
      <text:list text:style-name="L40">
        <text:list-item>
          <text:p text:style-name="P143">The better translation of v11 is 'not too hard' instead of 'not too mysterious'. Youngs Literal Translation says "not too wonderful for you".</text:p>
        </text:list-item>
        <text:list-item>
          <text:p text:style-name="P143"><text:span text:style-name="T21">not too hard –</text:span><text:span text:style-name="T26"> </text:span><text:span text:style-name="T91">means "not too difficult for you to obey".<text:line-break/>Nor is it out of reach (</text:span><text:span text:style-name="T21">nor is it far off</text:span><text:span text:style-name="T91">)</text:span><text:span text:style-name="T92">.</text:span></text:p>
        </text:list-item>
        <text:list-item>
          <text:p text:style-name="P144">If they were totally depraved, then it totally would be out of reach for them.</text:p>
        </text:list-item>
        <text:list-item>
          <text:p text:style-name="P144">Moses said the word was near to them.<text:line-break/>They didn't have to go into heaven to get it (which would be impossible for them).<text:line-break/>The task of obedience set before them was doable.<text:line-break/>It was doable.</text:p>
        </text:list-item>
        <text:list-item>
          <text:p text:style-name="P145">They did not have the excuse of the Gentiles in that God didn't reveal Himself directly to them as He did with the Israelites.</text:p>
        </text:list-item>
      </text:list>
      <text:h text:style-name="P146" text:outline-level="4">Proverbs <text:bookmark-start text:name="__RefHeading___Toc329161_1347044286"/>1:28-30<text:bookmark-end text:name="__RefHeading___Toc329161_1347044286"/></text:h>
      <text:p text:style-name="P147"><text:span text:style-name="T3">Proverbs 1:28-30<text:line-break/>28. </text:span><text:span text:style-name="T5">Then they will call upon me, but I will not answer;<text:line-break/>they will seek me diligently but will not find me.</text:span><text:line-break/><text:span text:style-name="T3">29. </text:span><text:span text:style-name="T5">Because they hated knowledge<text:line-break/></text:span><text:span text:style-name="T93">and did not choose the fear of the LORD,</text:span><text:span text:style-name="T94"><text:line-break/></text:span><text:soft-page-break/><text:span text:style-name="T3">30. </text:span><text:span text:style-name="T5">would have none of my counsel<text:line-break/>and despised all my reproof,</text:span></text:p>
      <text:list text:style-name="L41">
        <text:list-item>
          <text:p text:style-name="P148">Wisdom is personified as the words that God speaks.</text:p>
        </text:list-item>
        <text:list-item>
          <text:p text:style-name="P148">These are people who God will ignore because it was too late.<text:line-break/>They did not call God while He was near.<text:line-break/>They are too far gone, and under God's judgment, like Pharaoh.</text:p>
        </text:list-item>
        <text:list-item>
          <text:p text:style-name="P148">Though these people are definitely not the 'elect' in any sense according to Calvinism, they are said to be dilligently seeking God – but it's too late for them.<text:line-break/>Yet Calvinism holds that you can't seek God if you aren't born again.<text:line-break/>These guys are seeking God but are not born again.</text:p>
        </text:list-item>
      </text:list>
      <text:h text:style-name="P102" text:outline-level="4"><text:bookmark-start text:name="__RefHeading___Toc329163_1347044286"/>Parable of the Sower<text:bookmark-end text:name="__RefHeading___Toc329163_1347044286"/></text:h>
      <text:h text:style-name="P7" text:outline-level="5" text:is-list-header="true">Luke <text:bookmark-start text:name="__RefHeading___Toc329165_1347044286"/>8:15 <text:span text:style-name="T2">(dead people can have good hearts?)</text:span><text:bookmark-end text:name="__RefHeading___Toc329165_1347044286"/></text:h>
      <text:p text:style-name="P149"><text:span text:style-name="T3">Luke 8:15<text:line-break/>15.</text:span> <text:span text:style-name="T5">“But the ones that fell on the good ground are those who, having </text:span><text:span text:style-name="T21">heard the word with a noble and good heart</text:span><text:span text:style-name="T5">, keep it and bear fruit with patience.</text:span></text:p>
      <text:list text:style-name="L42">
        <text:list-item>
          <text:p text:style-name="P150">Did the unregenerate person heard the gospel of Jesus with a noble and good heart before having been born again, as a pre-requisite of being born again?<text:line-break/>Seems like it.</text:p>
        </text:list-item>
        <text:list-item>
          <text:p text:style-name="P151">Are there people with good and honest hearts?<text:line-break/>I thought there was total depravity...<text:line-break/>Does the Bible really teach total depravity?</text:p>
        </text:list-item>
        <text:list-item>
          <text:p text:style-name="P152">Here Jesus does give us the impression that there is something about people which determine whether they will or will not accept the gospel of Christ.</text:p>
        </text:list-item>
      </text:list>
      <text:h text:style-name="P102" text:outline-level="4"><text:bookmark-start text:name="__RefHeading___Toc329167_1347044286"/>1 Corinthians 2:14 <text:span text:style-name="T95">(natural man cannot receive spiritual things)</text:span><text:bookmark-end text:name="__RefHeading___Toc329167_1347044286"/></text:h>
      <text:p text:style-name="P153"><text:span text:style-name="T3">1 Corinthians 2:14<text:line-break/>14.</text:span> <text:span text:style-name="T5">But </text:span><text:span text:style-name="T21">the natural man does not receive the things of the Spirit of God</text:span><text:span text:style-name="T5">, for they are foolishness to him; nor can he know them, because they are spiritually discerned.</text:span></text:p>
      <text:list text:style-name="L43">
        <text:list-item>
          <text:p text:style-name="P154">The Old Testament Jews without the Holy Spirit couldn't understand spiritual things, so God told them things they could understand, such as a kingdom and a king.</text:p>
          <text:list>
            <text:list-item>
              <text:p text:style-name="P155">Along these lines, Jesus told the Jews that John the Baptist was Elijah to come, if t hey could receive it, which they didn't, because they were not spiritually discerned.</text:p>
            </text:list-item>
            <text:list-item>
              <text:p text:style-name="P156">The calvinist woudl say the Gospel is of the <text:span text:style-name="T96">Spirit of God</text:span>.<text:line-break/>But what is the context?<text:line-break/><text:soft-page-break/>Paul begins the chapter saying that he had to give them the basics because they needed milk. They were spiritually immature. They couldn't take solid food.</text:p>
            </text:list-item>
            <text:list-item>
              <text:p text:style-name="P156">In contrast, Paul said he speaks the wisdom of God to more mature Christians – the deep things of God. Those are the things the natural man cannot receive.<text:line-break/>So the immature Christians were saved,<text:line-break/>but immature Christians could not receive the deep things of the Spirit of God.</text:p>
            </text:list-item>
            <text:list-item>
              <text:p text:style-name="P156">In both cases, Paul was talking about Christians.</text:p>
            </text:list-item>
            <text:list-item>
              <text:p text:style-name="P157">Paul wasn't talking about receiving the gospel, but the deep things of God.</text:p>
            </text:list-item>
          </text:list>
        </text:list-item>
      </text:list>
      <text:h text:style-name="P158" text:outline-level="4">Acts <text:bookmark-start text:name="__RefHeading___Toc329169_1347044286"/>16:14 (God opened Lydia's heart)<text:bookmark-end text:name="__RefHeading___Toc329169_1347044286"/></text:h>
      <text:p text:style-name="P159"><text:span text:style-name="T3">Acts 16:14<text:line-break/>14. </text:span><text:span text:style-name="T5">Now a certain woman named Lydia heard us. She was a seller of purple from the city of Thyatira, who worshiped God. </text:span><text:span text:style-name="T21">The Lord opened her heart to heed the things spoken by Paul</text:span><text:span text:style-name="T5">.</text:span></text:p>
      <text:list text:style-name="L44">
        <text:list-item>
          <text:p text:style-name="P160">The Lord opened her heart to heed the things spoken by Paul</text:p>
          <text:list>
            <text:list-item>
              <text:p text:style-name="P161">Lydia was a worshiper of God.<text:line-break/>She was one of the faithful remnant of Israel.</text:p>
            </text:list-item>
            <text:list-item>
              <text:p text:style-name="P161">She was not totally depraved. The Calvinist totally depraved person does not seek God.<text:line-break/>She was, apparently. She worshiped God.</text:p>
            </text:list-item>
          </text:list>
        </text:list-item>
      </text:list>
      <text:h text:style-name="P162" text:outline-level="4"><text:bookmark-start text:name="__RefHeading___Toc329171_1347044286"/>1 John 5:1 (whoever believes, is born of God)<text:bookmark-end text:name="__RefHeading___Toc329171_1347044286"/></text:h>
      <text:p text:style-name="P163"><text:span text:style-name="T3">1 John 5:1<text:line-break/>1.</text:span> <text:span text:style-name="T21">Whoever believes that Jesus is the Christ is born of God</text:span><text:span text:style-name="T5">, and everyone who loves Him who begot also loves him who is begotten of Him.</text:span></text:p>
      <text:list text:style-name="L45">
        <text:list-item>
          <text:p text:style-name="P164">Calvinists use this verse to say that those who belive are born again first.</text:p>
        </text:list-item>
        <text:list-item>
          <text:p text:style-name="P164">The non-Calvinist affirms that those who believes in Jesus is born of God, except that faith preceeds being born again – the opposite of what Calvinists believe.</text:p>
        </text:list-item>
        <text:list-item>
          <text:p text:style-name="P164">But John is giving 4 main ways/tests someone can know if he is in Christ and truly saved.</text:p>
          <text:list>
            <text:list-item>
              <text:p text:style-name="P164">Do you believe in Christ?</text:p>
            </text:list-item>
            <text:list-item>
              <text:p text:style-name="P164">Do you follow God and His laws?</text:p>
            </text:list-item>
            <text:list-item>
              <text:p text:style-name="P164">Do you love the brethren?</text:p>
            </text:list-item>
            <text:list-item>
              <text:p text:style-name="P164">Do you have the Holy Spirit?</text:p>
            </text:list-item>
            <text:list-item>
              <text:p text:style-name="P164">This was just one of those verses. If you have Christ, you are therefore born of God.</text:p>
            </text:list-item>
          </text:list>
        </text:list-item>
      </text:list>
      <text:h text:style-name="P165" text:outline-level="4"><text:soft-page-break/>Romans <text:bookmark-start text:name="__RefHeading___Toc329173_1347044286"/>3:10-13 <text:span text:style-name="T97">(none righteous, no one seeks)</text:span><text:bookmark-end text:name="__RefHeading___Toc329173_1347044286"/></text:h>
      <text:p text:style-name="P166"><text:span text:style-name="T3">Romans 3:10-13<text:line-break/>10.</text:span> <text:span text:style-name="T5">As it is written:<text:line-break/>“</text:span><text:span text:style-name="T21">There is none righteous, no, not one</text:span><text:span text:style-name="T5">;</text:span><text:line-break/><text:span text:style-name="T3">11.</text:span> <text:span text:style-name="T5">There is none who understands;<text:line-break/></text:span><text:span text:style-name="T21">There is none who seeks after God</text:span><text:span text:style-name="T5">.</text:span><text:line-break/><text:span text:style-name="T3">12.</text:span> <text:span text:style-name="T5">They have all turned aside;<text:line-break/>They have together become unprofitable;<text:line-break/></text:span><text:span text:style-name="T21">There is none who does good, no, not one</text:span><text:span text:style-name="T5">.”[fn]</text:span><text:line-break/><text:span text:style-name="T3">13.</text:span> <text:span text:style-name="T5">“Their throat is an open tomb;<text:line-break/>With their tongues they have practiced deceit”;[fn]<text:line-break/>“The poison of asps is under their lips”;[fn]</text:span></text:p>
      <text:list text:style-name="L46">
        <text:list-item>
          <text:p text:style-name="P167">This is quoted from Psalm 14:1-3 and repeated in Psalm 53:1-3.</text:p>
          <text:list>
            <text:list-item>
              <text:p text:style-name="P167">Sins of speech are listed in both psalms.</text:p>
            </text:list-item>
          </text:list>
        </text:list-item>
        <text:list-item>
          <text:p text:style-name="P168">There is none righteous, no, not one</text:p>
          <text:list>
            <text:list-item>
              <text:p text:style-name="P169">Not on our own.<text:line-break/>David was righteous before God because he had the faith of Abraham.</text:p>
            </text:list-item>
          </text:list>
        </text:list-item>
        <text:list-item>
          <text:p text:style-name="P168">There is none who seeks after God</text:p>
          <text:list>
            <text:list-item>
              <text:p text:style-name="P169">This seems to agree with the Calvinist doctrine of Total Depravity at first glance.<text:line-break/>But it doesn't say there is no one who can seek after God.<text:line-break/>After all, David did.</text:p>
            </text:list-item>
          </text:list>
        </text:list-item>
        <text:list-item>
          <text:p text:style-name="P168">There is none who does good, no, not one</text:p>
          <text:list>
            <text:list-item>
              <text:p text:style-name="P170"/>
            </text:list-item>
          </text:list>
        </text:list-item>
      </text:list>
      <text:h text:style-name="P171" text:outline-level="4">Psalm <text:bookmark-start text:name="__RefHeading___Toc329175_1347044286"/>143:2 <text:span text:style-name="T98">(no one living is righteous)</text:span><text:bookmark-end text:name="__RefHeading___Toc329175_1347044286"/></text:h>
      <text:p text:style-name="P172">Psalm 143:2<text:line-break/><text:span text:style-name="T3">2.</text:span> <text:span text:style-name="T5">Do not enter into judgment with Your servant, For </text:span><text:span text:style-name="T21">in Your sight no one living is righteous</text:span><text:span text:style-name="T5">.</text:span></text:p>
      <text:list text:style-name="L47">
        <text:list-item>
          <text:p text:style-name="P173">in Your sight no one living is righteous</text:p>
          <text:list>
            <text:list-item>
              <text:p text:style-name="P174">There is some hyperbole used here since obviously, David would have been deemed righteous by God because David had the saving faith of Abraham in God.</text:p>
            </text:list-item>
            <text:list-item>
              <text:p text:style-name="P174">Anyone who is guilty before God and does not have the faith of Abraham is not deemed righteous by God.</text:p>
            </text:list-item>
            <text:list-item>
              <text:p text:style-name="P174">This verse does not have any weight in affirming belief in the Calvinistic Total Depravity doctrine. It does not say anything about man being unable to have faith in God without God making him born again first.</text:p>
            </text:list-item>
          </text:list>
        </text:list-item>
      </text:list>
      <text:h text:style-name="P102" text:outline-level="4"><text:soft-page-break/>Jeremiah <text:bookmark-start text:name="__RefHeading___Toc329177_1347044286"/>1<text:span text:style-name="T99">7</text:span>:9 <text:span text:style-name="T99">(Heart Deceitfully wicked)</text:span><text:bookmark-end text:name="__RefHeading___Toc329177_1347044286"/></text:h>
      <text:p text:style-name="P175"><text:span text:style-name="T3">Jeremiah 17:9<text:line-break/>9.</text:span> <text:span text:style-name="T5">“The heart is deceitful above all things,<text:line-break/>And desperately wicked;<text:line-break/>Who can know it?</text:span></text:p>
      <text:list text:style-name="L48">
        <text:list-item>
          <text:p text:style-name="P176">But <text:span text:style-name="T29">who</text:span> is the verse talking about?</text:p>
          <text:list>
            <text:list-item>
              <text:p text:style-name="P177"><text:span text:style-name="T100">Jeremiah was describing </text:span><text:span text:style-name="T101">the people of Judah</text:span><text:span text:style-name="T102"> right before the Babylonian exile.<text:line-break/></text:span><text:span text:style-name="T103">This was a prophetic denunciation of his generation at that time.<text:line-break/>This can be true of a lot of people, but is not applicable to all people </text:span><text:span text:style-name="T104">necessarily.</text:span></text:p>
            </text:list-item>
          </text:list>
        </text:list-item>
        <text:list-item>
          <text:p text:style-name="P178">If this passage has no hyperbole at all, then we should conclude that the heart is so deceitful "above all things", that humans are incapable of adhering to any truth statement, including Christianity. But we do have those whom do become Christians. Do Christians have hearts that are so self-deceived that Christians have reason to doubt that anything in the scriptures are true?</text:p>
        </text:list-item>
        <text:list-item>
          <text:p text:style-name="P178">The Calvinist view of this verse is is therefore a self-defeating interpretation that undermines Christianity. There is a failure to view the context of the passage and see that Jeremiah <text:span text:style-name="T105">is certainly using hyperbole with "all". Surely, none of us live as if our desires (our hearts) deceive us on every thought we have. Surely the Christian believes God is good.<text:line-break/>Is that deception? See the problem?<text:line-break/>This description applies to lots of people, but not to Christians. They have been given a new heart.</text:span></text:p>
        </text:list-item>
        <text:list-item>
          <text:p text:style-name="P179">Wicked and desperately wicked: is Jeremiah saying all people of all times are desperately wicked? Jeremiah is speaking of the men of Judah here. Maybe he is or isn't applying that description to all people at all times. Why must we assume it is for all if the context does not demand it? </text:p>
        </text:list-item>
        <text:list-item>
          <text:p text:style-name="P179">In this passage, we see the Calvinist attempt to apply a local principle globally, which is a pattern we will often see a lot more of.</text:p>
        </text:list-item>
      </text:list>
      <text:h text:style-name="P102" text:outline-level="4">Jeremiah <text:bookmark-start text:name="__RefHeading___Toc329179_1347044286"/>13:23 (Can a leopard change it spots?)<text:bookmark-end text:name="__RefHeading___Toc329179_1347044286"/></text:h>
      <text:p text:style-name="P180"><text:span text:style-name="T3">Jeremiah 13:23<text:line-break/>23.</text:span> <text:span text:style-name="T5">Can the Ethiopian change his skin or the leopard its spots?<text:line-break/></text:span><text:span text:style-name="T21">Then may you also do good who are accustomed to do evil</text:span><text:span text:style-name="T5">.</text:span></text:p>
      <text:list text:style-name="L49">
        <text:list-item>
          <text:p text:style-name="P181">The only reason these folks could not do good is because they were accustomed to doing evil.</text:p>
          <text:list>
            <text:list-item>
              <text:p text:style-name="P182">This is a condition they presumably picked up after being born.<text:line-break/>They became this way.<text:line-break/>They conditioned themselves to that way.<text:line-break/><text:soft-page-break/>Not that they were relegated to a Total Depravity state since birth.<text:line-break/>The people of Judah were said to be so stuck in their ways so that they would not change.</text:p>
            </text:list-item>
          </text:list>
        </text:list-item>
        <text:list-item>
          <text:p text:style-name="P181">So are there people accustomed to doing good?<text:line-break/>Where is the Total Depravity doctrine here? Doesn't seem to be there.</text:p>
        </text:list-item>
      </text:list>
      <text:h text:style-name="P102" text:outline-level="4">Romans <text:bookmark-start text:name="__RefHeading___Toc329181_1347044286"/>1:<text:span text:style-name="T106">18</text:span> (Total Depravity of man proof text)<text:bookmark-end text:name="__RefHeading___Toc329181_1347044286"/></text:h>
      <text:list text:style-name="L50">
        <text:list-item>
          <text:p text:style-name="P183">What verse says this chapter is talking about all people?</text:p>
          <text:list>
            <text:list-item>
              <text:p text:style-name="P184"><text:span text:style-name="T107">Romans 1:18<text:line-break/>18.</text:span><text:span text:style-name="T108"> </text:span><text:span text:style-name="T109">For </text:span><text:span text:style-name="T110">the wrath of God is revealed from heaven against all </text:span><text:span text:style-name="T109">ungodliness and unrighteousness of men, </text:span><text:span text:style-name="T110">who suppress the truth in unrighteousness</text:span><text:span text:style-name="T109">,</text:span></text:p>
              <text:list>
                <text:list-item>
                  <text:p text:style-name="P184"><text:span text:style-name="T108">It didn't say all, but </text:span><text:span text:style-name="T110">all</text:span><text:span text:style-name="T108"> </text:span><text:span text:style-name="T111">who</text:span><text:span text:style-name="T110"> suppress the truth</text:span><text:span text:style-name="T108">.</text:span></text:p>
                </text:list-item>
                <text:list-item>
                  <text:p text:style-name="P183">Have all people done this?</text:p>
                </text:list-item>
                <text:list-item>
                  <text:p text:style-name="P183">Do all sinners suppress the truth?<text:line-break/>Those who become Christians seem to not suppress the truth.</text:p>
                </text:list-item>
                <text:list-item>
                  <text:p text:style-name="P183">But God is angry with those who do suppress the truth.</text:p>
                </text:list-item>
                <text:list-item>
                  <text:p text:style-name="P183">Some of these people are homosexuals.<text:line-break/>The rest of the passage shows these people and their society going from bad to worse.<text:line-break/>There are unbelievers who do not fix this description.</text:p>
                </text:list-item>
              </text:list>
            </text:list-item>
          </text:list>
        </text:list-item>
      </text:list>
      <text:h text:style-name="P185" text:outline-level="4">Romans <text:bookmark-start text:name="__RefHeading___Toc329183_1347044286"/>1:28 <text:span text:style-name="T98">(gave them over)</text:span><text:bookmark-end text:name="__RefHeading___Toc329183_1347044286"/></text:h>
      <text:p text:style-name="P186"><text:span text:style-name="T3">Romans 1:28</text:span><text:line-break/><text:span text:style-name="T3">27.</text:span> <text:span text:style-name="T5">and in the same way also the males abandoned the natural function of the female and burned in their desire toward one another, males with males committing indecent acts and receiving in their own persons the due penalty of their error.<text:line-break/></text:span><text:span text:style-name="T3">28. </text:span><text:span text:style-name="T5">And just as they did not see fit to acknowledge God, </text:span><text:span text:style-name="T21">God gave them over to an unfit mind, to do those things which are not proper</text:span><text:span text:style-name="T5">,</text:span></text:p>
      <text:list text:style-name="L51">
        <text:list-item>
          <text:p text:style-name="P187">It seems God's punishment for evil is to let people go their own way, without Him.</text:p>
        </text:list-item>
        <text:list-item>
          <text:p text:style-name="P187">People do things to get like that.</text:p>
        </text:list-item>
        <text:list-item>
          <text:p text:style-name="P187">With that said, this passage does not proove the Calvinistic doctrine of Total Depravity, meaning that no one can have faith in God without God making him born again first, preceeding faith.</text:p>
        </text:list-item>
      </text:list>
      <text:h text:style-name="P188" text:outline-level="4">Romans <text:bookmark-start text:name="__RefHeading___Toc329185_1347044286"/>7:18 (in me nothing good dwells)<text:bookmark-end text:name="__RefHeading___Toc329185_1347044286"/></text:h>
      <text:p text:style-name="P189"><text:span text:style-name="T3">Romans 7:18<text:line-break/>18.</text:span> <text:span text:style-name="T5">For I know that </text:span><text:span text:style-name="T21">in me (that is, in my flesh) nothing good dwells</text:span><text:span text:style-name="T5">; for to will is present with me, but how to perform what is good I do not find.</text:span></text:p>
      <text:list text:style-name="L52">
        <text:list-item>
          <text:p text:style-name="P190"><text:soft-page-break/>in me ... nothing good dwells</text:p>
          <text:list>
            <text:list-item>
              <text:p text:style-name="P191">This sounds like 'total depravity', right?</text:p>
            </text:list-item>
          </text:list>
        </text:list-item>
        <text:list-item>
          <text:p text:style-name="P192">for to will is present with me</text:p>
          <text:list>
            <text:list-item>
              <text:p text:style-name="P191">Paul says he has the will to do good before he says he has trouble figuring out how to perform the good.</text:p>
            </text:list-item>
            <text:list-item>
              <text:p text:style-name="P191">Paul said he has nothing good in him when he is acting according to the flesh, but that he wills to do good.<text:line-break/>Calvinism holds that an unbeliever cannot want to do good.<text:line-break/>Paul is saying that even in the flesh, he still desires to do good.<text:line-break/>It's just hard to do.</text:p>
            </text:list-item>
          </text:list>
        </text:list-item>
      </text:list>
      <text:h text:style-name="P102" text:outline-level="4"><text:bookmark-start text:name="__RefHeading___Toc329187_1347044286"/><text:span text:style-name="T112">Who seeks</text:span> God?<text:bookmark-end text:name="__RefHeading___Toc329187_1347044286"/></text:h>
      <text:h text:style-name="P193" text:outline-level="5" text:is-list-header="true"><text:bookmark-start text:name="__RefHeading___Toc329189_1347044286"/>2 Chronicles 15:2,<text:span text:style-name="T113">4,15</text:span> (If you seek Him, He will be found)<text:bookmark-end text:name="__RefHeading___Toc329189_1347044286"/></text:h>
      <text:p text:style-name="P194"><text:span text:style-name="T3">2 Chronicles 15:2,</text:span><text:span text:style-name="T114">4,15</text:span><text:span text:style-name="T3"><text:line-break/>2. </text:span><text:span text:style-name="T5">And he went out to meet Asa, and said to him: “Hear me, Asa, and all Judah and Benjamin. The LORD is with you while you are with Him. </text:span><text:span text:style-name="T21">If you seek Him, He will be found by you</text:span><text:span text:style-name="T5">; but if you forsake Him, He will forsake you.<text:line-break/></text:span><text:span text:style-name="T115">4. </text:span><text:span text:style-name="T116">“but when in their trouble </text:span><text:span text:style-name="T117">they turned to the LORD God of Israel, and sought Him</text:span><text:span text:style-name="T116">, He was found by them.<text:line-break/></text:span><text:span text:style-name="T115">15.</text:span><text:span text:style-name="T116"> And </text:span><text:span text:style-name="T117">all Judah </text:span><text:span text:style-name="T116">rejoiced at the oath, for they had sworn with all their heart and </text:span><text:span text:style-name="T117">sought Him</text:span><text:span text:style-name="T116"> with all their soul; and </text:span><text:span text:style-name="T117">He was found by them</text:span><text:span text:style-name="T116">, and the LORD gave them rest all around.</text:span></text:p>
      <text:list text:style-name="L53">
        <text:list-item>
          <text:p text:style-name="P195"/>
        </text:list-item>
      </text:list>
      <text:h text:style-name="P196" text:outline-level="5" text:is-list-header="true"><text:bookmark-start text:name="__RefHeading___Toc329191_1347044286"/>2 Chronicles 19:3 (Someone prepared his heart to seek God)<text:bookmark-end text:name="__RefHeading___Toc329191_1347044286"/></text:h>
      <text:p text:style-name="P197"><text:span text:style-name="T3">2 Chronicles 19:3<text:line-break/>3. </text:span><text:span text:style-name="T5">“Nevertheless good things are found in you, in that you have removed the wooden images from the land, and </text:span><text:span text:style-name="T21">have prepared your heart to seek God</text:span><text:span text:style-name="T5">.”</text:span></text:p>
      <text:list text:style-name="L54">
        <text:list-item>
          <text:p text:style-name="P198">God, speaking to an individual, tells him that he has prepared his heart to seek God.<text:line-break/>It doesn't say God prepared his heart.</text:p>
        </text:list-item>
      </text:list>
      <text:h text:style-name="P199" text:outline-level="5" text:is-list-header="true"><text:bookmark-start text:name="__RefHeading___Toc329193_1347044286"/>2 Chronicles 34:3<text:bookmark-end text:name="__RefHeading___Toc329193_1347044286"/></text:h>
      <text:p text:style-name="P200"><text:span text:style-name="T3">2 Chronicles 34:4<text:line-break/>4. </text:span><text:span text:style-name="T5">For in the eighth year of his reign, while he was still young, </text:span><text:span text:style-name="T21">he began to seek</text:span><text:span text:style-name="T5"> the </text:span><text:span text:style-name="T21">God</text:span><text:span text:style-name="T5"> of his father David; and in the twelfth year he began to purge Judah and Jerusalem of the high places, the wooden images, the carved images, and the molded images.</text:span></text:p>
      <text:h text:style-name="P199" text:outline-level="5" text:is-list-header="true"><text:soft-page-break/>Psalm <text:bookmark-start text:name="__RefHeading___Toc329195_1347044286"/>34:4<text:bookmark-end text:name="__RefHeading___Toc329195_1347044286"/></text:h>
      <text:p text:style-name="P200"><text:span text:style-name="T3">Psalm 34:4<text:line-break/>4.</text:span> <text:span text:style-name="T21">I sought the LORD</text:span><text:span text:style-name="T5">, and He heard me,<text:line-break/>And delivered me from all my fears.</text:span></text:p>
      <text:list text:style-name="L55">
        <text:list-item>
          <text:p text:style-name="P201">With all these verses, the Calvinist will say only the "regenerate" who have been born again seek God. None of these passage seem aware of that.</text:p>
        </text:list-item>
      </text:list>
      <text:h text:style-name="P202" text:outline-level="5" text:is-list-header="true">Acts <text:bookmark-start text:name="__RefHeading___Toc329197_1347044286"/>17:11-12 (Bereans were more fair-minded than)<text:bookmark-end text:name="__RefHeading___Toc329197_1347044286"/></text:h>
      <text:p text:style-name="P203"><text:span text:style-name="T3">Acts 17:11-12<text:line-break/>11.</text:span> <text:span text:style-name="T5">These </text:span><text:span text:style-name="T21">were more fair-minded than those in Thessalonica</text:span><text:span text:style-name="T5">, in that they received the word with all readiness, and searched the Scriptures daily to find out whether these things were so.</text:span><text:line-break/><text:span text:style-name="T3">12.</text:span> <text:span text:style-name="T21">Therefore many of them believed</text:span><text:span text:style-name="T5">, and also not a few of the Greeks, prominent women as well as men.</text:span></text:p>
      <text:list text:style-name="L56">
        <text:list-item>
          <text:p text:style-name="P204">This is spoken of the Bereans.</text:p>
        </text:list-item>
        <text:list-item>
          <text:p text:style-name="P204">They weren't saved before they believed.</text:p>
        </text:list-item>
        <text:list-item>
          <text:p text:style-name="P204">But what led to their believing? Searching the scriptures.<text:line-break/><text:span text:style-name="T3">Romans 10:17</text:span> – faith comes by hearing, and hearing by the word of God.</text:p>
        </text:list-item>
        <text:list-item>
          <text:p text:style-name="P204">Sounds like they were seeking God.<text:line-break/>Why were they seeking God more than those in Thessalonica?<text:line-break/>The beforeans were apparently <text:span text:style-name="T21">were more fair-minded than those in Thessalonica</text:span>.</text:p>
        </text:list-item>
        <text:list-item>
          <text:p text:style-name="P204">The Calvinist says you cannot say there was something better in you than someone else that made you accept the gospel over others.<text:line-break/>Luke/Paul seems to have no problem saying that here.</text:p>
        </text:list-item>
      </text:list>
      <text:h text:style-name="P202" text:outline-level="5" text:is-list-header="true">Acts <text:bookmark-start text:name="__RefHeading___Toc329199_1347044286"/>10:1-4 (Cornelius)<text:bookmark-end text:name="__RefHeading___Toc329199_1347044286"/></text:h>
      <text:p text:style-name="P203"><text:span text:style-name="T3">Acts 10:1-4</text:span><text:line-break/><text:span text:style-name="T3">1.</text:span> <text:span text:style-name="T5">There was a certain man in Caesarea called Cornelius, a centurion of what was called the Italian Regiment,</text:span><text:line-break/><text:span text:style-name="T3">2.</text:span> <text:span text:style-name="T21">a devout man</text:span><text:span text:style-name="T5"> and one who feared God with all his household, who gave alms generously to the people, and prayed to God always.</text:span><text:line-break/><text:span text:style-name="T3">3.</text:span> <text:span text:style-name="T5">About the ninth hour of the day he saw clearly in a vision an angel of God coming in and saying to him, “Cornelius!”</text:span><text:line-break/><text:span text:style-name="T3">4. </text:span><text:span text:style-name="T5">And when he observed him, he was afraid, and said, “What is it, lord?” So he said to him, “</text:span><text:span text:style-name="T21">Your prayers and your alms have come up for a memorial before God</text:span><text:span text:style-name="T5">.</text:span></text:p>
      <text:list text:style-name="L57">
        <text:list-item>
          <text:p text:style-name="P205">a devout man</text:p>
          <text:list>
            <text:list-item>
              <text:p text:style-name="P206">Who did not know about Jesus and was not regenerated(born again) yet.</text:p>
            </text:list-item>
          </text:list>
        </text:list-item>
        <text:list-item>
          <text:p text:style-name="P205"><text:soft-page-break/>Your prayers and your alms have come up for a memorial before God</text:p>
          <text:list>
            <text:list-item>
              <text:p text:style-name="P206">Calvinists hold that the unbeliever can do nothing to please God at all.<text:line-break/>God seems pretty pleased with Cornelius – He sends Cornelius the gospel so that he can become a Christian.</text:p>
            </text:list-item>
            <text:list-item>
              <text:p text:style-name="P206">We have an unbeliever who was seeking God. He prayed to God always.</text:p>
            </text:list-item>
          </text:list>
        </text:list-item>
      </text:list>
      <text:h text:style-name="P193" text:outline-level="5" text:is-list-header="true">Jeremiah <text:bookmark-start text:name="__RefHeading___Toc329201_1347044286"/>29:13 (you will seek me and find me)<text:bookmark-end text:name="__RefHeading___Toc329201_1347044286"/></text:h>
      <text:p text:style-name="P194"><text:span text:style-name="T3">Jeremiah 29:13<text:line-break/>13.</text:span> <text:span text:style-name="T5">And </text:span><text:span text:style-name="T21">you will seek Me and find Me</text:span><text:span text:style-name="T5">, when you search for Me with all your heart.</text:span></text:p>
      <text:list text:style-name="L58">
        <text:list-item>
          <text:p text:style-name="P207">It does not way "after you have been born again" or if you are the elect.</text:p>
        </text:list-item>
      </text:list>
      <text:h text:style-name="P208" text:outline-level="5" text:is-list-header="true">Hebrews <text:bookmark-start text:name="__RefHeading___Toc329203_1347044286"/>11:6 (God rewards those who seek Him)<text:bookmark-end text:name="__RefHeading___Toc329203_1347044286"/></text:h>
      <text:p text:style-name="P209"><text:span text:style-name="T3">Hebrews 11:6<text:line-break/>6.</text:span> <text:span text:style-name="T5">But without faith it is impossible to please Him, for he who comes to God must believe that He is, and that </text:span><text:span text:style-name="T21">He is a rewarder of those who diligently seek Him</text:span><text:span text:style-name="T5">.</text:span></text:p>
      <text:list text:style-name="L59">
        <text:list-item>
          <text:p text:style-name="P210"/>
        </text:list-item>
      </text:list>
      <text:h text:style-name="P211" text:outline-level="5" text:is-list-header="true">Isaiah <text:bookmark-start text:name="__RefHeading___Toc329205_1347044286"/>55:6 <text:span text:style-name="T118">(Seek God while He may be found)</text:span><text:bookmark-end text:name="__RefHeading___Toc329205_1347044286"/></text:h>
      <text:p text:style-name="P212"><text:span text:style-name="T3">Isaiah 55:6<text:line-break/>6. </text:span><text:span text:style-name="T5">Seek the LORD while He may be found,</text:span></text:p>
      <text:p text:style-name="P213">Call upon Him while He is near.</text:p>
      <text:list text:style-name="L60">
        <text:list-item>
          <text:p text:style-name="P214">Isaiah is telling folks that they should seek God while they can.<text:line-break/>Hearts can get hardened as time progresses.</text:p>
        </text:list-item>
        <text:list-item>
          <text:p text:style-name="P215">In the Calvinistic view of election, there is not a limited time window for the elect to be saved. It's going to happen. The elect won't run out of time to get saved.<text:line-break/>This passage seems to militate against that idea.</text:p>
        </text:list-item>
      </text:list>
      <text:h text:style-name="P216" text:outline-level="5" text:is-list-header="true"><text:bookmark-start text:name="__RefHeading___Toc329207_1347044286"/>2 Chronicles 11:16 <text:span text:style-name="T118">(they set their hearts to keep after God)</text:span><text:bookmark-end text:name="__RefHeading___Toc329207_1347044286"/></text:h>
      <text:p text:style-name="P217"><text:span text:style-name="T3">2 Chronicles 11:16<text:line-break/>16</text:span>. <text:span text:style-name="T5">And after the Levites left,[fn] those from all the tribes of Israel, such as </text:span><text:span text:style-name="T21">set their heart to seek the LORD God of Israel</text:span><text:span text:style-name="T5">, came to Jerusalem to sacrifice to the LORD God of their fathers.</text:span></text:p>
      <text:list text:style-name="L61">
        <text:list-item>
          <text:p text:style-name="P218">They set their hearts. Not God doing it for them.</text:p>
        </text:list-item>
      </text:list>
      <text:h text:style-name="P219" text:outline-level="5" text:is-list-header="true"><text:bookmark-start text:name="__RefHeading___Toc329209_1347044286"/><text:soft-page-break/>2 Chronicles 12:14 (he did not prepare his heart to seek God)<text:bookmark-end text:name="__RefHeading___Toc329209_1347044286"/></text:h>
      <text:p text:style-name="P220"><text:span text:style-name="T3">2 Chronicles 12:14<text:line-break/>14.</text:span><text:span text:style-name="T5"> And he did evil, because he did not prepare his heart to seek the LORD.</text:span></text:p>
      <text:list text:style-name="L62">
        <text:list-item>
          <text:p text:style-name="P221">It doesn't say because God did not prepare his heart.<text:line-break/>It was Rehoboam's choice not to.</text:p>
        </text:list-item>
      </text:list>
      <text:h text:style-name="P219" text:outline-level="5" text:is-list-header="true"><text:bookmark-start text:name="__RefHeading___Toc329211_1347044286"/>2 Chronicles 15:12 (they seeked God)<text:bookmark-end text:name="__RefHeading___Toc329211_1347044286"/></text:h>
      <text:p text:style-name="P220"><text:span text:style-name="T3">2 Chronicles 15:12<text:line-break/>12.</text:span> <text:span text:style-name="T5">Then </text:span><text:span text:style-name="T21">they entered into a covenant to seek the LORD</text:span><text:span text:style-name="T5"> God of their fathers with all their heart and with all their soul;</text:span></text:p>
      <text:h text:style-name="P7" text:outline-level="5" text:is-list-header="true"><text:bookmark-start text:name="__RefHeading___Toc329213_1347044286"/>2 Chronicles 20:3 <text:span text:style-name="T118">(set himself to seek the LORD)</text:span><text:bookmark-end text:name="__RefHeading___Toc329213_1347044286"/></text:h>
      <text:p text:style-name="P220"><text:span text:style-name="T3">2 Chronicles 20:3<text:line-break/>3.</text:span><text:span text:style-name="T34"> </text:span><text:span text:style-name="T5">And Jehoshaphat feared, and set himself to seek the LORD, and proclaimed a fast throughout all Judah.</text:span></text:p>
      <text:h text:style-name="P7" text:outline-level="5" text:is-list-header="true">Hosea <text:bookmark-start text:name="__RefHeading___Toc329215_1347044286"/>10:12 <text:span text:style-name="T118">(seek God, then he rains righteousness on you)</text:span><text:bookmark-end text:name="__RefHeading___Toc329215_1347044286"/></text:h>
      <text:p text:style-name="P220"><text:span text:style-name="T3">Hosea 10:12<text:line-break/>12.</text:span><text:span text:style-name="T34"> </text:span><text:span text:style-name="T5">Sow for yourselves righteousness;<text:line-break/>Reap in mercy;<text:line-break/></text:span><text:span text:style-name="T21">Break up your fallow ground</text:span><text:span text:style-name="T5">,<text:line-break/>For it is time to seek the LORD,<text:line-break/>Till He comes and rains righteousness on you.</text:span></text:p>
      <text:list text:style-name="L63">
        <text:list-item>
          <text:p text:style-name="P222">Break up your fallow ground </text:p>
          <text:list>
            <text:list-item>
              <text:p text:style-name="P223">People can, and are told to seek God.</text:p>
            </text:list-item>
            <text:list-item>
              <text:p text:style-name="P223">None of these passages mention that the people were regenerate or not regenerated (born again).</text:p>
            </text:list-item>
          </text:list>
        </text:list-item>
      </text:list>
      <text:h text:style-name="P7" text:outline-level="5" text:is-list-header="true">Romans <text:bookmark-start text:name="__RefHeading___Toc329217_1347044286"/>3:9-13 <text:span text:style-name="T112">(None seeks after God)</text:span><text:bookmark-end text:name="__RefHeading___Toc329217_1347044286"/></text:h>
      <text:p text:style-name="P224"><text:span text:style-name="T3">Romans 3:9-13<text:line-break/>9.</text:span> <text:span text:style-name="T5">What then? Are we better than they? Not at all. For we have previously charged both Jews and Greeks that they are all under sin.</text:span><text:line-break/><text:span text:style-name="T3">10.</text:span> <text:span text:style-name="T5">As it is written:<text:line-break/>“There is none righteous, no, not one;</text:span><text:line-break/><text:span text:style-name="T3">11. </text:span><text:span text:style-name="T5">There is none who understands;<text:line-break/>There is none who seeks after God.</text:span><text:line-break/><text:span text:style-name="T3">12. </text:span><text:span text:style-name="T5">They have all turned aside;<text:line-break/></text:span><text:soft-page-break/><text:span text:style-name="T5">They have together become unprofitable;<text:line-break/>There is none who does good, no, not one.”[fn]</text:span><text:line-break/><text:span text:style-name="T3">13. </text:span><text:span text:style-name="T5">“Their throat is an open tomb;<text:line-break/>With their tongues they have practiced deceit”;[fn]<text:line-break/>“The poison of asps is under their lips”;[fn]</text:span></text:p>
      <text:list text:style-name="L64">
        <text:list-item>
          <text:p text:style-name="P225"><text:span text:style-name="T21">There is none who seeks after God</text:span><text:span text:style-name="T5">.</text:span></text:p>
          <text:list>
            <text:list-item>
              <text:p text:style-name="P226">Of course those in the unregenerate state do not.<text:line-break/>But those who are regenerated do.</text:p>
            </text:list-item>
            <text:list-item>
              <text:p text:style-name="P227"><text:span text:style-name="T119">J</text:span><text:span text:style-name="T27">ohn MacArthur Commentary: </text:span><text:span text:style-name="T26"><text:line-break/>"</text:span><text:span text:style-name="T120">“No man seeks after God.” <text:s/>The reason you’re saved is not because you sought God but because God – what? - sought you. <text:s/>And you never responded to seek until God sought you first and moved your heart toward him.</text:span><text:span text:style-name="T26">"</text:span></text:p>
            </text:list-item>
          </text:list>
        </text:list-item>
        <text:list-item>
          <text:p text:style-name="P228">Is Romans an occasional epistle, or a gospel presentation/tract for the entire Church?</text:p>
          <text:list>
            <text:list-item>
              <text:p text:style-name="P229">Paul is talking about the hostility between Jews and Gentiles in much of Romans.</text:p>
            </text:list-item>
            <text:list-item>
              <text:p text:style-name="P229">There was an occasion/incidents that Paul wanted to address.</text:p>
            </text:list-item>
            <text:list-item>
              <text:p text:style-name="P229">Paul is continually telling Jews in Gentiles in Romans to get along.</text:p>
            </text:list-item>
            <text:list-item>
              <text:p text:style-name="P229">Romans 1-4 is primarily talking about the Jews, although much of it does happen to apply to sinful man in general.<text:line-break/>Gentiles didn't have the law, so that aspect didn't fit 1st century Gentiles.</text:p>
            </text:list-item>
            <text:list-item>
              <text:p text:style-name="P230">The Jews thought they were better because God chose them and revealed Himself to them first.<text:line-break/>Romans asks 'what advantage' does the Jew have over the Gentile.</text:p>
            </text:list-item>
            <text:list-item>
              <text:p text:style-name="P231">Paul said Jews had advantages over the Gentiles, but didn't turn out any better than Gentiles.<text:line-break/>Paul then proceeds to quote the prophets to affirm his point: <text:line-break/><text:span text:style-name="T121">Romans 3:9-13</text:span></text:p>
              <text:list>
                <text:list-item>
                  <text:p text:style-name="P232">So Paul was saying that of the ancient Jews who were not better than the Gentiles.<text:line-break/>It was evidence of what he was talking about earlier.<text:line-break/>The Jews were not better than the Gentiles – and that was the evidence.</text:p>
                </text:list-item>
                <text:list-item>
                  <text:p text:style-name="P233">Chapter 2 mentions the doers of the law, not the hearers are the law are doing the right things.<text:line-break/>Having the law(being a Jew) does not make you a better person.</text:p>
                </text:list-item>
                <text:list-item>
                  <text:p text:style-name="P234">Paul even made the point that the Gentiles are a law to themselves, in that they could live out many principles of the Law, even without having been given it.</text:p>
                </text:list-item>
              </text:list>
            </text:list-item>
          </text:list>
        </text:list-item>
        <text:list-item>
          <text:p text:style-name="P235">No one seeks God? They <text:span text:style-name="T29">went</text:span> aside and <text:span text:style-name="T29">became</text:span> unprofitable.</text:p>
          <text:list>
            <text:list-item>
              <text:p text:style-name="P235"><text:soft-page-break/>This isn't the way they were born, but the way they became.</text:p>
            </text:list-item>
            <text:list-item>
              <text:p text:style-name="P235">Did they go aside and become unprofitable before they were born?</text:p>
            </text:list-item>
            <text:list-item>
              <text:p text:style-name="P236">Keep reading what Paul quoted – these are decisions people make.</text:p>
            </text:list-item>
          </text:list>
        </text:list-item>
        <text:list-item>
          <text:p text:style-name="P236">There is none that seeks after God?</text:p>
          <text:list>
            <text:list-item>
              <text:p text:style-name="P236">The Calvinist then says no unregenerate person seeks after God.</text:p>
            </text:list-item>
            <text:list-item>
              <text:p text:style-name="P236">But didn't David seek after God?</text:p>
            </text:list-item>
            <text:list-item>
              <text:p text:style-name="P236">Paul quoted Psalm 14:3 with the "none who does good" quote.<text:line-break/>The verse after that, <text:line-break/><text:span text:style-name="T3">Psalm 14:4<text:line-break/>4.</text:span> <text:span text:style-name="T5">Have all the workers of iniquity no knowledge,<text:line-break/>Who eat up my people as they eat bread,<text:line-break/>And do not call on the LORD?</text:span></text:p>
              <text:list>
                <text:list-item>
                  <text:p text:style-name="P236">Has David saying people are eating people like bread.<text:line-break/>Obvious hyperbole....<text:line-break/>So David saying none seek after God is probably also hyperbole.<text:line-break/>There are people who seek after God, just not many at the time he was writing that Psalm. Those around him must have been really evil at that time.</text:p>
                </text:list-item>
                <text:list-item>
                  <text:p text:style-name="P237">The very next verse after that, <text:line-break/><text:span text:style-name="T3">Psam 14:5<text:line-break/>5.</text:span> <text:span text:style-name="T5">There they are in great fear,<text:line-break/>For </text:span><text:span text:style-name="T21">God is with the generation of the righteous</text:span><text:span text:style-name="T5">.</text:span></text:p>
                  <text:list>
                    <text:list-item>
                      <text:p text:style-name="P237">Says there is a generation of the righteous.<text:line-break/>But I thought there was not one who seeked after God?<text:line-break/>Obvious hyperbole.</text:p>
                    </text:list-item>
                    <text:list-item>
                      <text:p text:style-name="P238">David mentions no elect and unelect people.</text:p>
                    </text:list-item>
                    <text:list-item>
                      <text:p text:style-name="P239">David was saying most of the people in his society at the time were following God and using hyperbolic language to say it.</text:p>
                    </text:list-item>
                  </text:list>
                </text:list-item>
              </text:list>
            </text:list-item>
          </text:list>
        </text:list-item>
        <text:list-item>
          <text:p text:style-name="P228">Romans 3 seems to summarize how sinful unregenerate man is.</text:p>
        </text:list-item>
      </text:list>
      <text:h text:style-name="P102" text:outline-level="4"><text:bookmark-start text:name="__RefHeading___Toc329219_1347044286"/>Why God hardens if total depravity true?<text:bookmark-end text:name="__RefHeading___Toc329219_1347044286"/></text:h>
      <text:p text:style-name="P240">If Total Depravity is true, then God does not need to harden anyone since they would never come to Him in faith anyway.<text:line-break/>This makes nonsense out God hardening hearts for folks who won't accept Him anyway.</text:p>
      <text:h text:style-name="P7" text:outline-level="5" text:is-list-header="true"><text:soft-page-break/>John <text:bookmark-start text:name="__RefHeading___Toc329221_1347044286"/>12:40<text:bookmark-end text:name="__RefHeading___Toc329221_1347044286"/></text:h>
      <text:p text:style-name="P240"><text:span text:style-name="T3">John 12:40<text:line-break/>40.</text:span> <text:span text:style-name="T5">“He has blinded their eyes and hardened their hearts,<text:line-break/>Lest they should see with their eyes,<text:line-break/>Lest they should understand with their hearts and turn,<text:line-break/>So that I should heal them.”[fn]</text:span></text:p>
      <text:list text:style-name="L65">
        <text:list-item>
          <text:p text:style-name="P241">These people were under God's judgment just as Pharaoh.<text:line-break/>Paul says this in Romans 11.</text:p>
        </text:list-item>
        <text:list-item>
          <text:p text:style-name="P241">Jesus was saying that political Israel was under God's judicial judgment and in a majority-way to be destroyed in the AD 70 judgment. That generation went through a judgment process, beginning with hardening the apostate Jews.</text:p>
        </text:list-item>
        <text:list-item>
          <text:p text:style-name="P241">If Calvinism's total depravity doctrine is true, all God has to do is nothing and they would still not be regenerated and saved. It makes God look like He is doing overkill.</text:p>
        </text:list-item>
      </text:list>
      <text:h text:style-name="P102" text:outline-level="4">Romans <text:bookmark-start text:name="__RefHeading___Toc329223_1347044286"/>8:7-8 <text:span text:style-name="T122">(the carnal mind is enmity)</text:span><text:bookmark-end text:name="__RefHeading___Toc329223_1347044286"/></text:h>
      <text:p text:style-name="P11"><text:span text:style-name="T123">Romans 8:7-8<text:line-break/>7.</text:span><text:span text:style-name="T124"> </text:span><text:span text:style-name="T125">Because </text:span><text:span text:style-name="T126">the carnal mind </text:span><text:span text:style-name="T125">is enmity against God; for it is not subject to the law of God, nor indeed can be.</text:span><text:span text:style-name="T124"><text:line-break/></text:span><text:span text:style-name="T123">8.</text:span><text:span text:style-name="T125"> So then, </text:span><text:span text:style-name="T126">those who are in the flesh cannot please God</text:span><text:span text:style-name="T125">.</text:span></text:p>
      <text:list text:style-name="L66">
        <text:list-item>
          <text:p text:style-name="P242">those who are in the flesh cannot please God</text:p>
          <text:list>
            <text:list-item>
              <text:p text:style-name="P243">On its own, this is a good proof-text for Calvinist 'total depravity'.</text:p>
            </text:list-item>
            <text:list-item>
              <text:p text:style-name="P244"><text:span text:style-name="T127">God has called all to live a holy and righteous life that you cannot do unless you are a Christian. <text:line-break/></text:span><text:span text:style-name="T128">Paul is saying that non-Christians cannot live the Christian life.<text:line-break/>That doesn't mean the non-Christian can't be saved without God making them born again first.</text:span></text:p>
            </text:list-item>
            <text:list-item>
              <text:p text:style-name="P245">John elsewhere says those who are born of God can't sin.</text:p>
            </text:list-item>
            <text:list-item>
              <text:p text:style-name="P245">So someone in the flesh can't please God?<text:line-break/>He can at least please God once from the flesh when He gets saved.<text:line-break/>Peter told Cornelius the things he was doing was pleasing to God, which one could possibly say had something to do with the faith Cornelius had in God, even though Cornelius wasn't saved yet.</text:p>
            </text:list-item>
            <text:list-item>
              <text:p text:style-name="P246">Those who are born of God can't practice a life of sin.</text:p>
            </text:list-item>
            <text:list-item>
              <text:p text:style-name="P246">So as those who are in the flesh can't consistently please God, so are those who are Christians can't consistently practice a life of sin and still be a Christian.</text:p>
            </text:list-item>
            <text:list-item>
              <text:p text:style-name="P244"><text:soft-page-break/><text:span text:style-name="T122">Paul was talking about pleasing God as a lifestyle, which he could not consistently do if living in the flesh.</text:span><text:line-break/></text:p>
            </text:list-item>
          </text:list>
        </text:list-item>
      </text:list>
      <text:h text:style-name="P102" text:outline-level="4">Ephesians <text:bookmark-start text:name="__RefHeading___Toc329225_1347044286"/>4:<text:span text:style-name="T129">4-6 </text:span><text:span text:style-name="T130">(don't walk like the Gentiles)</text:span><text:bookmark-end text:name="__RefHeading___Toc329225_1347044286"/></text:h>
      <text:p text:style-name="P247"><text:span text:style-name="T3">Ephesians 4:4-6<text:line-break/>4.</text:span> <text:span text:style-name="T5">This I say, therefore, and testify in the Lord, that you should no longer walk </text:span><text:span text:style-name="T21">as the rest of[fn] the Gentiles</text:span><text:span text:style-name="T5"> walk, in the futility of their mind,<text:line-break/></text:span><text:span text:style-name="T27">5. </text:span><text:span text:style-name="T5">having their understanding darkened, being alienated from the life of God, because of the ignorance that is in them, because of the blindness of their heart;<text:line-break/></text:span><text:span text:style-name="T27">6.</text:span><text:span text:style-name="T5"> who, being past feeling, </text:span><text:span text:style-name="T21">have given themselves over to</text:span><text:span text:style-name="T5"> lewdness, to work all uncleanness with greediness.</text:span></text:p>
      <text:list text:style-name="L67">
        <text:list-item>
          <text:p text:style-name="P248">as the rest of[fn] the Gentiles</text:p>
          <text:list>
            <text:list-item>
              <text:p text:style-name="P249">In the early Church, Gentiles were not immediately the majority of what composed the Church body. So by default, Gentiles were ungodly.<text:line-break/>Here, "Gentiles" are cited as those who are unsaved.</text:p>
            </text:list-item>
            <text:list-item>
              <text:p text:style-name="P249">God is describing the Pagan Gentiles, but not the condition they were born in.</text:p>
              <text:list>
                <text:list-item>
                  <text:p text:style-name="P249">They <text:span text:style-name="T21">have given themselves over to</text:span>, which is something you decide to do after you are born, not right when you are born. This is a decision.</text:p>
                </text:list-item>
              </text:list>
            </text:list-item>
          </text:list>
        </text:list-item>
      </text:list>
      <text:h text:style-name="P250" text:outline-level="4">John <text:bookmark-start text:name="__RefHeading___Toc329227_1347044286"/>8:44 (your father the devil)<text:bookmark-end text:name="__RefHeading___Toc329227_1347044286"/></text:h>
      <text:p text:style-name="P251"><text:span text:style-name="T3">John 8:44<text:line-break/>44. </text:span><text:span text:style-name="T5">“You are of your father the devil, and the desires of your father you want to do. </text:span><text:span text:style-name="T21">He was a murderer from the beginning</text:span><text:span text:style-name="T5">, and does not stand in the truth, because there is no truth in him. When he speaks a lie, he speaks from his own resources, for he is a liar and the father of it.</text:span></text:p>
      <text:list text:style-name="L68">
        <text:list-item>
          <text:p text:style-name="P252">Is the unbeliever by default a child of the devil?<text:line-break/>Since babies are not guilty before God until they reach the age of accountability, is it the case that they start off as children of God, who have their own guardian angel (per Hebrews), but that changes once they reject the truth in unrighteousness?</text:p>
        </text:list-item>
        <text:list-item>
          <text:p text:style-name="P253">He was a murderer from the beginning</text:p>
          <text:list>
            <text:list-item>
              <text:p text:style-name="P254">Jesus told this to individuals who wanted to murder Him.<text:line-break/>People of whom the devil is said to be their father are those who murder.<text:line-break/>Is it possible non-murder-thinking, unregenerate people are children of satan too?<text:line-break/>Sure, but it is not clear from the Bible that it is so.</text:p>
              <text:list>
                <text:list-item>
                  <text:p text:style-name="P255">Not every unbeliever are people who are ones who think murderous thoughts of others as with Jesus.</text:p>
                </text:list-item>
                <text:list-item>
                  <text:p text:style-name="P256"><text:soft-page-break/><text:span text:style-name="T3">1 John 3:12<text:line-break/>12.</text:span> <text:span text:style-name="T5">not as Cain who was of the wicked one and murdered his brother. And why did he murder him? Because his works were evil and his brother’s righteous.</text:span></text:p>
                  <text:list>
                    <text:list-item>
                      <text:p text:style-name="P256">Cain was said to be of the devil. <text:line-break/>What is the quality which made it so?<text:line-break/>Murder. Not birth.</text:p>
                    </text:list-item>
                  </text:list>
                </text:list-item>
                <text:list-item>
                  <text:p text:style-name="P257"><text:span text:style-name="T3">Acts 13:10<text:line-break/>10.</text:span> <text:span text:style-name="T5">and said, “O full of all deceit and all fraud, you son of the devil, you enemy of all righteousness, will you not cease perverting the straight ways of the Lord?</text:span></text:p>
                  <text:list>
                    <text:list-item>
                      <text:p text:style-name="P257">Here we see someone who is lying (being deceitful) – he is ascribed to be a son of the devil.</text:p>
                    </text:list-item>
                    <text:list-item>
                      <text:p text:style-name="P257">Was this sorcerer dude that Paul rebuked born like that, or did he become that way at some point in life?</text:p>
                    </text:list-item>
                  </text:list>
                </text:list-item>
              </text:list>
            </text:list-item>
            <text:list-item>
              <text:p text:style-name="P254">The common view is that you are either a child of the devil or a child of God.</text:p>
            </text:list-item>
            <text:list-item>
              <text:p text:style-name="P254">And in Romans 9, there are those God hardens and those who He does not, where there is no middle ground – though that is not what the passage says.<text:line-break/>Paul did not say all who are not Christians are hardened by God.<text:line-break/>Not "all".</text:p>
            </text:list-item>
            <text:list-item>
              <text:p text:style-name="P254">Paul, in Acts 17:22-31 said "for we too are his offspring", speaking of God.<text:line-break/>Not in a salvific sense, but from our origins – God made us.<text:line-break/>Satan did not make us.</text:p>
            </text:list-item>
          </text:list>
        </text:list-item>
      </text:list>
      <text:h text:style-name="P102" text:outline-level="4">Ephesians <text:bookmark-start text:name="__RefHeading___Toc329229_1347044286"/>2:8-10 <text:span text:style-name="T98">(saved through faith)</text:span><text:bookmark-end text:name="__RefHeading___Toc329229_1347044286"/></text:h>
      <text:p text:style-name="P258"><text:span text:style-name="T3">8.</text:span> <text:span text:style-name="T5">For </text:span><text:span text:style-name="T21">by grace you have been saved through faith</text:span><text:span text:style-name="T5">, </text:span><text:span text:style-name="T21">and this not of yourselves</text:span><text:span text:style-name="T5">, [it is] the gift of God;<text:line-break/></text:span><text:span text:style-name="T131">(NKJV) For by grace you have been </text:span><text:span text:style-name="T132">saved</text:span><text:span text:style-name="T131"> through </text:span><text:span text:style-name="T132">faith</text:span><text:span text:style-name="T131">, and </text:span><text:span text:style-name="T132">that</text:span><text:span text:style-name="T131"> not of yourselves; it is the gift of God,</text:span><text:span text:style-name="T5"><text:line-break/></text:span><text:span text:style-name="T3">9.</text:span> <text:span text:style-name="T5">not of works, so that no one may boast.<text:line-break/></text:span><text:span text:style-name="T3">10.</text:span> <text:span text:style-name="T5">For we are His workmanship, created in Christ Jesus for good works, which God prepared beforehand so that we would walk in them.</text:span></text:p>
      <text:list text:style-name="L69">
        <text:list-item>
          <text:p text:style-name="P259"><text:span text:style-name="T21">by grace you have been saved through faith –</text:span> <text:span text:style-name="T133">is a person saved first</text:span><text:span text:style-name="T134">(grace)</text:span><text:span text:style-name="T133"> then believes or believes and then has faith?</text:span></text:p>
          <text:list>
            <text:list-item>
              <text:p text:style-name="P260">The <text:span text:style-name="T134">chronological order suggests that you must have the grace of God in your life before you can have faith.</text:span></text:p>
            </text:list-item>
            <text:list-item>
              <text:p text:style-name="P261">It's possible that Paul could be saying we must have faith first, then we get God's grace.<text:line-break/>That is what Paul says in Romans 5:2...</text:p>
            </text:list-item>
          </text:list>
        </text:list-item>
        <text:list-item>
          <text:p text:style-name="P259"><text:soft-page-break/><text:span text:style-name="T21">and this not of yourselves –</text:span> <text:span text:style-name="T135">of course we are not saved ourselves, the </text:span><text:span text:style-name="T136">non-Calvinist</text:span><text:span text:style-name="T135"> would agree to. But the Calvanist pushes this to mean that God has to do something in our lives first before we can possibly have faith to begin with.<text:line-break/></text:span><text:span text:style-name="T136">Calvinism holds you must be born again before you can have faith.</text:span></text:p>
          <text:list>
            <text:list-item>
              <text:p text:style-name="P262">The Calvanist believes that you cannot choose to have faith. God has to give you the ability to have faith.</text:p>
            </text:list-item>
            <text:list-item>
              <text:p text:style-name="P263">How could God hold anyone guilty for <text:span text:style-name="T136">God</text:span> not giving them the gift they needed to have faith if that is how it works?</text:p>
            </text:list-item>
            <text:list-item>
              <text:p text:style-name="P264">Paul is not saying faith is a gift of God here.<text:line-break/>The word "faith"(Greek: pistus) is a feminine noun.<text:line-break/>The word "that" is not feminine <text:span text:style-name="T8">(it is gender neutral)</text:span>.</text:p>
              <text:list>
                <text:list-item>
                  <text:p text:style-name="P265">So when Paul says "that" is the gift of God. What is?<text:line-break/>That is why we look at the gender of the nouns.</text:p>
                </text:list-item>
                <text:list-item>
                  <text:p text:style-name="P266">It is the salvation that is a gift of God.<text:line-break/>Our works do not give us the salvation.</text:p>
                </text:list-item>
                <text:list-item>
                  <text:p text:style-name="P267">Faith is the means, not the cause of salvation.</text:p>
                </text:list-item>
                <text:list-item>
                  <text:p text:style-name="P268">There is no one who believe<text:span text:style-name="T8">s</text:span> faith is a result of works.<text:line-break/>Some believe salvation is a result of works.<text:line-break/>But here Paul is saying that salvation is the gift that you can't earn, even with works.</text:p>
                </text:list-item>
              </text:list>
            </text:list-item>
            <text:list-item>
              <text:p text:style-name="P260"><text:span text:style-name="T3">Romans 5:2<text:line-break/>2. </text:span><text:span text:style-name="T5">Through him we have also obtained access by faith[fn] </text:span><text:span text:style-name="T21">into this grace</text:span><text:span text:style-name="T5"> in which we stand, and we[fn] rejoice[fn] in hope of the glory of God.</text:span></text:p>
              <text:list>
                <text:list-item>
                  <text:p text:style-name="P261">In this verse, we come <text:span text:style-name="T137">into this grace</text:span> because of faith.<text:line-break/>Where <text:span text:style-name="T29">faith</text:span> comes <text:span text:style-name="T29">first</text:span>, <text:span text:style-name="T29">then</text:span> we get God's grace.</text:p>
                </text:list-item>
                <text:list-item>
                  <text:p text:style-name="P261">Faith is like the pipe that water(grace) comes.</text:p>
                  <text:list>
                    <text:list-item>
                      <text:p text:style-name="P261">Getting grace first would like getting the water before the pipe is there.</text:p>
                    </text:list-item>
                  </text:list>
                </text:list-item>
              </text:list>
            </text:list-item>
          </text:list>
        </text:list-item>
      </text:list>
      <text:h text:style-name="P102" text:outline-level="4"><text:bookmark-start text:name="__RefHeading___Toc329231_1347044286"/>Unbelievers God didn't deem Totally Depraved<text:bookmark-end text:name="__RefHeading___Toc329231_1347044286"/></text:h>
      <text:h text:style-name="P7" text:outline-level="5" text:is-list-header="true"><text:bookmark-start text:name="__RefHeading___Toc329233_1347044286"/>Cornelius<text:bookmark-end text:name="__RefHeading___Toc329233_1347044286"/></text:h>
      <text:h text:style-name="P7" text:outline-level="5" text:is-list-header="true"><text:bookmark-start text:name="__RefHeading___Toc329235_1347044286"/>Original Righteousness<text:bookmark-end text:name="__RefHeading___Toc329235_1347044286"/></text:h>
      <text:list text:style-name="L70">
        <text:list-item>
          <text:p text:style-name="P269">Calvinism is quick to try and proove Total Depravity, but do not consider Original Righteousness, in that humanity is made in God's image, and have thinking faculties, that even in an unregenerate state, humans can reason that there is truth in morality, and hold to concepts as justice and objective(non-opinion) truth.</text:p>
        </text:list-item>
        <text:list-item>
          <text:p text:style-name="P269"><text:soft-page-break/></text:p>
        </text:list-item>
      </text:list>
      <text:h text:style-name="P270" text:outline-level="4"><text:bookmark-start text:name="__RefHeading___Toc329237_1347044286"/>Challenges to Total Depravity<text:bookmark-end text:name="__RefHeading___Toc329237_134704428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ac38d" officeooo:paragraph-rsid="001fff8c" style:font-weight-asian="bold" style:font-weight-complex="bold"/>
    </style:style>
    <style:style style:name="MT1" style:family="text">
      <style:text-properties officeooo:rsid="001fff8c"/>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blical Reasons to Dismiss <text:span text:style-name="MT1">the</text:span> Doctrine<text:span text:style-name="MT1"> of Total Depravity</text:span></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1T05:31:50.142051700</meta:creation-date>
    <dc:date>2025-08-21T05:42:47.917074600</dc:date>
    <meta:editing-duration>PT5M7S</meta:editing-duration>
    <meta:editing-cycles>1</meta:editing-cycles>
    <meta:document-statistic meta:table-count="0" meta:image-count="0" meta:object-count="0" meta:page-count="32" meta:paragraph-count="472" meta:word-count="10298" meta:character-count="54879" meta:non-whitespace-character-count="45291"/>
    <meta:generator>LibreOffice/25.2.5.2$Windows_X86_64 LibreOffice_project/03d19516eb2e1dd5d4ccd751a0d6f35f35e08022</meta:generator>
  </office:meta>
</office:document-meta>
</file>